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png" manifest:full-path="Pictures/10000000000000200000002000309F1C.png"/>
  <manifest:file-entry manifest:media-type="" manifest:full-path="Pictures/2000005B00001089000005CAD9B0186C.svm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Front_20_background">
      <style:graphic-properties draw:textarea-horizontal-align="justify" draw:textarea-vertical-align="middle" draw:auto-grow-height="false"/>
    </style:style>
    <style:style style:name="gr2" style:family="graphic" style:parent-style-name="Literal">
      <style:graphic-properties draw:textarea-horizontal-align="center" draw:textarea-vertical-align="middle" draw:auto-grow-height="true" draw:auto-grow-width="false" fo:min-height="3.399cm" fo:min-width="0cm"/>
    </style:style>
    <style:style style:name="gr3" style:family="graphic" style:parent-style-name="Stroke_20_count">
      <style:graphic-properties draw:textarea-horizontal-align="center" draw:textarea-vertical-align="middle" draw:auto-grow-height="true" draw:auto-grow-width="false" fo:min-height="0.788cm" fo:min-width="0cm"/>
    </style:style>
    <style:style style:name="gr4" style:family="graphic" style:parent-style-name="Grade">
      <style:graphic-properties draw:textarea-horizontal-align="center" draw:textarea-vertical-align="middle" draw:auto-grow-height="true" draw:auto-grow-width="false" fo:min-height="0.788cm" fo:min-width="0cm"/>
    </style:style>
    <style:style style:name="gr5" style:family="graphic" style:parent-style-name="Back_20_background">
      <style:graphic-properties draw:textarea-horizontal-align="justify" draw:textarea-vertical-align="middle" draw:auto-grow-height="false"/>
    </style:style>
    <style:style style:name="gr6" style:family="graphic" style:parent-style-name="English">
      <style:graphic-properties fo:min-height="0.945cm" fo:min-width="9.206cm"/>
    </style:style>
    <style:style style:name="gr7" style:family="graphic" style:parent-style-name="Meaning">
      <style:graphic-properties fo:min-height="0.709cm" fo:min-width="9.206cm"/>
    </style:style>
    <style:style style:name="gr8" style:family="graphic" style:parent-style-name="Onyomi">
      <style:graphic-properties fo:min-height="0.71cm" fo:min-width="9.206cm"/>
    </style:style>
    <style:style style:name="gr9" style:family="graphic" style:parent-style-name="Example">
      <style:graphic-properties fo:min-height="0.899cm" fo:min-width="9.206cm"/>
    </style:style>
    <style:style style:name="gr10" style:family="graphic" style:parent-style-name="Kunyomi">
      <style:graphic-properties fo:min-height="0.709cm" fo:min-width="9.206cm"/>
    </style:style>
    <style:style style:name="gr11" style:family="graphic" style:parent-style-name="Meaning">
      <style:graphic-properties fo:min-height="0.709cm" fo:min-width="9.206cm"/>
    </style:style>
    <style:style style:name="gr12" style:family="graphic" style:parent-style-name="Kunyomi">
      <style:graphic-properties fo:min-height="0.709cm" fo:min-width="9.206cm"/>
    </style:style>
    <style:style style:name="gr13" style:family="graphic" style:parent-style-name="Literal">
      <style:graphic-properties draw:textarea-horizontal-align="center" draw:textarea-vertical-align="middle" draw:auto-grow-height="true" draw:auto-grow-width="false" fo:min-height="3.399cm" fo:min-width="0cm"/>
    </style:style>
    <style:style style:name="gr14" style:family="graphic" style:parent-style-name="Stroke_20_count">
      <style:graphic-properties draw:textarea-horizontal-align="center" draw:textarea-vertical-align="middle" draw:auto-grow-height="true" draw:auto-grow-width="false" fo:min-height="0.788cm" fo:min-width="0cm"/>
    </style:style>
    <style:style style:name="gr15" style:family="graphic" style:parent-style-name="Grade">
      <style:graphic-properties draw:textarea-horizontal-align="center" draw:textarea-vertical-align="middle" draw:auto-grow-height="true" draw:auto-grow-width="false" fo:min-height="0.788cm" fo:min-width="0cm"/>
    </style:style>
    <style:style style:name="gr16" style:family="graphic" style:parent-style-name="English">
      <style:graphic-properties fo:min-height="0.945cm" fo:min-width="9.206cm"/>
    </style:style>
    <style:style style:name="gr17" style:family="graphic" style:parent-style-name="Onyomi">
      <style:graphic-properties fo:min-height="0.71cm" fo:min-width="9.206cm"/>
    </style:style>
    <style:style style:name="gr18" style:family="graphic" style:parent-style-name="Example">
      <style:graphic-properties fo:min-height="0.899cm" fo:min-width="9.206cm"/>
    </style:style>
    <style:style style:name="gr1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>
      <style:graphic-properties draw:stroke="none" svg:stroke-color="#000000" draw:fill="none" draw:fill-color="#ffffff" fo:min-height="11.478cm"/>
    </style:style>
    <style:style style:name="P1" style:family="paragraph">
      <style:paragraph-properties fo:text-align="center"/>
    </style:style>
    <style:style style:name="P2" style:family="paragraph">
      <style:paragraph-properties fo:line-height="100%" fo:text-align="center"/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style:font-size-asian="10pt" style:font-size-complex="12pt"/>
    </style:style>
    <style:style style:name="T3" style:family="text"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Front" draw:style-name="dp1" draw:master-page-name="Default">
        <draw:g>
          <svg:title>front3</svg:title>
          <draw:custom-shape draw:style-name="gr1" draw:text-style-name="P1" draw:layer="layout" svg:width="9.795cm" svg:height="4.338cm" svg:x="1cm" svg:y="5.33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5.762cm">
            <draw:text-box>
              <text:p>飲</text:p>
            </draw:text-box>
            <svg:title>literal</svg:title>
          </draw:frame>
          <draw:frame draw:style-name="gr3" draw:layer="layout" svg:width="1.189cm" svg:height="0.788cm" svg:x="8.865cm" svg:y="8.366cm">
            <draw:text-box>
              <text:p>12</text:p>
            </draw:text-box>
            <svg:title>stroke_count</svg:title>
          </draw:frame>
          <draw:frame draw:style-name="gr4" draw:layer="layout" svg:width="1.282cm" svg:height="0.788cm" svg:x="1.38cm" svg:y="8.366cm">
            <draw:text-box>
              <text:p>N5</text:p>
            </draw:text-box>
            <svg:title>level</svg:title>
          </draw:frame>
        </draw:g>
        <draw:g>
          <svg:title>front4</svg:title>
          <draw:custom-shape draw:style-name="gr1" draw:text-style-name="P1" draw:layer="layout" svg:width="9.795cm" svg:height="4.338cm" svg:x="10.795cm" svg:y="5.33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5.762cm">
            <draw:text-box>
              <text:p>右</text:p>
            </draw:text-box>
            <svg:title>literal</svg:title>
          </draw:frame>
          <draw:frame draw:style-name="gr3" draw:layer="layout" svg:width="1.189cm" svg:height="0.788cm" svg:x="18.66cm" svg:y="8.366cm">
            <draw:text-box>
              <text:p>5</text:p>
            </draw:text-box>
            <svg:title>stroke_count</svg:title>
          </draw:frame>
          <draw:frame draw:style-name="gr4" draw:layer="layout" svg:width="1.282cm" svg:height="0.788cm" svg:x="11.175cm" svg:y="8.366cm">
            <draw:text-box>
              <text:p>N5</text:p>
            </draw:text-box>
            <svg:title>level</svg:title>
          </draw:frame>
        </draw:g>
        <draw:g>
          <svg:title>front1</svg:title>
          <draw:custom-shape draw:style-name="gr1" draw:text-style-name="P1" draw:layer="layout" svg:width="9.795cm" svg:height="4.338cm" svg:x="1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.424cm">
            <draw:text-box>
              <text:p>安</text:p>
            </draw:text-box>
            <svg:title>literal</svg:title>
          </draw:frame>
          <draw:frame draw:style-name="gr3" draw:layer="layout" svg:width="1.189cm" svg:height="0.788cm" svg:x="8.865cm" svg:y="4.028cm">
            <draw:text-box>
              <text:p>6</text:p>
            </draw:text-box>
            <svg:title>stroke_count</svg:title>
          </draw:frame>
          <draw:frame draw:style-name="gr4" draw:layer="layout" svg:width="1.282cm" svg:height="0.788cm" svg:x="1.38cm" svg:y="4.028cm">
            <draw:text-box>
              <text:p>N5</text:p>
            </draw:text-box>
            <svg:title>level</svg:title>
          </draw:frame>
        </draw:g>
        <draw:g>
          <svg:title>front2</svg:title>
          <draw:custom-shape draw:style-name="gr1" draw:text-style-name="P1" draw:layer="layout" svg:width="9.795cm" svg:height="4.338cm" svg:x="10.795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.424cm">
            <draw:text-box>
              <text:p>一</text:p>
            </draw:text-box>
            <svg:title>literal</svg:title>
          </draw:frame>
          <draw:frame draw:style-name="gr3" draw:layer="layout" svg:width="1.189cm" svg:height="0.788cm" svg:x="18.66cm" svg:y="4.028cm">
            <draw:text-box>
              <text:p>1</text:p>
            </draw:text-box>
            <svg:title>stroke_count</svg:title>
          </draw:frame>
          <draw:frame draw:style-name="gr4" draw:layer="layout" svg:width="1.282cm" svg:height="0.788cm" svg:x="11.175cm" svg:y="4.028cm">
            <draw:text-box>
              <text:p>N5</text:p>
            </draw:text-box>
            <svg:title>level</svg:title>
          </draw:frame>
        </draw:g>
        <draw:g>
          <svg:title>front5</svg:title>
          <draw:custom-shape draw:style-name="gr1" draw:text-style-name="P1" draw:layer="layout" svg:width="9.795cm" svg:height="4.338cm" svg:x="1cm" svg:y="9.6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0.1cm">
            <draw:text-box>
              <text:p>雨</text:p>
            </draw:text-box>
            <svg:title>literal</svg:title>
          </draw:frame>
          <draw:frame draw:style-name="gr3" draw:layer="layout" svg:width="1.189cm" svg:height="0.788cm" svg:x="8.865cm" svg:y="12.704cm">
            <draw:text-box>
              <text:p>8</text:p>
            </draw:text-box>
            <svg:title>stroke_count</svg:title>
          </draw:frame>
          <draw:frame draw:style-name="gr4" draw:layer="layout" svg:width="1.282cm" svg:height="0.788cm" svg:x="1.38cm" svg:y="12.704cm">
            <draw:text-box>
              <text:p>N5</text:p>
            </draw:text-box>
            <svg:title>level</svg:title>
          </draw:frame>
        </draw:g>
        <draw:g>
          <svg:title>front6</svg:title>
          <draw:custom-shape draw:style-name="gr1" draw:text-style-name="P1" draw:layer="layout" svg:width="9.795cm" svg:height="4.338cm" svg:x="10.795cm" svg:y="9.6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0.1cm">
            <draw:text-box>
              <text:p>駅</text:p>
            </draw:text-box>
            <svg:title>literal</svg:title>
          </draw:frame>
          <draw:frame draw:style-name="gr3" draw:layer="layout" svg:width="1.189cm" svg:height="0.788cm" svg:x="18.66cm" svg:y="12.704cm">
            <draw:text-box>
              <text:p>14</text:p>
            </draw:text-box>
            <svg:title>stroke_count</svg:title>
          </draw:frame>
          <draw:frame draw:style-name="gr4" draw:layer="layout" svg:width="1.282cm" svg:height="0.788cm" svg:x="11.175cm" svg:y="12.704cm">
            <draw:text-box>
              <text:p>N5</text:p>
            </draw:text-box>
            <svg:title>level</svg:title>
          </draw:frame>
        </draw:g>
        <draw:g>
          <svg:title>front9</svg:title>
          <draw:custom-shape draw:style-name="gr1" draw:text-style-name="P1" draw:layer="layout" svg:width="9.795cm" svg:height="4.338cm" svg:x="1cm" svg:y="18.26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8.688cm">
            <draw:text-box>
              <text:p>何</text:p>
            </draw:text-box>
            <svg:title>literal</svg:title>
          </draw:frame>
          <draw:frame draw:style-name="gr3" draw:layer="layout" svg:width="1.189cm" svg:height="0.788cm" svg:x="8.865cm" svg:y="21.292cm">
            <draw:text-box>
              <text:p>7</text:p>
            </draw:text-box>
            <svg:title>stroke_count</svg:title>
          </draw:frame>
          <draw:frame draw:style-name="gr4" draw:layer="layout" svg:width="1.282cm" svg:height="0.788cm" svg:x="1.38cm" svg:y="21.292cm">
            <draw:text-box>
              <text:p>N5</text:p>
            </draw:text-box>
            <svg:title>level</svg:title>
          </draw:frame>
        </draw:g>
        <draw:g>
          <svg:title>front10</svg:title>
          <draw:custom-shape draw:style-name="gr1" draw:text-style-name="P1" draw:layer="layout" svg:width="9.795cm" svg:height="4.338cm" svg:x="10.795cm" svg:y="18.26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8.688cm">
            <draw:text-box>
              <text:p>火</text:p>
            </draw:text-box>
            <svg:title>literal</svg:title>
          </draw:frame>
          <draw:frame draw:style-name="gr3" draw:layer="layout" svg:width="1.189cm" svg:height="0.788cm" svg:x="18.66cm" svg:y="21.292cm">
            <draw:text-box>
              <text:p>4</text:p>
            </draw:text-box>
            <svg:title>stroke_count</svg:title>
          </draw:frame>
          <draw:frame draw:style-name="gr4" draw:layer="layout" svg:width="1.282cm" svg:height="0.788cm" svg:x="11.175cm" svg:y="21.292cm">
            <draw:text-box>
              <text:p>N5</text:p>
            </draw:text-box>
            <svg:title>level</svg:title>
          </draw:frame>
        </draw:g>
        <draw:g>
          <svg:title>front7</svg:title>
          <draw:custom-shape draw:style-name="gr1" draw:text-style-name="P1" draw:layer="layout" svg:width="9.795cm" svg:height="4.338cm" svg:x="1cm" svg:y="13.9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4.35cm">
            <draw:text-box>
              <text:p>円</text:p>
            </draw:text-box>
            <svg:title>literal</svg:title>
          </draw:frame>
          <draw:frame draw:style-name="gr3" draw:layer="layout" svg:width="1.189cm" svg:height="0.788cm" svg:x="8.865cm" svg:y="16.954cm">
            <draw:text-box>
              <text:p>4</text:p>
            </draw:text-box>
            <svg:title>stroke_count</svg:title>
          </draw:frame>
          <draw:frame draw:style-name="gr4" draw:layer="layout" svg:width="1.282cm" svg:height="0.788cm" svg:x="1.38cm" svg:y="16.954cm">
            <draw:text-box>
              <text:p>N5</text:p>
            </draw:text-box>
            <svg:title>level</svg:title>
          </draw:frame>
        </draw:g>
        <draw:g>
          <svg:title>front8</svg:title>
          <draw:custom-shape draw:style-name="gr1" draw:text-style-name="P1" draw:layer="layout" svg:width="9.795cm" svg:height="4.338cm" svg:x="10.795cm" svg:y="13.9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4.35cm">
            <draw:text-box>
              <text:p>下</text:p>
            </draw:text-box>
            <svg:title>literal</svg:title>
          </draw:frame>
          <draw:frame draw:style-name="gr3" draw:layer="layout" svg:width="1.189cm" svg:height="0.788cm" svg:x="18.66cm" svg:y="16.954cm">
            <draw:text-box>
              <text:p>3</text:p>
            </draw:text-box>
            <svg:title>stroke_count</svg:title>
          </draw:frame>
          <draw:frame draw:style-name="gr4" draw:layer="layout" svg:width="1.282cm" svg:height="0.788cm" svg:x="11.175cm" svg:y="16.954cm">
            <draw:text-box>
              <text:p>N5</text:p>
            </draw:text-box>
            <svg:title>level</svg:title>
          </draw:frame>
        </draw:g>
        <draw:g>
          <svg:title>front11</svg:title>
          <draw:custom-shape draw:style-name="gr1" draw:text-style-name="P1" draw:layer="layout" svg:width="9.795cm" svg:height="4.338cm" svg:x="1cm" svg:y="22.6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23.026cm">
            <draw:text-box>
              <text:p>花</text:p>
            </draw:text-box>
            <svg:title>literal</svg:title>
          </draw:frame>
          <draw:frame draw:style-name="gr3" draw:layer="layout" svg:width="1.189cm" svg:height="0.788cm" svg:x="8.865cm" svg:y="25.63cm">
            <draw:text-box>
              <text:p>7</text:p>
            </draw:text-box>
            <svg:title>stroke_count</svg:title>
          </draw:frame>
          <draw:frame draw:style-name="gr4" draw:layer="layout" svg:width="1.282cm" svg:height="0.788cm" svg:x="1.38cm" svg:y="25.63cm">
            <draw:text-box>
              <text:p>N5</text:p>
            </draw:text-box>
            <svg:title>level</svg:title>
          </draw:frame>
        </draw:g>
        <draw:g>
          <svg:title>front12</svg:title>
          <draw:custom-shape draw:style-name="gr1" draw:text-style-name="P1" draw:layer="layout" svg:width="9.795cm" svg:height="4.338cm" svg:x="10.795cm" svg:y="22.6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23.026cm">
            <draw:text-box>
              <text:p>会</text:p>
            </draw:text-box>
            <svg:title>literal</svg:title>
          </draw:frame>
          <draw:frame draw:style-name="gr3" draw:layer="layout" svg:width="1.189cm" svg:height="0.788cm" svg:x="18.66cm" svg:y="25.63cm">
            <draw:text-box>
              <text:p>6</text:p>
            </draw:text-box>
            <svg:title>stroke_count</svg:title>
          </draw:frame>
          <draw:frame draw:style-name="gr4" draw:layer="layout" svg:width="1.282cm" svg:height="0.788cm" svg:x="11.175cm" svg:y="25.63cm">
            <draw:text-box>
              <text:p>N5</text:p>
            </draw:text-box>
            <svg:title>level</svg:title>
          </draw:frame>
        </draw:g>
      </draw:page>
      <draw:page draw:name="Back" draw:style-name="dp1" draw:master-page-name="Default">
        <draw:g>
          <svg:title>back4</svg:title>
          <draw:custom-shape draw:style-name="gr5" draw:text-style-name="P1" draw:layer="layout" svg:width="9.795cm" svg:height="4.323cm" svg:x="1cm" svg:y="5.32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8cm" svg:y="5.783cm">
            <draw:text-box>
              <text:p>RIGHT</text:p>
            </draw:text-box>
            <svg:title>english</svg:title>
          </draw:frame>
          <draw:frame draw:style-name="gr7" draw:text-style-name="P1" draw:layer="layout" svg:width="9.206cm" svg:height="0.937cm" svg:x="1.318cm" svg:y="6.653cm">
            <draw:text-box>
              <text:p/>
            </draw:text-box>
            <svg:title>meaning</svg:title>
          </draw:frame>
          <draw:frame draw:style-name="gr8" draw:text-style-name="P1" draw:layer="layout" svg:width="9.206cm" svg:height="0.71cm" svg:x="1.318cm" svg:y="7.19cm">
            <draw:text-box>
              <text:p text:style-name="P1">ウ　ユウ</text:p>
            </draw:text-box>
            <svg:title>onyomi</svg:title>
          </draw:frame>
          <draw:frame draw:style-name="gr9" draw:text-style-name="P1" draw:layer="layout" svg:width="9.206cm" svg:height="1.183cm" svg:x="1.318cm" svg:y="8.23cm">
            <draw:text-box>
              <text:p text:style-name="P1">左右 (さう) - left and right</text:p>
              <text:p text:style-name="P1">右翼 (うよく) - right-wing</text:p>
              <text:p text:style-name="P1">右派 (うは) - right wing</text:p>
            </draw:text-box>
            <svg:title>examples</svg:title>
          </draw:frame>
          <draw:frame draw:style-name="gr10" draw:text-style-name="P1" draw:layer="layout" svg:width="9.206cm" svg:height="0.709cm" svg:x="1.318cm" svg:y="7.614cm">
            <draw:text-box>
              <text:p text:style-name="P1">みぎ</text:p>
            </draw:text-box>
            <svg:title>kunyomi</svg:title>
          </draw:frame>
        </draw:g>
        <draw:g>
          <svg:title>back3</svg:title>
          <draw:custom-shape draw:style-name="gr5" draw:text-style-name="P1" draw:layer="layout" svg:width="9.795cm" svg:height="4.323cm" svg:x="10.794cm" svg:y="5.32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2cm" svg:y="5.782cm">
            <draw:text-box>
              <text:p>DRINK</text:p>
            </draw:text-box>
            <svg:title>english</svg:title>
          </draw:frame>
          <draw:frame draw:style-name="gr11" draw:text-style-name="P1" draw:layer="layout" svg:width="9.206cm" svg:height="0.709cm" svg:x="11.112cm" svg:y="6.766cm">
            <draw:text-box>
              <text:p text:style-name="P1">smoke - take</text:p>
            </draw:text-box>
            <svg:title>meaning</svg:title>
          </draw:frame>
          <draw:frame draw:style-name="gr8" draw:text-style-name="P1" draw:layer="layout" svg:width="9.206cm" svg:height="0.71cm" svg:x="11.112cm" svg:y="7.189cm">
            <draw:text-box>
              <text:p text:style-name="P1">イン　オン</text:p>
            </draw:text-box>
            <svg:title>onyomi</svg:title>
          </draw:frame>
          <draw:frame draw:style-name="gr9" draw:text-style-name="P1" draw:layer="layout" svg:width="9.206cm" svg:height="1.183cm" svg:x="11.112cm" svg:y="8.229cm">
            <draw:text-box>
              <text:p text:style-name="P1">飲む (のむ) - to drink</text:p>
              <text:p text:style-name="P1">飲食 (いんしょく) - food and drink</text:p>
              <text:p text:style-name="P1">飲料 (いんりょう) - beverage</text:p>
            </draw:text-box>
            <svg:title>examples</svg:title>
          </draw:frame>
          <draw:frame draw:style-name="gr10" draw:text-style-name="P1" draw:layer="layout" svg:width="9.206cm" svg:height="0.709cm" svg:x="11.112cm" svg:y="7.613cm">
            <draw:text-box>
              <text:p text:style-name="P1">の.む　-の.み</text:p>
            </draw:text-box>
            <svg:title>kunyomi</svg:title>
          </draw:frame>
        </draw:g>
        <draw:g>
          <svg:title>back2</svg:title>
          <draw:custom-shape draw:style-name="gr5" draw:text-style-name="P1" draw:layer="layout" svg:width="9.795cm" svg:height="4.323cm" svg:x="0.999cm" svg:y="1.0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7cm" svg:y="1.459cm">
            <draw:text-box>
              <text:p>ONE</text:p>
            </draw:text-box>
            <svg:title>english</svg:title>
          </draw:frame>
          <draw:frame draw:style-name="gr11" draw:text-style-name="P1" draw:layer="layout" svg:width="9.206cm" svg:height="0.709cm" svg:x="1.317cm" svg:y="2.443cm">
            <draw:text-box>
              <text:p text:style-name="P1">one radical (no.1)</text:p>
            </draw:text-box>
            <svg:title>meaning</svg:title>
          </draw:frame>
          <draw:frame draw:style-name="gr8" draw:text-style-name="P1" draw:layer="layout" svg:width="9.206cm" svg:height="0.71cm" svg:x="1.317cm" svg:y="2.866cm">
            <draw:text-box>
              <text:p text:style-name="P1">イチ　イツ</text:p>
            </draw:text-box>
            <svg:title>onyomi</svg:title>
          </draw:frame>
          <draw:frame draw:style-name="gr9" draw:text-style-name="P1" draw:layer="layout" svg:width="9.206cm" svg:height="1.183cm" svg:x="1.317cm" svg:y="3.906cm">
            <draw:text-box>
              <text:p text:style-name="P1">一方 (いっぽう) - one (esp. of two)</text:p>
              <text:p text:style-name="P1">一つ (ひとつ) - one</text:p>
              <text:p text:style-name="P1">一部 (いちぶ) - one part</text:p>
            </draw:text-box>
            <svg:title>examples</svg:title>
          </draw:frame>
          <draw:frame draw:style-name="gr10" draw:text-style-name="P1" draw:layer="layout" svg:width="9.206cm" svg:height="0.709cm" svg:x="1.317cm" svg:y="3.29cm">
            <draw:text-box>
              <text:p text:style-name="P1">ひと-　ひと.つ</text:p>
            </draw:text-box>
            <svg:title>kunyomi</svg:title>
          </draw:frame>
        </draw:g>
        <draw:g>
          <svg:title>back1</svg:title>
          <draw:custom-shape draw:style-name="gr5" draw:text-style-name="P1" draw:layer="layout" svg:width="9.795cm" svg:height="4.323cm" svg:x="10.793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1cm" svg:y="1.458cm">
            <draw:text-box>
              <text:p>RELAX</text:p>
            </draw:text-box>
            <svg:title>english</svg:title>
          </draw:frame>
          <draw:frame draw:style-name="gr11" draw:text-style-name="P1" draw:layer="layout" svg:width="9.206cm" svg:height="0.709cm" svg:x="11.111cm" svg:y="2.442cm">
            <draw:text-box>
              <text:p text:style-name="P1">cheap - low - quiet - rested - contented - …</text:p>
            </draw:text-box>
            <svg:title>meaning</svg:title>
          </draw:frame>
          <draw:frame draw:style-name="gr8" draw:text-style-name="P1" draw:layer="layout" svg:width="9.206cm" svg:height="0.71cm" svg:x="11.111cm" svg:y="2.865cm">
            <draw:text-box>
              <text:p text:style-name="P1">アン</text:p>
            </draw:text-box>
            <svg:title>onyomi</svg:title>
          </draw:frame>
          <draw:frame draw:style-name="gr9" draw:text-style-name="P1" draw:layer="layout" svg:width="9.206cm" svg:height="1.183cm" svg:x="11.111cm" svg:y="3.905cm">
            <draw:text-box>
              <text:p text:style-name="P1">安全 (あんぜん) - safety</text:p>
              <text:p text:style-name="P1">安保 (あんぽ) - US-Japan Security Treaty</text:p>
              <text:p text:style-name="P1">安定 (あんてい) - stability</text:p>
            </draw:text-box>
            <svg:title>examples</svg:title>
          </draw:frame>
          <draw:frame draw:style-name="gr10" draw:text-style-name="P1" draw:layer="layout" svg:width="9.206cm" svg:height="0.709cm" svg:x="11.111cm" svg:y="3.289cm">
            <draw:text-box>
              <text:p text:style-name="P1">やす.い　やす.まる　やす　やす.らか</text:p>
            </draw:text-box>
            <svg:title>kunyomi</svg:title>
          </draw:frame>
        </draw:g>
        <draw:g>
          <svg:title>back6</svg:title>
          <draw:custom-shape draw:style-name="gr5" draw:text-style-name="P1" draw:layer="layout" svg:width="9.795cm" svg:height="4.323cm" svg:x="1.001cm" svg:y="9.6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9cm" svg:y="10.107cm">
            <draw:text-box>
              <text:p>STATION</text:p>
            </draw:text-box>
            <svg:title>english</svg:title>
          </draw:frame>
          <draw:frame draw:style-name="gr7" draw:text-style-name="P1" draw:layer="layout" svg:width="9.206cm" svg:height="0.937cm" svg:x="1.319cm" svg:y="10.977cm">
            <draw:text-box>
              <text:p/>
            </draw:text-box>
            <svg:title>meaning</svg:title>
          </draw:frame>
          <draw:frame draw:style-name="gr8" draw:text-style-name="P1" draw:layer="layout" svg:width="9.206cm" svg:height="0.71cm" svg:x="1.319cm" svg:y="11.514cm">
            <draw:text-box>
              <text:p text:style-name="P1">エキ</text:p>
            </draw:text-box>
            <svg:title>onyomi</svg:title>
          </draw:frame>
          <draw:frame draw:style-name="gr9" draw:text-style-name="P1" draw:layer="layout" svg:width="9.206cm" svg:height="1.183cm" svg:x="1.319cm" svg:y="12.554cm">
            <draw:text-box>
              <text:p text:style-name="P1">駅前 (えきまえ) - in front of station</text:p>
              <text:p text:style-name="P1">駅伝 (えきでん) - stagecoach</text:p>
              <text:p text:style-name="P1">宿駅 (しゅくえき) - post town</text:p>
            </draw:text-box>
            <svg:title>examples</svg:title>
          </draw:frame>
          <draw:frame draw:style-name="gr12" draw:text-style-name="P1" draw:layer="layout" svg:width="9.206cm" svg:height="0.937cm" svg:x="1.319cm" svg:y="11.824cm">
            <draw:text-box>
              <text:p/>
            </draw:text-box>
            <svg:title>kunyomi</svg:title>
          </draw:frame>
        </draw:g>
        <draw:g>
          <svg:title>back5</svg:title>
          <draw:custom-shape draw:style-name="gr5" draw:text-style-name="P1" draw:layer="layout" svg:width="9.795cm" svg:height="4.323cm" svg:x="10.795cm" svg:y="9.6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3cm" svg:y="10.106cm">
            <draw:text-box>
              <text:p>RAIN</text:p>
            </draw:text-box>
            <svg:title>english</svg:title>
          </draw:frame>
          <draw:frame draw:style-name="gr7" draw:text-style-name="P1" draw:layer="layout" svg:width="9.206cm" svg:height="0.937cm" svg:x="11.113cm" svg:y="10.976cm">
            <draw:text-box>
              <text:p/>
            </draw:text-box>
            <svg:title>meaning</svg:title>
          </draw:frame>
          <draw:frame draw:style-name="gr8" draw:text-style-name="P1" draw:layer="layout" svg:width="9.206cm" svg:height="0.71cm" svg:x="11.113cm" svg:y="11.513cm">
            <draw:text-box>
              <text:p text:style-name="P1">ウ</text:p>
            </draw:text-box>
            <svg:title>onyomi</svg:title>
          </draw:frame>
          <draw:frame draw:style-name="gr9" draw:text-style-name="P1" draw:layer="layout" svg:width="9.206cm" svg:height="1.183cm" svg:x="11.113cm" svg:y="12.553cm">
            <draw:text-box>
              <text:p text:style-name="P1">大雨 (おおあめ) - heavy rain</text:p>
              <text:p text:style-name="P1">梅雨 (つゆ) - rainy season</text:p>
              <text:p text:style-name="P1">雨水 (あまみず) - rain water</text:p>
            </draw:text-box>
            <svg:title>examples</svg:title>
          </draw:frame>
          <draw:frame draw:style-name="gr10" draw:text-style-name="P1" draw:layer="layout" svg:width="9.206cm" svg:height="0.709cm" svg:x="11.113cm" svg:y="11.937cm">
            <draw:text-box>
              <text:p text:style-name="P1">あめ　あま-　-さめ</text:p>
            </draw:text-box>
            <svg:title>kunyomi</svg:title>
          </draw:frame>
        </draw:g>
        <draw:g>
          <svg:title>back10</svg:title>
          <draw:custom-shape draw:style-name="gr5" draw:text-style-name="P1" draw:layer="layout" svg:width="9.795cm" svg:height="4.323cm" svg:x="1.001cm" svg:y="18.29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9cm" svg:y="18.751cm">
            <draw:text-box>
              <text:p>FIRE</text:p>
            </draw:text-box>
            <svg:title>english</svg:title>
          </draw:frame>
          <draw:frame draw:style-name="gr7" draw:text-style-name="P1" draw:layer="layout" svg:width="9.206cm" svg:height="0.937cm" svg:x="1.319cm" svg:y="19.621cm">
            <draw:text-box>
              <text:p/>
            </draw:text-box>
            <svg:title>meaning</svg:title>
          </draw:frame>
          <draw:frame draw:style-name="gr8" draw:text-style-name="P1" draw:layer="layout" svg:width="9.206cm" svg:height="0.71cm" svg:x="1.319cm" svg:y="20.158cm">
            <draw:text-box>
              <text:p text:style-name="P1">カ</text:p>
            </draw:text-box>
            <svg:title>onyomi</svg:title>
          </draw:frame>
          <draw:frame draw:style-name="gr9" draw:text-style-name="P1" draw:layer="layout" svg:width="9.206cm" svg:height="1.183cm" svg:x="1.319cm" svg:y="21.198cm">
            <draw:text-box>
              <text:p text:style-name="P1">火山 (かざん) - volcano</text:p>
              <text:p text:style-name="P1">火災 (かさい) - conflagration</text:p>
              <text:p text:style-name="P1">噴火 (ふんか) - eruption</text:p>
            </draw:text-box>
            <svg:title>examples</svg:title>
          </draw:frame>
          <draw:frame draw:style-name="gr10" draw:text-style-name="P1" draw:layer="layout" svg:width="9.206cm" svg:height="0.709cm" svg:x="1.319cm" svg:y="20.582cm">
            <draw:text-box>
              <text:p text:style-name="P1">ひ　-び　ほ-</text:p>
            </draw:text-box>
            <svg:title>kunyomi</svg:title>
          </draw:frame>
        </draw:g>
        <draw:g>
          <svg:title>back9</svg:title>
          <draw:custom-shape draw:style-name="gr5" draw:text-style-name="P1" draw:layer="layout" svg:width="9.795cm" svg:height="4.323cm" svg:x="10.795cm" svg:y="18.29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3cm" svg:y="18.75cm">
            <draw:text-box>
              <text:p>WHAT</text:p>
            </draw:text-box>
            <svg:title>english</svg:title>
          </draw:frame>
          <draw:frame draw:style-name="gr7" draw:text-style-name="P1" draw:layer="layout" svg:width="9.206cm" svg:height="0.937cm" svg:x="11.113cm" svg:y="19.62cm">
            <draw:text-box>
              <text:p/>
            </draw:text-box>
            <svg:title>meaning</svg:title>
          </draw:frame>
          <draw:frame draw:style-name="gr8" draw:text-style-name="P1" draw:layer="layout" svg:width="9.206cm" svg:height="0.71cm" svg:x="11.113cm" svg:y="20.157cm">
            <draw:text-box>
              <text:p text:style-name="P1">カ</text:p>
            </draw:text-box>
            <svg:title>onyomi</svg:title>
          </draw:frame>
          <draw:frame draw:style-name="gr9" draw:text-style-name="P1" draw:layer="layout" svg:width="9.206cm" svg:height="1.183cm" svg:x="11.113cm" svg:y="21.197cm">
            <draw:text-box>
              <text:p text:style-name="P1">何か (なにか) - something</text:p>
              <text:p text:style-name="P1">何も (なにも) - nothing (with neg. verbs)</text:p>
              <text:p text:style-name="P1">何度 (なんど) - how many times?</text:p>
            </draw:text-box>
            <svg:title>examples</svg:title>
          </draw:frame>
          <draw:frame draw:style-name="gr10" draw:text-style-name="P1" draw:layer="layout" svg:width="9.206cm" svg:height="0.709cm" svg:x="11.113cm" svg:y="20.581cm">
            <draw:text-box>
              <text:p text:style-name="P1">なに　なん　なに-　なん-</text:p>
            </draw:text-box>
            <svg:title>kunyomi</svg:title>
          </draw:frame>
        </draw:g>
        <draw:g>
          <svg:title>back8</svg:title>
          <draw:custom-shape draw:style-name="gr5" draw:text-style-name="P1" draw:layer="layout" svg:width="9.795cm" svg:height="4.323cm" svg:x="1cm" svg:y="13.96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8cm" svg:y="14.427cm">
            <draw:text-box>
              <text:p>BELOW</text:p>
            </draw:text-box>
            <svg:title>english</svg:title>
          </draw:frame>
          <draw:frame draw:style-name="gr11" draw:text-style-name="P1" draw:layer="layout" svg:width="9.206cm" svg:height="0.709cm" svg:x="1.318cm" svg:y="15.411cm">
            <draw:text-box>
              <text:p text:style-name="P1">down - descend - give - low - inferior</text:p>
            </draw:text-box>
            <svg:title>meaning</svg:title>
          </draw:frame>
          <draw:frame draw:style-name="gr8" draw:text-style-name="P1" draw:layer="layout" svg:width="9.206cm" svg:height="0.71cm" svg:x="1.318cm" svg:y="15.834cm">
            <draw:text-box>
              <text:p text:style-name="P1">カ　ゲ</text:p>
            </draw:text-box>
            <svg:title>onyomi</svg:title>
          </draw:frame>
          <draw:frame draw:style-name="gr9" draw:text-style-name="P1" draw:layer="layout" svg:width="9.206cm" svg:height="1.183cm" svg:x="1.318cm" svg:y="16.874cm">
            <draw:text-box>
              <text:p text:style-name="P1">以下 (いか) - not exceeding</text:p>
              <text:p text:style-name="P1">低下 (ていか) - fall</text:p>
              <text:p text:style-name="P1">下がる (さがる) - to hang down</text:p>
            </draw:text-box>
            <svg:title>examples</svg:title>
          </draw:frame>
          <draw:frame draw:style-name="gr10" draw:text-style-name="P1" draw:layer="layout" svg:width="9.206cm" svg:height="0.709cm" svg:x="1.318cm" svg:y="16.258cm">
            <draw:text-box>
              <text:p text:style-name="P1">した　しも　もと　さ.げる　さ.がる　…</text:p>
            </draw:text-box>
            <svg:title>kunyomi</svg:title>
          </draw:frame>
        </draw:g>
        <draw:g>
          <svg:title>back7</svg:title>
          <draw:custom-shape draw:style-name="gr5" draw:text-style-name="P1" draw:layer="layout" svg:width="9.795cm" svg:height="4.323cm" svg:x="10.794cm" svg:y="13.9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2cm" svg:y="14.426cm">
            <draw:text-box>
              <text:p>CIRCLE</text:p>
            </draw:text-box>
            <svg:title>english</svg:title>
          </draw:frame>
          <draw:frame draw:style-name="gr11" draw:text-style-name="P1" draw:layer="layout" svg:width="9.206cm" svg:height="0.709cm" svg:x="11.112cm" svg:y="15.41cm">
            <draw:text-box>
              <text:p text:style-name="P1">yen - round</text:p>
            </draw:text-box>
            <svg:title>meaning</svg:title>
          </draw:frame>
          <draw:frame draw:style-name="gr8" draw:text-style-name="P1" draw:layer="layout" svg:width="9.206cm" svg:height="0.71cm" svg:x="11.112cm" svg:y="15.833cm">
            <draw:text-box>
              <text:p text:style-name="P1">エン</text:p>
            </draw:text-box>
            <svg:title>onyomi</svg:title>
          </draw:frame>
          <draw:frame draw:style-name="gr9" draw:text-style-name="P1" draw:layer="layout" svg:width="9.206cm" svg:height="1.183cm" svg:x="11.112cm" svg:y="16.873cm">
            <draw:text-box>
              <text:p text:style-name="P1">円高 (えんだか) - high-valued yen</text:p>
              <text:p text:style-name="P1">円安 (えんやす) - cheap yen</text:p>
              <text:p text:style-name="P1">円相場 (えんそうば) - yen exchange rate</text:p>
            </draw:text-box>
            <svg:title>examples</svg:title>
          </draw:frame>
          <draw:frame draw:style-name="gr10" draw:text-style-name="P1" draw:layer="layout" svg:width="9.206cm" svg:height="0.709cm" svg:x="11.112cm" svg:y="16.257cm">
            <draw:text-box>
              <text:p text:style-name="P1">まる.い　まる　まど　まど.か　…</text:p>
            </draw:text-box>
            <svg:title>kunyomi</svg:title>
          </draw:frame>
        </draw:g>
        <draw:g>
          <svg:title>back12</svg:title>
          <draw:custom-shape draw:style-name="gr5" draw:text-style-name="P1" draw:layer="layout" svg:width="9.795cm" svg:height="4.323cm" svg:x="1.002cm" svg:y="22.61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2cm" svg:y="23.075cm">
            <draw:text-box>
              <text:p>MEETING</text:p>
            </draw:text-box>
            <svg:title>english</svg:title>
          </draw:frame>
          <draw:frame draw:style-name="gr11" draw:text-style-name="P1" draw:layer="layout" svg:width="9.206cm" svg:height="0.709cm" svg:x="1.32cm" svg:y="24.059cm">
            <draw:text-box>
              <text:p text:style-name="P1">meet - party - association - interview - join</text:p>
            </draw:text-box>
            <svg:title>meaning</svg:title>
          </draw:frame>
          <draw:frame draw:style-name="gr8" draw:text-style-name="P1" draw:layer="layout" svg:width="9.206cm" svg:height="0.71cm" svg:x="1.32cm" svg:y="24.482cm">
            <draw:text-box>
              <text:p text:style-name="P1">カイ　エ</text:p>
            </draw:text-box>
            <svg:title>onyomi</svg:title>
          </draw:frame>
          <draw:frame draw:style-name="gr9" draw:text-style-name="P1" draw:layer="layout" svg:width="9.206cm" svg:height="1.183cm" svg:x="1.32cm" svg:y="25.522cm">
            <draw:text-box>
              <text:p text:style-name="P1">会議 (かいぎ) - meeting</text:p>
              <text:p text:style-name="P1">会長 (かいちょう) - president (of a society)</text:p>
              <text:p text:style-name="P1">会社 (かいしゃ) - company</text:p>
            </draw:text-box>
            <svg:title>examples</svg:title>
          </draw:frame>
          <draw:frame draw:style-name="gr10" draw:text-style-name="P1" draw:layer="layout" svg:width="9.206cm" svg:height="0.709cm" svg:x="1.32cm" svg:y="24.906cm">
            <draw:text-box>
              <text:p text:style-name="P1">あ.う　あ.わせる　あつ.まる</text:p>
            </draw:text-box>
            <svg:title>kunyomi</svg:title>
          </draw:frame>
        </draw:g>
        <draw:g>
          <svg:title>back11</svg:title>
          <draw:custom-shape draw:style-name="gr5" draw:text-style-name="P1" draw:layer="layout" svg:width="9.795cm" svg:height="4.323cm" svg:x="10.796cm" svg:y="22.61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4cm" svg:y="23.074cm">
            <draw:text-box>
              <text:p>FLOWER</text:p>
            </draw:text-box>
            <svg:title>english</svg:title>
          </draw:frame>
          <draw:frame draw:style-name="gr7" draw:text-style-name="P1" draw:layer="layout" svg:width="9.206cm" svg:height="0.937cm" svg:x="11.114cm" svg:y="23.944cm">
            <draw:text-box>
              <text:p/>
            </draw:text-box>
            <svg:title>meaning</svg:title>
          </draw:frame>
          <draw:frame draw:style-name="gr8" draw:text-style-name="P1" draw:layer="layout" svg:width="9.206cm" svg:height="0.71cm" svg:x="11.114cm" svg:y="24.481cm">
            <draw:text-box>
              <text:p text:style-name="P1">カ　ケ</text:p>
            </draw:text-box>
            <svg:title>onyomi</svg:title>
          </draw:frame>
          <draw:frame draw:style-name="gr9" draw:text-style-name="P1" draw:layer="layout" svg:width="9.206cm" svg:height="1.183cm" svg:x="11.114cm" svg:y="25.521cm">
            <draw:text-box>
              <text:p text:style-name="P1">花火 (はなび) - fireworks</text:p>
              <text:p text:style-name="P1">開花 (かいか) - flowers budding</text:p>
              <text:p text:style-name="P1">花園 (かえん) - flower garden</text:p>
            </draw:text-box>
            <svg:title>examples</svg:title>
          </draw:frame>
          <draw:frame draw:style-name="gr10" draw:text-style-name="P1" draw:layer="layout" svg:width="9.206cm" svg:height="0.709cm" svg:x="11.114cm" svg:y="24.905cm">
            <draw:text-box>
              <text:p text:style-name="P1">はな</text:p>
            </draw:text-box>
            <svg:title>kunyomi</svg:title>
          </draw:frame>
        </draw:g>
      </draw:page>
      <draw:page draw:name="Front" draw:style-name="dp1" draw:master-page-name="Default">
        <draw:g>
          <svg:title>front3</svg:title>
          <draw:custom-shape draw:style-name="gr1" draw:text-style-name="P1" draw:layer="layout" svg:width="9.795cm" svg:height="4.338cm" svg:x="1cm" svg:y="5.33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5.762cm">
            <draw:text-box>
              <text:p>間</text:p>
            </draw:text-box>
            <svg:title>literal</svg:title>
          </draw:frame>
          <draw:frame draw:style-name="gr3" draw:layer="layout" svg:width="1.189cm" svg:height="0.788cm" svg:x="8.865cm" svg:y="8.366cm">
            <draw:text-box>
              <text:p>12</text:p>
            </draw:text-box>
            <svg:title>stroke_count</svg:title>
          </draw:frame>
          <draw:frame draw:style-name="gr4" draw:layer="layout" svg:width="1.282cm" svg:height="0.788cm" svg:x="1.38cm" svg:y="8.366cm">
            <draw:text-box>
              <text:p>N5</text:p>
            </draw:text-box>
            <svg:title>level</svg:title>
          </draw:frame>
        </draw:g>
        <draw:g>
          <svg:title>front4</svg:title>
          <draw:custom-shape draw:style-name="gr1" draw:text-style-name="P1" draw:layer="layout" svg:width="9.795cm" svg:height="4.338cm" svg:x="10.795cm" svg:y="5.33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5.762cm">
            <draw:text-box>
              <text:p>気</text:p>
            </draw:text-box>
            <svg:title>literal</svg:title>
          </draw:frame>
          <draw:frame draw:style-name="gr3" draw:layer="layout" svg:width="1.189cm" svg:height="0.788cm" svg:x="18.66cm" svg:y="8.366cm">
            <draw:text-box>
              <text:p>6</text:p>
            </draw:text-box>
            <svg:title>stroke_count</svg:title>
          </draw:frame>
          <draw:frame draw:style-name="gr4" draw:layer="layout" svg:width="1.282cm" svg:height="0.788cm" svg:x="11.175cm" svg:y="8.366cm">
            <draw:text-box>
              <text:p>N5</text:p>
            </draw:text-box>
            <svg:title>level</svg:title>
          </draw:frame>
        </draw:g>
        <draw:g>
          <svg:title>front1</svg:title>
          <draw:custom-shape draw:style-name="gr1" draw:text-style-name="P1" draw:layer="layout" svg:width="9.795cm" svg:height="4.338cm" svg:x="1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.424cm">
            <draw:text-box>
              <text:p>外</text:p>
            </draw:text-box>
            <svg:title>literal</svg:title>
          </draw:frame>
          <draw:frame draw:style-name="gr3" draw:layer="layout" svg:width="1.189cm" svg:height="0.788cm" svg:x="8.865cm" svg:y="4.028cm">
            <draw:text-box>
              <text:p>5</text:p>
            </draw:text-box>
            <svg:title>stroke_count</svg:title>
          </draw:frame>
          <draw:frame draw:style-name="gr4" draw:layer="layout" svg:width="1.282cm" svg:height="0.788cm" svg:x="1.38cm" svg:y="4.028cm">
            <draw:text-box>
              <text:p>N5</text:p>
            </draw:text-box>
            <svg:title>level</svg:title>
          </draw:frame>
        </draw:g>
        <draw:g>
          <svg:title>front2</svg:title>
          <draw:custom-shape draw:style-name="gr1" draw:text-style-name="P1" draw:layer="layout" svg:width="9.795cm" svg:height="4.338cm" svg:x="10.795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.424cm">
            <draw:text-box>
              <text:p>学</text:p>
            </draw:text-box>
            <svg:title>literal</svg:title>
          </draw:frame>
          <draw:frame draw:style-name="gr3" draw:layer="layout" svg:width="1.189cm" svg:height="0.788cm" svg:x="18.66cm" svg:y="4.028cm">
            <draw:text-box>
              <text:p>8</text:p>
            </draw:text-box>
            <svg:title>stroke_count</svg:title>
          </draw:frame>
          <draw:frame draw:style-name="gr4" draw:layer="layout" svg:width="1.282cm" svg:height="0.788cm" svg:x="11.175cm" svg:y="4.028cm">
            <draw:text-box>
              <text:p>N5</text:p>
            </draw:text-box>
            <svg:title>level</svg:title>
          </draw:frame>
        </draw:g>
        <draw:g>
          <svg:title>front5</svg:title>
          <draw:custom-shape draw:style-name="gr1" draw:text-style-name="P1" draw:layer="layout" svg:width="9.795cm" svg:height="4.338cm" svg:x="1cm" svg:y="9.6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0.1cm">
            <draw:text-box>
              <text:p>休</text:p>
            </draw:text-box>
            <svg:title>literal</svg:title>
          </draw:frame>
          <draw:frame draw:style-name="gr3" draw:layer="layout" svg:width="1.189cm" svg:height="0.788cm" svg:x="8.865cm" svg:y="12.704cm">
            <draw:text-box>
              <text:p>6</text:p>
            </draw:text-box>
            <svg:title>stroke_count</svg:title>
          </draw:frame>
          <draw:frame draw:style-name="gr4" draw:layer="layout" svg:width="1.282cm" svg:height="0.788cm" svg:x="1.38cm" svg:y="12.704cm">
            <draw:text-box>
              <text:p>N5</text:p>
            </draw:text-box>
            <svg:title>level</svg:title>
          </draw:frame>
        </draw:g>
        <draw:g>
          <svg:title>front6</svg:title>
          <draw:custom-shape draw:style-name="gr1" draw:text-style-name="P1" draw:layer="layout" svg:width="9.795cm" svg:height="4.338cm" svg:x="10.795cm" svg:y="9.6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0.1cm">
            <draw:text-box>
              <text:p>魚</text:p>
            </draw:text-box>
            <svg:title>literal</svg:title>
          </draw:frame>
          <draw:frame draw:style-name="gr3" draw:layer="layout" svg:width="1.189cm" svg:height="0.788cm" svg:x="18.66cm" svg:y="12.704cm">
            <draw:text-box>
              <text:p>11</text:p>
            </draw:text-box>
            <svg:title>stroke_count</svg:title>
          </draw:frame>
          <draw:frame draw:style-name="gr4" draw:layer="layout" svg:width="1.282cm" svg:height="0.788cm" svg:x="11.175cm" svg:y="12.704cm">
            <draw:text-box>
              <text:p>N5</text:p>
            </draw:text-box>
            <svg:title>level</svg:title>
          </draw:frame>
        </draw:g>
        <draw:g>
          <svg:title>front9</svg:title>
          <draw:custom-shape draw:style-name="gr1" draw:text-style-name="P1" draw:layer="layout" svg:width="9.795cm" svg:height="4.338cm" svg:x="1cm" svg:y="18.26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8.688cm">
            <draw:text-box>
              <text:p>空</text:p>
            </draw:text-box>
            <svg:title>literal</svg:title>
          </draw:frame>
          <draw:frame draw:style-name="gr3" draw:layer="layout" svg:width="1.189cm" svg:height="0.788cm" svg:x="8.865cm" svg:y="21.292cm">
            <draw:text-box>
              <text:p>8</text:p>
            </draw:text-box>
            <svg:title>stroke_count</svg:title>
          </draw:frame>
          <draw:frame draw:style-name="gr4" draw:layer="layout" svg:width="1.282cm" svg:height="0.788cm" svg:x="1.38cm" svg:y="21.292cm">
            <draw:text-box>
              <text:p>N5</text:p>
            </draw:text-box>
            <svg:title>level</svg:title>
          </draw:frame>
        </draw:g>
        <draw:g>
          <svg:title>front10</svg:title>
          <draw:custom-shape draw:style-name="gr1" draw:text-style-name="P1" draw:layer="layout" svg:width="9.795cm" svg:height="4.338cm" svg:x="10.795cm" svg:y="18.26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8.688cm">
            <draw:text-box>
              <text:p>月</text:p>
            </draw:text-box>
            <svg:title>literal</svg:title>
          </draw:frame>
          <draw:frame draw:style-name="gr3" draw:layer="layout" svg:width="1.189cm" svg:height="0.788cm" svg:x="18.66cm" svg:y="21.292cm">
            <draw:text-box>
              <text:p>4</text:p>
            </draw:text-box>
            <svg:title>stroke_count</svg:title>
          </draw:frame>
          <draw:frame draw:style-name="gr4" draw:layer="layout" svg:width="1.282cm" svg:height="0.788cm" svg:x="11.175cm" svg:y="21.292cm">
            <draw:text-box>
              <text:p>N5</text:p>
            </draw:text-box>
            <svg:title>level</svg:title>
          </draw:frame>
        </draw:g>
        <draw:g>
          <svg:title>front7</svg:title>
          <draw:custom-shape draw:style-name="gr1" draw:text-style-name="P1" draw:layer="layout" svg:width="9.795cm" svg:height="4.338cm" svg:x="1cm" svg:y="13.9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4.35cm">
            <draw:text-box>
              <text:p>金</text:p>
            </draw:text-box>
            <svg:title>literal</svg:title>
          </draw:frame>
          <draw:frame draw:style-name="gr3" draw:layer="layout" svg:width="1.189cm" svg:height="0.788cm" svg:x="8.865cm" svg:y="16.954cm">
            <draw:text-box>
              <text:p>8</text:p>
            </draw:text-box>
            <svg:title>stroke_count</svg:title>
          </draw:frame>
          <draw:frame draw:style-name="gr4" draw:layer="layout" svg:width="1.282cm" svg:height="0.788cm" svg:x="1.38cm" svg:y="16.954cm">
            <draw:text-box>
              <text:p>N5</text:p>
            </draw:text-box>
            <svg:title>level</svg:title>
          </draw:frame>
        </draw:g>
        <draw:g>
          <svg:title>front8</svg:title>
          <draw:custom-shape draw:style-name="gr1" draw:text-style-name="P1" draw:layer="layout" svg:width="9.795cm" svg:height="4.338cm" svg:x="10.795cm" svg:y="13.9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4.35cm">
            <draw:text-box>
              <text:p>九</text:p>
            </draw:text-box>
            <svg:title>literal</svg:title>
          </draw:frame>
          <draw:frame draw:style-name="gr3" draw:layer="layout" svg:width="1.189cm" svg:height="0.788cm" svg:x="18.66cm" svg:y="16.954cm">
            <draw:text-box>
              <text:p>2</text:p>
            </draw:text-box>
            <svg:title>stroke_count</svg:title>
          </draw:frame>
          <draw:frame draw:style-name="gr4" draw:layer="layout" svg:width="1.282cm" svg:height="0.788cm" svg:x="11.175cm" svg:y="16.954cm">
            <draw:text-box>
              <text:p>N5</text:p>
            </draw:text-box>
            <svg:title>level</svg:title>
          </draw:frame>
        </draw:g>
        <draw:g>
          <svg:title>front11</svg:title>
          <draw:custom-shape draw:style-name="gr1" draw:text-style-name="P1" draw:layer="layout" svg:width="9.795cm" svg:height="4.338cm" svg:x="1cm" svg:y="22.6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23.026cm">
            <draw:text-box>
              <text:p>見</text:p>
            </draw:text-box>
            <svg:title>literal</svg:title>
          </draw:frame>
          <draw:frame draw:style-name="gr3" draw:layer="layout" svg:width="1.189cm" svg:height="0.788cm" svg:x="8.865cm" svg:y="25.63cm">
            <draw:text-box>
              <text:p>7</text:p>
            </draw:text-box>
            <svg:title>stroke_count</svg:title>
          </draw:frame>
          <draw:frame draw:style-name="gr4" draw:layer="layout" svg:width="1.282cm" svg:height="0.788cm" svg:x="1.38cm" svg:y="25.63cm">
            <draw:text-box>
              <text:p>N5</text:p>
            </draw:text-box>
            <svg:title>level</svg:title>
          </draw:frame>
        </draw:g>
        <draw:g>
          <svg:title>front12</svg:title>
          <draw:custom-shape draw:style-name="gr1" draw:text-style-name="P1" draw:layer="layout" svg:width="9.795cm" svg:height="4.338cm" svg:x="10.795cm" svg:y="22.6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23.026cm">
            <draw:text-box>
              <text:p>言</text:p>
            </draw:text-box>
            <svg:title>literal</svg:title>
          </draw:frame>
          <draw:frame draw:style-name="gr3" draw:layer="layout" svg:width="1.189cm" svg:height="0.788cm" svg:x="18.66cm" svg:y="25.63cm">
            <draw:text-box>
              <text:p>7</text:p>
            </draw:text-box>
            <svg:title>stroke_count</svg:title>
          </draw:frame>
          <draw:frame draw:style-name="gr4" draw:layer="layout" svg:width="1.282cm" svg:height="0.788cm" svg:x="11.175cm" svg:y="25.63cm">
            <draw:text-box>
              <text:p>N5</text:p>
            </draw:text-box>
            <svg:title>level</svg:title>
          </draw:frame>
        </draw:g>
      </draw:page>
      <draw:page draw:name="Back" draw:style-name="dp1" draw:master-page-name="Default">
        <draw:g>
          <svg:title>back4</svg:title>
          <draw:custom-shape draw:style-name="gr5" draw:text-style-name="P1" draw:layer="layout" svg:width="9.795cm" svg:height="4.323cm" svg:x="1cm" svg:y="5.32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8cm" svg:y="5.783cm">
            <draw:text-box>
              <text:p>SPIRIT</text:p>
            </draw:text-box>
            <svg:title>english</svg:title>
          </draw:frame>
          <draw:frame draw:style-name="gr11" draw:text-style-name="P1" draw:layer="layout" svg:width="9.206cm" svg:height="0.709cm" svg:x="1.318cm" svg:y="6.767cm">
            <draw:text-box>
              <text:p text:style-name="P1">mind - air - atmosphere - mood</text:p>
            </draw:text-box>
            <svg:title>meaning</svg:title>
          </draw:frame>
          <draw:frame draw:style-name="gr8" draw:text-style-name="P1" draw:layer="layout" svg:width="9.206cm" svg:height="0.71cm" svg:x="1.318cm" svg:y="7.19cm">
            <draw:text-box>
              <text:p text:style-name="P1">キ　ケ</text:p>
            </draw:text-box>
            <svg:title>onyomi</svg:title>
          </draw:frame>
          <draw:frame draw:style-name="gr9" draw:text-style-name="P1" draw:layer="layout" svg:width="9.206cm" svg:height="1.183cm" svg:x="1.318cm" svg:y="8.23cm">
            <draw:text-box>
              <text:p text:style-name="P1">景気 (けいき) - condition</text:p>
              <text:p text:style-name="P1">人気 (じんき) - prevailing mood of a locality</text:p>
              <text:p text:style-name="P1">気持ち (きもち) - feeling</text:p>
            </draw:text-box>
            <svg:title>examples</svg:title>
          </draw:frame>
          <draw:frame draw:style-name="gr10" draw:text-style-name="P1" draw:layer="layout" svg:width="9.206cm" svg:height="0.709cm" svg:x="1.318cm" svg:y="7.614cm">
            <draw:text-box>
              <text:p text:style-name="P1">いき</text:p>
            </draw:text-box>
            <svg:title>kunyomi</svg:title>
          </draw:frame>
        </draw:g>
        <draw:g>
          <svg:title>back3</svg:title>
          <draw:custom-shape draw:style-name="gr5" draw:text-style-name="P1" draw:layer="layout" svg:width="9.795cm" svg:height="4.323cm" svg:x="10.794cm" svg:y="5.32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2cm" svg:y="5.782cm">
            <draw:text-box>
              <text:p>INTERVAL</text:p>
            </draw:text-box>
            <svg:title>english</svg:title>
          </draw:frame>
          <draw:frame draw:style-name="gr11" draw:text-style-name="P1" draw:layer="layout" svg:width="9.206cm" svg:height="0.709cm" svg:x="11.112cm" svg:y="6.766cm">
            <draw:text-box>
              <text:p text:style-name="P1">space</text:p>
            </draw:text-box>
            <svg:title>meaning</svg:title>
          </draw:frame>
          <draw:frame draw:style-name="gr8" draw:text-style-name="P1" draw:layer="layout" svg:width="9.206cm" svg:height="0.71cm" svg:x="11.112cm" svg:y="7.189cm">
            <draw:text-box>
              <text:p text:style-name="P1">カン　ケン</text:p>
            </draw:text-box>
            <svg:title>onyomi</svg:title>
          </draw:frame>
          <draw:frame draw:style-name="gr9" draw:text-style-name="P1" draw:layer="layout" svg:width="9.206cm" svg:height="1.183cm" svg:x="11.112cm" svg:y="8.229cm">
            <draw:text-box>
              <text:p text:style-name="P1">時間 (じかん) - time</text:p>
              <text:p text:style-name="P1">年間 (ねんかん) - year (period of)</text:p>
              <text:p text:style-name="P1">人間 (じんかん) - the world</text:p>
            </draw:text-box>
            <svg:title>examples</svg:title>
          </draw:frame>
          <draw:frame draw:style-name="gr10" draw:text-style-name="P1" draw:layer="layout" svg:width="9.206cm" svg:height="0.709cm" svg:x="11.112cm" svg:y="7.613cm">
            <draw:text-box>
              <text:p text:style-name="P1">あいだ　ま　あい</text:p>
            </draw:text-box>
            <svg:title>kunyomi</svg:title>
          </draw:frame>
        </draw:g>
        <draw:g>
          <svg:title>back2</svg:title>
          <draw:custom-shape draw:style-name="gr5" draw:text-style-name="P1" draw:layer="layout" svg:width="9.795cm" svg:height="4.323cm" svg:x="0.999cm" svg:y="1.0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7cm" svg:y="1.459cm">
            <draw:text-box>
              <text:p>STUDY</text:p>
            </draw:text-box>
            <svg:title>english</svg:title>
          </draw:frame>
          <draw:frame draw:style-name="gr11" draw:text-style-name="P1" draw:layer="layout" svg:width="9.206cm" svg:height="0.709cm" svg:x="1.317cm" svg:y="2.443cm">
            <draw:text-box>
              <text:p text:style-name="P1">learning - science</text:p>
            </draw:text-box>
            <svg:title>meaning</svg:title>
          </draw:frame>
          <draw:frame draw:style-name="gr8" draw:text-style-name="P1" draw:layer="layout" svg:width="9.206cm" svg:height="0.71cm" svg:x="1.317cm" svg:y="2.866cm">
            <draw:text-box>
              <text:p text:style-name="P1">ガク</text:p>
            </draw:text-box>
            <svg:title>onyomi</svg:title>
          </draw:frame>
          <draw:frame draw:style-name="gr9" draw:text-style-name="P1" draw:layer="layout" svg:width="9.206cm" svg:height="1.183cm" svg:x="1.317cm" svg:y="3.906cm">
            <draw:text-box>
              <text:p text:style-name="P1">学校 (がっこう) - school</text:p>
              <text:p text:style-name="P1">科学 (かがく) - science</text:p>
              <text:p text:style-name="P1">学ぶ (まなぶ) - to study (in depth)</text:p>
            </draw:text-box>
            <svg:title>examples</svg:title>
          </draw:frame>
          <draw:frame draw:style-name="gr10" draw:text-style-name="P1" draw:layer="layout" svg:width="9.206cm" svg:height="0.709cm" svg:x="1.317cm" svg:y="3.29cm">
            <draw:text-box>
              <text:p text:style-name="P1">まな.ぶ</text:p>
            </draw:text-box>
            <svg:title>kunyomi</svg:title>
          </draw:frame>
        </draw:g>
        <draw:g>
          <svg:title>back1</svg:title>
          <draw:custom-shape draw:style-name="gr5" draw:text-style-name="P1" draw:layer="layout" svg:width="9.795cm" svg:height="4.323cm" svg:x="10.793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1cm" svg:y="1.458cm">
            <draw:text-box>
              <text:p>OUTSIDE</text:p>
            </draw:text-box>
            <svg:title>english</svg:title>
          </draw:frame>
          <draw:frame draw:style-name="gr7" draw:text-style-name="P1" draw:layer="layout" svg:width="9.206cm" svg:height="0.937cm" svg:x="11.111cm" svg:y="2.328cm">
            <draw:text-box>
              <text:p/>
            </draw:text-box>
            <svg:title>meaning</svg:title>
          </draw:frame>
          <draw:frame draw:style-name="gr8" draw:text-style-name="P1" draw:layer="layout" svg:width="9.206cm" svg:height="0.71cm" svg:x="11.111cm" svg:y="2.865cm">
            <draw:text-box>
              <text:p text:style-name="P1">ガイ　ゲ</text:p>
            </draw:text-box>
            <svg:title>onyomi</svg:title>
          </draw:frame>
          <draw:frame draw:style-name="gr9" draw:text-style-name="P1" draw:layer="layout" svg:width="9.206cm" svg:height="1.183cm" svg:x="11.111cm" svg:y="3.905cm">
            <draw:text-box>
              <text:p text:style-name="P1">外相 (がいしょう) - Foreign Minister</text:p>
              <text:p text:style-name="P1">海外 (かいがい) - foreign</text:p>
              <text:p text:style-name="P1">外交 (がいこう) - diplomacy</text:p>
            </draw:text-box>
            <svg:title>examples</svg:title>
          </draw:frame>
          <draw:frame draw:style-name="gr10" draw:text-style-name="P1" draw:layer="layout" svg:width="9.206cm" svg:height="0.709cm" svg:x="11.111cm" svg:y="3.289cm">
            <draw:text-box>
              <text:p text:style-name="P1">そと　ほか　はず.す　はず.れる　と-</text:p>
            </draw:text-box>
            <svg:title>kunyomi</svg:title>
          </draw:frame>
        </draw:g>
        <draw:g>
          <svg:title>back6</svg:title>
          <draw:custom-shape draw:style-name="gr5" draw:text-style-name="P1" draw:layer="layout" svg:width="9.795cm" svg:height="4.323cm" svg:x="1.001cm" svg:y="9.6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9cm" svg:y="10.107cm">
            <draw:text-box>
              <text:p>FISH</text:p>
            </draw:text-box>
            <svg:title>english</svg:title>
          </draw:frame>
          <draw:frame draw:style-name="gr7" draw:text-style-name="P1" draw:layer="layout" svg:width="9.206cm" svg:height="0.937cm" svg:x="1.319cm" svg:y="10.977cm">
            <draw:text-box>
              <text:p/>
            </draw:text-box>
            <svg:title>meaning</svg:title>
          </draw:frame>
          <draw:frame draw:style-name="gr8" draw:text-style-name="P1" draw:layer="layout" svg:width="9.206cm" svg:height="0.71cm" svg:x="1.319cm" svg:y="11.514cm">
            <draw:text-box>
              <text:p text:style-name="P1">ギョ</text:p>
            </draw:text-box>
            <svg:title>onyomi</svg:title>
          </draw:frame>
          <draw:frame draw:style-name="gr9" draw:text-style-name="P1" draw:layer="layout" svg:width="9.206cm" svg:height="1.183cm" svg:x="1.319cm" svg:y="12.554cm">
            <draw:text-box>
              <text:p text:style-name="P1">魚介類 (ぎょかいるい) - marine products</text:p>
              <text:p text:style-name="P1">金魚 (きんぎょ) - goldfish</text:p>
              <text:p text:style-name="P1">魚類 (ぎょるい) - fish</text:p>
            </draw:text-box>
            <svg:title>examples</svg:title>
          </draw:frame>
          <draw:frame draw:style-name="gr10" draw:text-style-name="P1" draw:layer="layout" svg:width="9.206cm" svg:height="0.709cm" svg:x="1.319cm" svg:y="11.938cm">
            <draw:text-box>
              <text:p text:style-name="P1">うお　さかな　-ざかな</text:p>
            </draw:text-box>
            <svg:title>kunyomi</svg:title>
          </draw:frame>
        </draw:g>
        <draw:g>
          <svg:title>back5</svg:title>
          <draw:custom-shape draw:style-name="gr5" draw:text-style-name="P1" draw:layer="layout" svg:width="9.795cm" svg:height="4.323cm" svg:x="10.795cm" svg:y="9.6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3cm" svg:y="10.106cm">
            <draw:text-box>
              <text:p>REST</text:p>
            </draw:text-box>
            <svg:title>english</svg:title>
          </draw:frame>
          <draw:frame draw:style-name="gr11" draw:text-style-name="P1" draw:layer="layout" svg:width="9.206cm" svg:height="0.709cm" svg:x="11.113cm" svg:y="11.09cm">
            <draw:text-box>
              <text:p text:style-name="P1">day off - retire - sleep</text:p>
            </draw:text-box>
            <svg:title>meaning</svg:title>
          </draw:frame>
          <draw:frame draw:style-name="gr8" draw:text-style-name="P1" draw:layer="layout" svg:width="9.206cm" svg:height="0.71cm" svg:x="11.113cm" svg:y="11.513cm">
            <draw:text-box>
              <text:p text:style-name="P1">キュウ</text:p>
            </draw:text-box>
            <svg:title>onyomi</svg:title>
          </draw:frame>
          <draw:frame draw:style-name="gr9" draw:text-style-name="P1" draw:layer="layout" svg:width="9.206cm" svg:height="1.183cm" svg:x="11.113cm" svg:y="12.553cm">
            <draw:text-box>
              <text:p text:style-name="P1">休日 (きゅうじつ) - holiday</text:p>
              <text:p text:style-name="P1">夏休み (なつやすみ) - summer vacation</text:p>
              <text:p text:style-name="P1">休暇 (きゅうか) - holiday</text:p>
            </draw:text-box>
            <svg:title>examples</svg:title>
          </draw:frame>
          <draw:frame draw:style-name="gr10" draw:text-style-name="P1" draw:layer="layout" svg:width="9.206cm" svg:height="0.709cm" svg:x="11.113cm" svg:y="11.937cm">
            <draw:text-box>
              <text:p text:style-name="P1">やす.む　やす.まる　やす.める</text:p>
            </draw:text-box>
            <svg:title>kunyomi</svg:title>
          </draw:frame>
        </draw:g>
        <draw:g>
          <svg:title>back10</svg:title>
          <draw:custom-shape draw:style-name="gr5" draw:text-style-name="P1" draw:layer="layout" svg:width="9.795cm" svg:height="4.323cm" svg:x="1.001cm" svg:y="18.29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9cm" svg:y="18.751cm">
            <draw:text-box>
              <text:p>MONTH</text:p>
            </draw:text-box>
            <svg:title>english</svg:title>
          </draw:frame>
          <draw:frame draw:style-name="gr11" draw:text-style-name="P1" draw:layer="layout" svg:width="9.206cm" svg:height="0.709cm" svg:x="1.319cm" svg:y="19.735cm">
            <draw:text-box>
              <text:p text:style-name="P1">moon</text:p>
            </draw:text-box>
            <svg:title>meaning</svg:title>
          </draw:frame>
          <draw:frame draw:style-name="gr8" draw:text-style-name="P1" draw:layer="layout" svg:width="9.206cm" svg:height="0.71cm" svg:x="1.319cm" svg:y="20.158cm">
            <draw:text-box>
              <text:p text:style-name="P1">ゲツ　ガツ</text:p>
            </draw:text-box>
            <svg:title>onyomi</svg:title>
          </draw:frame>
          <draw:frame draw:style-name="gr9" draw:text-style-name="P1" draw:layer="layout" svg:width="9.206cm" svg:height="1.183cm" svg:x="1.319cm" svg:y="21.198cm">
            <draw:text-box>
              <text:p text:style-name="P1">カ月 (かげつ) - months</text:p>
              <text:p text:style-name="P1">四月 (しがつ) - April</text:p>
              <text:p text:style-name="P1">六月 (ろくがつ) - June</text:p>
            </draw:text-box>
            <svg:title>examples</svg:title>
          </draw:frame>
          <draw:frame draw:style-name="gr10" draw:text-style-name="P1" draw:layer="layout" svg:width="9.206cm" svg:height="0.709cm" svg:x="1.319cm" svg:y="20.582cm">
            <draw:text-box>
              <text:p text:style-name="P1">つき</text:p>
            </draw:text-box>
            <svg:title>kunyomi</svg:title>
          </draw:frame>
        </draw:g>
        <draw:g>
          <svg:title>back9</svg:title>
          <draw:custom-shape draw:style-name="gr5" draw:text-style-name="P1" draw:layer="layout" svg:width="9.795cm" svg:height="4.323cm" svg:x="10.795cm" svg:y="18.29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3cm" svg:y="18.75cm">
            <draw:text-box>
              <text:p>EMPTY</text:p>
            </draw:text-box>
            <svg:title>english</svg:title>
          </draw:frame>
          <draw:frame draw:style-name="gr11" draw:text-style-name="P1" draw:layer="layout" svg:width="9.206cm" svg:height="0.709cm" svg:x="11.113cm" svg:y="19.734cm">
            <draw:text-box>
              <text:p text:style-name="P1">sky - void - vacant - vacuum</text:p>
            </draw:text-box>
            <svg:title>meaning</svg:title>
          </draw:frame>
          <draw:frame draw:style-name="gr8" draw:text-style-name="P1" draw:layer="layout" svg:width="9.206cm" svg:height="0.71cm" svg:x="11.113cm" svg:y="20.157cm">
            <draw:text-box>
              <text:p text:style-name="P1">クウ</text:p>
            </draw:text-box>
            <svg:title>onyomi</svg:title>
          </draw:frame>
          <draw:frame draw:style-name="gr9" draw:text-style-name="P1" draw:layer="layout" svg:width="9.206cm" svg:height="1.183cm" svg:x="11.113cm" svg:y="21.197cm">
            <draw:text-box>
              <text:p text:style-name="P1">空港 (くうこう) - airport</text:p>
              <text:p text:style-name="P1">航空 (こうくう) - aviation</text:p>
              <text:p text:style-name="P1">空気 (くうき) - air</text:p>
            </draw:text-box>
            <svg:title>examples</svg:title>
          </draw:frame>
          <draw:frame draw:style-name="gr10" draw:text-style-name="P1" draw:layer="layout" svg:width="9.206cm" svg:height="0.709cm" svg:x="11.113cm" svg:y="20.581cm">
            <draw:text-box>
              <text:p text:style-name="P1">そら　あ.く　あ.き　あ.ける　から　…</text:p>
            </draw:text-box>
            <svg:title>kunyomi</svg:title>
          </draw:frame>
        </draw:g>
        <draw:g>
          <svg:title>back8</svg:title>
          <draw:custom-shape draw:style-name="gr5" draw:text-style-name="P1" draw:layer="layout" svg:width="9.795cm" svg:height="4.323cm" svg:x="1cm" svg:y="13.96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8cm" svg:y="14.427cm">
            <draw:text-box>
              <text:p>NINE</text:p>
            </draw:text-box>
            <svg:title>english</svg:title>
          </draw:frame>
          <draw:frame draw:style-name="gr7" draw:text-style-name="P1" draw:layer="layout" svg:width="9.206cm" svg:height="0.937cm" svg:x="1.318cm" svg:y="15.297cm">
            <draw:text-box>
              <text:p/>
            </draw:text-box>
            <svg:title>meaning</svg:title>
          </draw:frame>
          <draw:frame draw:style-name="gr8" draw:text-style-name="P1" draw:layer="layout" svg:width="9.206cm" svg:height="0.71cm" svg:x="1.318cm" svg:y="15.834cm">
            <draw:text-box>
              <text:p text:style-name="P1">キュウ　ク</text:p>
            </draw:text-box>
            <svg:title>onyomi</svg:title>
          </draw:frame>
          <draw:frame draw:style-name="gr9" draw:text-style-name="P1" draw:layer="layout" svg:width="9.206cm" svg:height="1.183cm" svg:x="1.318cm" svg:y="16.874cm">
            <draw:text-box>
              <text:p text:style-name="P1">九月 (くがつ) - September</text:p>
              <text:p text:style-name="P1">北九州 (きたきゅうしゅう) - Kitakyushu (city)</text:p>
              <text:p text:style-name="P1">九つ (ここのつ) - nine</text:p>
            </draw:text-box>
            <svg:title>examples</svg:title>
          </draw:frame>
          <draw:frame draw:style-name="gr10" draw:text-style-name="P1" draw:layer="layout" svg:width="9.206cm" svg:height="0.709cm" svg:x="1.318cm" svg:y="16.258cm">
            <draw:text-box>
              <text:p text:style-name="P1">ここの　ここの.つ</text:p>
            </draw:text-box>
            <svg:title>kunyomi</svg:title>
          </draw:frame>
        </draw:g>
        <draw:g>
          <svg:title>back7</svg:title>
          <draw:custom-shape draw:style-name="gr5" draw:text-style-name="P1" draw:layer="layout" svg:width="9.795cm" svg:height="4.323cm" svg:x="10.794cm" svg:y="13.9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2cm" svg:y="14.426cm">
            <draw:text-box>
              <text:p>GOLD</text:p>
            </draw:text-box>
            <svg:title>english</svg:title>
          </draw:frame>
          <draw:frame draw:style-name="gr7" draw:text-style-name="P1" draw:layer="layout" svg:width="9.206cm" svg:height="0.937cm" svg:x="11.112cm" svg:y="15.296cm">
            <draw:text-box>
              <text:p/>
            </draw:text-box>
            <svg:title>meaning</svg:title>
          </draw:frame>
          <draw:frame draw:style-name="gr8" draw:text-style-name="P1" draw:layer="layout" svg:width="9.206cm" svg:height="0.71cm" svg:x="11.112cm" svg:y="15.833cm">
            <draw:text-box>
              <text:p text:style-name="P1">キン　コン　ゴン</text:p>
            </draw:text-box>
            <svg:title>onyomi</svg:title>
          </draw:frame>
          <draw:frame draw:style-name="gr9" draw:text-style-name="P1" draw:layer="layout" svg:width="9.206cm" svg:height="1.183cm" svg:x="11.112cm" svg:y="16.873cm">
            <draw:text-box>
              <text:p text:style-name="P1">資金 (しきん) - funds</text:p>
              <text:p text:style-name="P1">金融 (きんゆう) - financing</text:p>
              <text:p text:style-name="P1">金利 (きんり) - interest rates</text:p>
            </draw:text-box>
            <svg:title>examples</svg:title>
          </draw:frame>
          <draw:frame draw:style-name="gr10" draw:text-style-name="P1" draw:layer="layout" svg:width="9.206cm" svg:height="0.709cm" svg:x="11.112cm" svg:y="16.257cm">
            <draw:text-box>
              <text:p text:style-name="P1">かね　かな-　-がね</text:p>
            </draw:text-box>
            <svg:title>kunyomi</svg:title>
          </draw:frame>
        </draw:g>
        <draw:g>
          <svg:title>back12</svg:title>
          <draw:custom-shape draw:style-name="gr5" draw:text-style-name="P1" draw:layer="layout" svg:width="9.795cm" svg:height="4.323cm" svg:x="1.002cm" svg:y="22.61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2cm" svg:y="23.075cm">
            <draw:text-box>
              <text:p>SAY</text:p>
            </draw:text-box>
            <svg:title>english</svg:title>
          </draw:frame>
          <draw:frame draw:style-name="gr7" draw:text-style-name="P1" draw:layer="layout" svg:width="9.206cm" svg:height="0.937cm" svg:x="1.32cm" svg:y="23.945cm">
            <draw:text-box>
              <text:p/>
            </draw:text-box>
            <svg:title>meaning</svg:title>
          </draw:frame>
          <draw:frame draw:style-name="gr8" draw:text-style-name="P1" draw:layer="layout" svg:width="9.206cm" svg:height="0.71cm" svg:x="1.32cm" svg:y="24.482cm">
            <draw:text-box>
              <text:p text:style-name="P1">ゲン　ゴン</text:p>
            </draw:text-box>
            <svg:title>onyomi</svg:title>
          </draw:frame>
          <draw:frame draw:style-name="gr9" draw:text-style-name="P1" draw:layer="layout" svg:width="9.206cm" svg:height="1.183cm" svg:x="1.32cm" svg:y="25.522cm">
            <draw:text-box>
              <text:p text:style-name="P1">言う (いう) - to say</text:p>
              <text:p text:style-name="P1">言葉 (けとば) - language</text:p>
              <text:p text:style-name="P1">発言 (はつげん) - utterance</text:p>
            </draw:text-box>
            <svg:title>examples</svg:title>
          </draw:frame>
          <draw:frame draw:style-name="gr10" draw:text-style-name="P1" draw:layer="layout" svg:width="9.206cm" svg:height="0.709cm" svg:x="1.32cm" svg:y="24.906cm">
            <draw:text-box>
              <text:p text:style-name="P1">い.う　こと</text:p>
            </draw:text-box>
            <svg:title>kunyomi</svg:title>
          </draw:frame>
        </draw:g>
        <draw:g>
          <svg:title>back11</svg:title>
          <draw:custom-shape draw:style-name="gr5" draw:text-style-name="P1" draw:layer="layout" svg:width="9.795cm" svg:height="4.323cm" svg:x="10.796cm" svg:y="22.61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4cm" svg:y="23.074cm">
            <draw:text-box>
              <text:p>SEE</text:p>
            </draw:text-box>
            <svg:title>english</svg:title>
          </draw:frame>
          <draw:frame draw:style-name="gr11" draw:text-style-name="P1" draw:layer="layout" svg:width="9.206cm" svg:height="0.709cm" svg:x="11.114cm" svg:y="24.058cm">
            <draw:text-box>
              <text:p text:style-name="P1">hopes - chances - idea - opinion - look at - …</text:p>
            </draw:text-box>
            <svg:title>meaning</svg:title>
          </draw:frame>
          <draw:frame draw:style-name="gr8" draw:text-style-name="P1" draw:layer="layout" svg:width="9.206cm" svg:height="0.71cm" svg:x="11.114cm" svg:y="24.481cm">
            <draw:text-box>
              <text:p text:style-name="P1">ケン</text:p>
            </draw:text-box>
            <svg:title>onyomi</svg:title>
          </draw:frame>
          <draw:frame draw:style-name="gr9" draw:text-style-name="P1" draw:layer="layout" svg:width="9.206cm" svg:height="1.183cm" svg:x="11.114cm" svg:y="25.521cm">
            <draw:text-box>
              <text:p text:style-name="P1">見る (みる) - to see</text:p>
              <text:p text:style-name="P1">会見 (かいけん) - interview</text:p>
              <text:p text:style-name="P1">意見 (いけん) - opinion</text:p>
            </draw:text-box>
            <svg:title>examples</svg:title>
          </draw:frame>
          <draw:frame draw:style-name="gr10" draw:text-style-name="P1" draw:layer="layout" svg:width="9.206cm" svg:height="0.709cm" svg:x="11.114cm" svg:y="24.905cm">
            <draw:text-box>
              <text:p text:style-name="P1">み.る　み.える　み.せる</text:p>
            </draw:text-box>
            <svg:title>kunyomi</svg:title>
          </draw:frame>
        </draw:g>
      </draw:page>
      <draw:page draw:name="Front" draw:style-name="dp1" draw:master-page-name="Default">
        <draw:g>
          <svg:title>front3</svg:title>
          <draw:custom-shape draw:style-name="gr1" draw:text-style-name="P1" draw:layer="layout" svg:width="9.795cm" svg:height="4.338cm" svg:x="1cm" svg:y="5.33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5.762cm">
            <draw:text-box>
              <text:p>午</text:p>
            </draw:text-box>
            <svg:title>literal</svg:title>
          </draw:frame>
          <draw:frame draw:style-name="gr3" draw:layer="layout" svg:width="1.189cm" svg:height="0.788cm" svg:x="8.865cm" svg:y="8.366cm">
            <draw:text-box>
              <text:p>4</text:p>
            </draw:text-box>
            <svg:title>stroke_count</svg:title>
          </draw:frame>
          <draw:frame draw:style-name="gr4" draw:layer="layout" svg:width="1.282cm" svg:height="0.788cm" svg:x="1.38cm" svg:y="8.366cm">
            <draw:text-box>
              <text:p>N5</text:p>
            </draw:text-box>
            <svg:title>level</svg:title>
          </draw:frame>
        </draw:g>
        <draw:g>
          <svg:title>front4</svg:title>
          <draw:custom-shape draw:style-name="gr1" draw:text-style-name="P1" draw:layer="layout" svg:width="9.795cm" svg:height="4.338cm" svg:x="10.795cm" svg:y="5.33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5.762cm">
            <draw:text-box>
              <text:p>後</text:p>
            </draw:text-box>
            <svg:title>literal</svg:title>
          </draw:frame>
          <draw:frame draw:style-name="gr3" draw:layer="layout" svg:width="1.189cm" svg:height="0.788cm" svg:x="18.66cm" svg:y="8.366cm">
            <draw:text-box>
              <text:p>9</text:p>
            </draw:text-box>
            <svg:title>stroke_count</svg:title>
          </draw:frame>
          <draw:frame draw:style-name="gr4" draw:layer="layout" svg:width="1.282cm" svg:height="0.788cm" svg:x="11.175cm" svg:y="8.366cm">
            <draw:text-box>
              <text:p>N5</text:p>
            </draw:text-box>
            <svg:title>level</svg:title>
          </draw:frame>
        </draw:g>
        <draw:g>
          <svg:title>front1</svg:title>
          <draw:custom-shape draw:style-name="gr1" draw:text-style-name="P1" draw:layer="layout" svg:width="9.795cm" svg:height="4.338cm" svg:x="1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.424cm">
            <draw:text-box>
              <text:p>古</text:p>
            </draw:text-box>
            <svg:title>literal</svg:title>
          </draw:frame>
          <draw:frame draw:style-name="gr3" draw:layer="layout" svg:width="1.189cm" svg:height="0.788cm" svg:x="8.865cm" svg:y="4.028cm">
            <draw:text-box>
              <text:p>5</text:p>
            </draw:text-box>
            <svg:title>stroke_count</svg:title>
          </draw:frame>
          <draw:frame draw:style-name="gr4" draw:layer="layout" svg:width="1.282cm" svg:height="0.788cm" svg:x="1.38cm" svg:y="4.028cm">
            <draw:text-box>
              <text:p>N5</text:p>
            </draw:text-box>
            <svg:title>level</svg:title>
          </draw:frame>
        </draw:g>
        <draw:g>
          <svg:title>front2</svg:title>
          <draw:custom-shape draw:style-name="gr1" draw:text-style-name="P1" draw:layer="layout" svg:width="9.795cm" svg:height="4.338cm" svg:x="10.795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.424cm">
            <draw:text-box>
              <text:p>五</text:p>
            </draw:text-box>
            <svg:title>literal</svg:title>
          </draw:frame>
          <draw:frame draw:style-name="gr3" draw:layer="layout" svg:width="1.189cm" svg:height="0.788cm" svg:x="18.66cm" svg:y="4.028cm">
            <draw:text-box>
              <text:p>4</text:p>
            </draw:text-box>
            <svg:title>stroke_count</svg:title>
          </draw:frame>
          <draw:frame draw:style-name="gr4" draw:layer="layout" svg:width="1.282cm" svg:height="0.788cm" svg:x="11.175cm" svg:y="4.028cm">
            <draw:text-box>
              <text:p>N5</text:p>
            </draw:text-box>
            <svg:title>level</svg:title>
          </draw:frame>
        </draw:g>
        <draw:g>
          <svg:title>front5</svg:title>
          <draw:custom-shape draw:style-name="gr1" draw:text-style-name="P1" draw:layer="layout" svg:width="9.795cm" svg:height="4.338cm" svg:x="1cm" svg:y="9.6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0.1cm">
            <draw:text-box>
              <text:p>語</text:p>
            </draw:text-box>
            <svg:title>literal</svg:title>
          </draw:frame>
          <draw:frame draw:style-name="gr3" draw:layer="layout" svg:width="1.189cm" svg:height="0.788cm" svg:x="8.865cm" svg:y="12.704cm">
            <draw:text-box>
              <text:p>14</text:p>
            </draw:text-box>
            <svg:title>stroke_count</svg:title>
          </draw:frame>
          <draw:frame draw:style-name="gr4" draw:layer="layout" svg:width="1.282cm" svg:height="0.788cm" svg:x="1.38cm" svg:y="12.704cm">
            <draw:text-box>
              <text:p>N5</text:p>
            </draw:text-box>
            <svg:title>level</svg:title>
          </draw:frame>
        </draw:g>
        <draw:g>
          <svg:title>front6</svg:title>
          <draw:custom-shape draw:style-name="gr1" draw:text-style-name="P1" draw:layer="layout" svg:width="9.795cm" svg:height="4.338cm" svg:x="10.795cm" svg:y="9.6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0.1cm">
            <draw:text-box>
              <text:p>口</text:p>
            </draw:text-box>
            <svg:title>literal</svg:title>
          </draw:frame>
          <draw:frame draw:style-name="gr3" draw:layer="layout" svg:width="1.189cm" svg:height="0.788cm" svg:x="18.66cm" svg:y="12.704cm">
            <draw:text-box>
              <text:p>3</text:p>
            </draw:text-box>
            <svg:title>stroke_count</svg:title>
          </draw:frame>
          <draw:frame draw:style-name="gr4" draw:layer="layout" svg:width="1.282cm" svg:height="0.788cm" svg:x="11.175cm" svg:y="12.704cm">
            <draw:text-box>
              <text:p>N5</text:p>
            </draw:text-box>
            <svg:title>level</svg:title>
          </draw:frame>
        </draw:g>
        <draw:g>
          <svg:title>front9</svg:title>
          <draw:custom-shape draw:style-name="gr1" draw:text-style-name="P1" draw:layer="layout" svg:width="9.795cm" svg:height="4.338cm" svg:x="1cm" svg:y="18.26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8.688cm">
            <draw:text-box>
              <text:p>高</text:p>
            </draw:text-box>
            <svg:title>literal</svg:title>
          </draw:frame>
          <draw:frame draw:style-name="gr3" draw:layer="layout" svg:width="1.189cm" svg:height="0.788cm" svg:x="8.865cm" svg:y="21.292cm">
            <draw:text-box>
              <text:p>10</text:p>
            </draw:text-box>
            <svg:title>stroke_count</svg:title>
          </draw:frame>
          <draw:frame draw:style-name="gr4" draw:layer="layout" svg:width="1.282cm" svg:height="0.788cm" svg:x="1.38cm" svg:y="21.292cm">
            <draw:text-box>
              <text:p>N5</text:p>
            </draw:text-box>
            <svg:title>level</svg:title>
          </draw:frame>
        </draw:g>
        <draw:g>
          <svg:title>front10</svg:title>
          <draw:custom-shape draw:style-name="gr1" draw:text-style-name="P1" draw:layer="layout" svg:width="9.795cm" svg:height="4.338cm" svg:x="10.795cm" svg:y="18.26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8.688cm">
            <draw:text-box>
              <text:p>国</text:p>
            </draw:text-box>
            <svg:title>literal</svg:title>
          </draw:frame>
          <draw:frame draw:style-name="gr3" draw:layer="layout" svg:width="1.189cm" svg:height="0.788cm" svg:x="18.66cm" svg:y="21.292cm">
            <draw:text-box>
              <text:p>8</text:p>
            </draw:text-box>
            <svg:title>stroke_count</svg:title>
          </draw:frame>
          <draw:frame draw:style-name="gr4" draw:layer="layout" svg:width="1.282cm" svg:height="0.788cm" svg:x="11.175cm" svg:y="21.292cm">
            <draw:text-box>
              <text:p>N5</text:p>
            </draw:text-box>
            <svg:title>level</svg:title>
          </draw:frame>
        </draw:g>
        <draw:g>
          <svg:title>front7</svg:title>
          <draw:custom-shape draw:style-name="gr1" draw:text-style-name="P1" draw:layer="layout" svg:width="9.795cm" svg:height="4.338cm" svg:x="1cm" svg:y="13.9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4.35cm">
            <draw:text-box>
              <text:p>校</text:p>
            </draw:text-box>
            <svg:title>literal</svg:title>
          </draw:frame>
          <draw:frame draw:style-name="gr3" draw:layer="layout" svg:width="1.189cm" svg:height="0.788cm" svg:x="8.865cm" svg:y="16.954cm">
            <draw:text-box>
              <text:p>10</text:p>
            </draw:text-box>
            <svg:title>stroke_count</svg:title>
          </draw:frame>
          <draw:frame draw:style-name="gr4" draw:layer="layout" svg:width="1.282cm" svg:height="0.788cm" svg:x="1.38cm" svg:y="16.954cm">
            <draw:text-box>
              <text:p>N5</text:p>
            </draw:text-box>
            <svg:title>level</svg:title>
          </draw:frame>
        </draw:g>
        <draw:g>
          <svg:title>front8</svg:title>
          <draw:custom-shape draw:style-name="gr1" draw:text-style-name="P1" draw:layer="layout" svg:width="9.795cm" svg:height="4.338cm" svg:x="10.795cm" svg:y="13.9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4.35cm">
            <draw:text-box>
              <text:p>行</text:p>
            </draw:text-box>
            <svg:title>literal</svg:title>
          </draw:frame>
          <draw:frame draw:style-name="gr3" draw:layer="layout" svg:width="1.189cm" svg:height="0.788cm" svg:x="18.66cm" svg:y="16.954cm">
            <draw:text-box>
              <text:p>6</text:p>
            </draw:text-box>
            <svg:title>stroke_count</svg:title>
          </draw:frame>
          <draw:frame draw:style-name="gr4" draw:layer="layout" svg:width="1.282cm" svg:height="0.788cm" svg:x="11.175cm" svg:y="16.954cm">
            <draw:text-box>
              <text:p>N5</text:p>
            </draw:text-box>
            <svg:title>level</svg:title>
          </draw:frame>
        </draw:g>
        <draw:g>
          <svg:title>front11</svg:title>
          <draw:custom-shape draw:style-name="gr1" draw:text-style-name="P1" draw:layer="layout" svg:width="9.795cm" svg:height="4.338cm" svg:x="1cm" svg:y="22.6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23.026cm">
            <draw:text-box>
              <text:p>今</text:p>
            </draw:text-box>
            <svg:title>literal</svg:title>
          </draw:frame>
          <draw:frame draw:style-name="gr3" draw:layer="layout" svg:width="1.189cm" svg:height="0.788cm" svg:x="8.865cm" svg:y="25.63cm">
            <draw:text-box>
              <text:p>4</text:p>
            </draw:text-box>
            <svg:title>stroke_count</svg:title>
          </draw:frame>
          <draw:frame draw:style-name="gr4" draw:layer="layout" svg:width="1.282cm" svg:height="0.788cm" svg:x="1.38cm" svg:y="25.63cm">
            <draw:text-box>
              <text:p>N5</text:p>
            </draw:text-box>
            <svg:title>level</svg:title>
          </draw:frame>
        </draw:g>
        <draw:g>
          <svg:title>front12</svg:title>
          <draw:custom-shape draw:style-name="gr1" draw:text-style-name="P1" draw:layer="layout" svg:width="9.795cm" svg:height="4.338cm" svg:x="10.795cm" svg:y="22.6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23.026cm">
            <draw:text-box>
              <text:p>左</text:p>
            </draw:text-box>
            <svg:title>literal</svg:title>
          </draw:frame>
          <draw:frame draw:style-name="gr3" draw:layer="layout" svg:width="1.189cm" svg:height="0.788cm" svg:x="18.66cm" svg:y="25.63cm">
            <draw:text-box>
              <text:p>5</text:p>
            </draw:text-box>
            <svg:title>stroke_count</svg:title>
          </draw:frame>
          <draw:frame draw:style-name="gr4" draw:layer="layout" svg:width="1.282cm" svg:height="0.788cm" svg:x="11.175cm" svg:y="25.63cm">
            <draw:text-box>
              <text:p>N5</text:p>
            </draw:text-box>
            <svg:title>level</svg:title>
          </draw:frame>
        </draw:g>
      </draw:page>
      <draw:page draw:name="Back" draw:style-name="dp1" draw:master-page-name="Default">
        <draw:g>
          <svg:title>back4</svg:title>
          <draw:custom-shape draw:style-name="gr5" draw:text-style-name="P1" draw:layer="layout" svg:width="9.795cm" svg:height="4.323cm" svg:x="1cm" svg:y="5.32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8cm" svg:y="5.783cm">
            <draw:text-box>
              <text:p>BEHIND</text:p>
            </draw:text-box>
            <svg:title>english</svg:title>
          </draw:frame>
          <draw:frame draw:style-name="gr11" draw:text-style-name="P1" draw:layer="layout" svg:width="9.206cm" svg:height="0.709cm" svg:x="1.318cm" svg:y="6.767cm">
            <draw:text-box>
              <text:p text:style-name="P1">back - later</text:p>
            </draw:text-box>
            <svg:title>meaning</svg:title>
          </draw:frame>
          <draw:frame draw:style-name="gr8" draw:text-style-name="P1" draw:layer="layout" svg:width="9.206cm" svg:height="0.71cm" svg:x="1.318cm" svg:y="7.19cm">
            <draw:text-box>
              <text:p text:style-name="P1">ゴ　コウ</text:p>
            </draw:text-box>
            <svg:title>onyomi</svg:title>
          </draw:frame>
          <draw:frame draw:style-name="gr9" draw:text-style-name="P1" draw:layer="layout" svg:width="9.206cm" svg:height="1.183cm" svg:x="1.318cm" svg:y="8.23cm">
            <draw:text-box>
              <text:p text:style-name="P1">午後 (ごご) - afternoon</text:p>
              <text:p text:style-name="P1">今後 (こんご) - from now on</text:p>
              <text:p text:style-name="P1">最後 (さいご) - last</text:p>
            </draw:text-box>
            <svg:title>examples</svg:title>
          </draw:frame>
          <draw:frame draw:style-name="gr10" draw:text-style-name="P1" draw:layer="layout" svg:width="9.206cm" svg:height="0.709cm" svg:x="1.318cm" svg:y="7.614cm">
            <draw:text-box>
              <text:p text:style-name="P1">のち　うし.ろ　うしろ　あと　…</text:p>
            </draw:text-box>
            <svg:title>kunyomi</svg:title>
          </draw:frame>
        </draw:g>
        <draw:g>
          <svg:title>back3</svg:title>
          <draw:custom-shape draw:style-name="gr5" draw:text-style-name="P1" draw:layer="layout" svg:width="9.795cm" svg:height="4.323cm" svg:x="10.794cm" svg:y="5.32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2cm" svg:y="5.782cm">
            <draw:text-box>
              <text:p>NOON</text:p>
            </draw:text-box>
            <svg:title>english</svg:title>
          </draw:frame>
          <draw:frame draw:style-name="gr11" draw:text-style-name="P1" draw:layer="layout" svg:width="9.206cm" svg:height="0.709cm" svg:x="11.112cm" svg:y="6.766cm">
            <draw:text-box>
              <text:p text:style-name="P1">sign of the horse - 11AM-1PM - …</text:p>
            </draw:text-box>
            <svg:title>meaning</svg:title>
          </draw:frame>
          <draw:frame draw:style-name="gr8" draw:text-style-name="P1" draw:layer="layout" svg:width="9.206cm" svg:height="0.71cm" svg:x="11.112cm" svg:y="7.189cm">
            <draw:text-box>
              <text:p text:style-name="P1">ゴ</text:p>
            </draw:text-box>
            <svg:title>onyomi</svg:title>
          </draw:frame>
          <draw:frame draw:style-name="gr9" draw:text-style-name="P1" draw:layer="layout" svg:width="9.206cm" svg:height="1.183cm" svg:x="11.112cm" svg:y="8.229cm">
            <draw:text-box>
              <text:p text:style-name="P1">午後 (ごご) - afternoon</text:p>
              <text:p text:style-name="P1">午前 (ごぜん) - morning</text:p>
              <text:p text:style-name="P1">正午 (しょうご) - noon</text:p>
            </draw:text-box>
            <svg:title>examples</svg:title>
          </draw:frame>
          <draw:frame draw:style-name="gr10" draw:text-style-name="P1" draw:layer="layout" svg:width="9.206cm" svg:height="0.709cm" svg:x="11.112cm" svg:y="7.613cm">
            <draw:text-box>
              <text:p text:style-name="P1">うま</text:p>
            </draw:text-box>
            <svg:title>kunyomi</svg:title>
          </draw:frame>
        </draw:g>
        <draw:g>
          <svg:title>back2</svg:title>
          <draw:custom-shape draw:style-name="gr5" draw:text-style-name="P1" draw:layer="layout" svg:width="9.795cm" svg:height="4.323cm" svg:x="0.999cm" svg:y="1.0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7cm" svg:y="1.459cm">
            <draw:text-box>
              <text:p>FIVE</text:p>
            </draw:text-box>
            <svg:title>english</svg:title>
          </draw:frame>
          <draw:frame draw:style-name="gr7" draw:text-style-name="P1" draw:layer="layout" svg:width="9.206cm" svg:height="0.937cm" svg:x="1.317cm" svg:y="2.329cm">
            <draw:text-box>
              <text:p/>
            </draw:text-box>
            <svg:title>meaning</svg:title>
          </draw:frame>
          <draw:frame draw:style-name="gr8" draw:text-style-name="P1" draw:layer="layout" svg:width="9.206cm" svg:height="0.71cm" svg:x="1.317cm" svg:y="2.866cm">
            <draw:text-box>
              <text:p text:style-name="P1">ゴ</text:p>
            </draw:text-box>
            <svg:title>onyomi</svg:title>
          </draw:frame>
          <draw:frame draw:style-name="gr9" draw:text-style-name="P1" draw:layer="layout" svg:width="9.206cm" svg:height="1.183cm" svg:x="1.317cm" svg:y="3.906cm">
            <draw:text-box>
              <text:p text:style-name="P1">五月 (ごがつ) - May</text:p>
              <text:p text:style-name="P1">五輪 (ごりん) - the Olympics</text:p>
              <text:p text:style-name="P1">五分 (ごふん) - five minutes</text:p>
            </draw:text-box>
            <svg:title>examples</svg:title>
          </draw:frame>
          <draw:frame draw:style-name="gr10" draw:text-style-name="P1" draw:layer="layout" svg:width="9.206cm" svg:height="0.709cm" svg:x="1.317cm" svg:y="3.29cm">
            <draw:text-box>
              <text:p text:style-name="P1">いつ　いつ.つ</text:p>
            </draw:text-box>
            <svg:title>kunyomi</svg:title>
          </draw:frame>
        </draw:g>
        <draw:g>
          <svg:title>back1</svg:title>
          <draw:custom-shape draw:style-name="gr5" draw:text-style-name="P1" draw:layer="layout" svg:width="9.795cm" svg:height="4.323cm" svg:x="10.793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1cm" svg:y="1.458cm">
            <draw:text-box>
              <text:p>OLD</text:p>
            </draw:text-box>
            <svg:title>english</svg:title>
          </draw:frame>
          <draw:frame draw:style-name="gr7" draw:text-style-name="P1" draw:layer="layout" svg:width="9.206cm" svg:height="0.937cm" svg:x="11.111cm" svg:y="2.328cm">
            <draw:text-box>
              <text:p/>
            </draw:text-box>
            <svg:title>meaning</svg:title>
          </draw:frame>
          <draw:frame draw:style-name="gr8" draw:text-style-name="P1" draw:layer="layout" svg:width="9.206cm" svg:height="0.71cm" svg:x="11.111cm" svg:y="2.865cm">
            <draw:text-box>
              <text:p text:style-name="P1">コ</text:p>
            </draw:text-box>
            <svg:title>onyomi</svg:title>
          </draw:frame>
          <draw:frame draw:style-name="gr9" draw:text-style-name="P1" draw:layer="layout" svg:width="9.206cm" svg:height="1.183cm" svg:x="11.111cm" svg:y="3.905cm">
            <draw:text-box>
              <text:p text:style-name="P1">名古屋 (なごや) - Nagoya (city)</text:p>
              <text:p text:style-name="P1">古い (ふるい) - old (not person)</text:p>
              <text:p text:style-name="P1">古代 (こだい) - ancient times</text:p>
            </draw:text-box>
            <svg:title>examples</svg:title>
          </draw:frame>
          <draw:frame draw:style-name="gr10" draw:text-style-name="P1" draw:layer="layout" svg:width="9.206cm" svg:height="0.709cm" svg:x="11.111cm" svg:y="3.289cm">
            <draw:text-box>
              <text:p text:style-name="P1">ふる.い　ふる-　-ふる.す</text:p>
            </draw:text-box>
            <svg:title>kunyomi</svg:title>
          </draw:frame>
        </draw:g>
        <draw:g>
          <svg:title>back6</svg:title>
          <draw:custom-shape draw:style-name="gr5" draw:text-style-name="P1" draw:layer="layout" svg:width="9.795cm" svg:height="4.323cm" svg:x="1.001cm" svg:y="9.6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9cm" svg:y="10.107cm">
            <draw:text-box>
              <text:p>MOUTH</text:p>
            </draw:text-box>
            <svg:title>english</svg:title>
          </draw:frame>
          <draw:frame draw:style-name="gr7" draw:text-style-name="P1" draw:layer="layout" svg:width="9.206cm" svg:height="0.937cm" svg:x="1.319cm" svg:y="10.977cm">
            <draw:text-box>
              <text:p/>
            </draw:text-box>
            <svg:title>meaning</svg:title>
          </draw:frame>
          <draw:frame draw:style-name="gr8" draw:text-style-name="P1" draw:layer="layout" svg:width="9.206cm" svg:height="0.71cm" svg:x="1.319cm" svg:y="11.514cm">
            <draw:text-box>
              <text:p text:style-name="P1">コウ　ク</text:p>
            </draw:text-box>
            <svg:title>onyomi</svg:title>
          </draw:frame>
          <draw:frame draw:style-name="gr9" draw:text-style-name="P1" draw:layer="layout" svg:width="9.206cm" svg:height="1.183cm" svg:x="1.319cm" svg:y="12.554cm">
            <draw:text-box>
              <text:p text:style-name="P1">人口 (じんこう) - population</text:p>
              <text:p text:style-name="P1">窓口 (まどぐち) - ticket window</text:p>
              <text:p text:style-name="P1">口座 (こうざ) - account (e.g., bank)</text:p>
            </draw:text-box>
            <svg:title>examples</svg:title>
          </draw:frame>
          <draw:frame draw:style-name="gr10" draw:text-style-name="P1" draw:layer="layout" svg:width="9.206cm" svg:height="0.709cm" svg:x="1.319cm" svg:y="11.938cm">
            <draw:text-box>
              <text:p text:style-name="P1">くち</text:p>
            </draw:text-box>
            <svg:title>kunyomi</svg:title>
          </draw:frame>
        </draw:g>
        <draw:g>
          <svg:title>back5</svg:title>
          <draw:custom-shape draw:style-name="gr5" draw:text-style-name="P1" draw:layer="layout" svg:width="9.795cm" svg:height="4.323cm" svg:x="10.795cm" svg:y="9.6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3cm" svg:y="10.106cm">
            <draw:text-box>
              <text:p>WORD</text:p>
            </draw:text-box>
            <svg:title>english</svg:title>
          </draw:frame>
          <draw:frame draw:style-name="gr11" draw:text-style-name="P1" draw:layer="layout" svg:width="9.206cm" svg:height="0.709cm" svg:x="11.113cm" svg:y="11.09cm">
            <draw:text-box>
              <text:p text:style-name="P1">speech - language</text:p>
            </draw:text-box>
            <svg:title>meaning</svg:title>
          </draw:frame>
          <draw:frame draw:style-name="gr8" draw:text-style-name="P1" draw:layer="layout" svg:width="9.206cm" svg:height="0.71cm" svg:x="11.113cm" svg:y="11.513cm">
            <draw:text-box>
              <text:p text:style-name="P1">ゴ</text:p>
            </draw:text-box>
            <svg:title>onyomi</svg:title>
          </draw:frame>
          <draw:frame draw:style-name="gr9" draw:text-style-name="P1" draw:layer="layout" svg:width="9.206cm" svg:height="1.183cm" svg:x="11.113cm" svg:y="12.553cm">
            <draw:text-box>
              <text:p text:style-name="P1">語る (かたる) - to talk</text:p>
              <text:p text:style-name="P1">日本語 (にっぽんご) - Japanese (language)</text:p>
              <text:p text:style-name="P1">英語 (えいご) - English (language)</text:p>
            </draw:text-box>
            <svg:title>examples</svg:title>
          </draw:frame>
          <draw:frame draw:style-name="gr10" draw:text-style-name="P1" draw:layer="layout" svg:width="9.206cm" svg:height="0.709cm" svg:x="11.113cm" svg:y="11.937cm">
            <draw:text-box>
              <text:p text:style-name="P1">かた.る　かた.らう</text:p>
            </draw:text-box>
            <svg:title>kunyomi</svg:title>
          </draw:frame>
        </draw:g>
        <draw:g>
          <svg:title>back10</svg:title>
          <draw:custom-shape draw:style-name="gr5" draw:text-style-name="P1" draw:layer="layout" svg:width="9.795cm" svg:height="4.323cm" svg:x="1.001cm" svg:y="18.29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9cm" svg:y="18.751cm">
            <draw:text-box>
              <text:p>COUNTRY</text:p>
            </draw:text-box>
            <svg:title>english</svg:title>
          </draw:frame>
          <draw:frame draw:style-name="gr7" draw:text-style-name="P1" draw:layer="layout" svg:width="9.206cm" svg:height="0.937cm" svg:x="1.319cm" svg:y="19.621cm">
            <draw:text-box>
              <text:p/>
            </draw:text-box>
            <svg:title>meaning</svg:title>
          </draw:frame>
          <draw:frame draw:style-name="gr8" draw:text-style-name="P1" draw:layer="layout" svg:width="9.206cm" svg:height="0.71cm" svg:x="1.319cm" svg:y="20.158cm">
            <draw:text-box>
              <text:p text:style-name="P1">コク</text:p>
            </draw:text-box>
            <svg:title>onyomi</svg:title>
          </draw:frame>
          <draw:frame draw:style-name="gr9" draw:text-style-name="P1" draw:layer="layout" svg:width="9.206cm" svg:height="1.183cm" svg:x="1.319cm" svg:y="21.198cm">
            <draw:text-box>
              <text:p text:style-name="P1">米国 (べいこく) - America</text:p>
              <text:p text:style-name="P1">国際 (こくさい) - international</text:p>
              <text:p text:style-name="P1">国連 (こくれん) - UN</text:p>
            </draw:text-box>
            <svg:title>examples</svg:title>
          </draw:frame>
          <draw:frame draw:style-name="gr10" draw:text-style-name="P1" draw:layer="layout" svg:width="9.206cm" svg:height="0.709cm" svg:x="1.319cm" svg:y="20.582cm">
            <draw:text-box>
              <text:p text:style-name="P1">くに</text:p>
            </draw:text-box>
            <svg:title>kunyomi</svg:title>
          </draw:frame>
        </draw:g>
        <draw:g>
          <svg:title>back9</svg:title>
          <draw:custom-shape draw:style-name="gr5" draw:text-style-name="P1" draw:layer="layout" svg:width="9.795cm" svg:height="4.323cm" svg:x="10.795cm" svg:y="18.29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3cm" svg:y="18.75cm">
            <draw:text-box>
              <text:p>TALL</text:p>
            </draw:text-box>
            <svg:title>english</svg:title>
          </draw:frame>
          <draw:frame draw:style-name="gr11" draw:text-style-name="P1" draw:layer="layout" svg:width="9.206cm" svg:height="0.709cm" svg:x="11.113cm" svg:y="19.734cm">
            <draw:text-box>
              <text:p text:style-name="P1">high - expensive</text:p>
            </draw:text-box>
            <svg:title>meaning</svg:title>
          </draw:frame>
          <draw:frame draw:style-name="gr8" draw:text-style-name="P1" draw:layer="layout" svg:width="9.206cm" svg:height="0.71cm" svg:x="11.113cm" svg:y="20.157cm">
            <draw:text-box>
              <text:p text:style-name="P1">コウ</text:p>
            </draw:text-box>
            <svg:title>onyomi</svg:title>
          </draw:frame>
          <draw:frame draw:style-name="gr9" draw:text-style-name="P1" draw:layer="layout" svg:width="9.206cm" svg:height="1.183cm" svg:x="11.113cm" svg:y="21.197cm">
            <draw:text-box>
              <text:p text:style-name="P1">高い (たかい) - high</text:p>
              <text:p text:style-name="P1">最高 (さいこう) - highest</text:p>
              <text:p text:style-name="P1">高校 (こうこう) - senior high school</text:p>
            </draw:text-box>
            <svg:title>examples</svg:title>
          </draw:frame>
          <draw:frame draw:style-name="gr10" draw:text-style-name="P1" draw:layer="layout" svg:width="9.206cm" svg:height="0.709cm" svg:x="11.113cm" svg:y="20.581cm">
            <draw:text-box>
              <text:p text:style-name="P1">たか.い　たか　-だか　たか.まる　…</text:p>
            </draw:text-box>
            <svg:title>kunyomi</svg:title>
          </draw:frame>
        </draw:g>
        <draw:g>
          <svg:title>back8</svg:title>
          <draw:custom-shape draw:style-name="gr5" draw:text-style-name="P1" draw:layer="layout" svg:width="9.795cm" svg:height="4.323cm" svg:x="1cm" svg:y="13.96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8cm" svg:y="14.427cm">
            <draw:text-box>
              <text:p>GOING</text:p>
            </draw:text-box>
            <svg:title>english</svg:title>
          </draw:frame>
          <draw:frame draw:style-name="gr11" draw:text-style-name="P1" draw:layer="layout" svg:width="9.206cm" svg:height="0.709cm" svg:x="1.318cm" svg:y="15.411cm">
            <draw:text-box>
              <text:p text:style-name="P1">journey</text:p>
            </draw:text-box>
            <svg:title>meaning</svg:title>
          </draw:frame>
          <draw:frame draw:style-name="gr8" draw:text-style-name="P1" draw:layer="layout" svg:width="9.206cm" svg:height="0.71cm" svg:x="1.318cm" svg:y="15.834cm">
            <draw:text-box>
              <text:p text:style-name="P1">コウ　ギョウ　アン</text:p>
            </draw:text-box>
            <svg:title>onyomi</svg:title>
          </draw:frame>
          <draw:frame draw:style-name="gr9" draw:text-style-name="P1" draw:layer="layout" svg:width="9.206cm" svg:height="1.183cm" svg:x="1.318cm" svg:y="16.874cm">
            <draw:text-box>
              <text:p text:style-name="P1">行う (おこなう) - to perform</text:p>
              <text:p text:style-name="P1">銀行 (ぎんこう) - bank</text:p>
              <text:p text:style-name="P1">行く (いく) - to go</text:p>
            </draw:text-box>
            <svg:title>examples</svg:title>
          </draw:frame>
          <draw:frame draw:style-name="gr10" draw:text-style-name="P1" draw:layer="layout" svg:width="9.206cm" svg:height="0.709cm" svg:x="1.318cm" svg:y="16.258cm">
            <draw:text-box>
              <text:p text:style-name="P1">い.く　ゆ.く　-ゆ.き　-ゆき　-い.き　…</text:p>
            </draw:text-box>
            <svg:title>kunyomi</svg:title>
          </draw:frame>
        </draw:g>
        <draw:g>
          <svg:title>back7</svg:title>
          <draw:custom-shape draw:style-name="gr5" draw:text-style-name="P1" draw:layer="layout" svg:width="9.795cm" svg:height="4.323cm" svg:x="10.794cm" svg:y="13.9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2cm" svg:y="14.426cm">
            <draw:text-box>
              <text:p>EXAM</text:p>
            </draw:text-box>
            <svg:title>english</svg:title>
          </draw:frame>
          <draw:frame draw:style-name="gr11" draw:text-style-name="P1" draw:layer="layout" svg:width="9.206cm" svg:height="0.709cm" svg:x="11.112cm" svg:y="15.41cm">
            <draw:text-box>
              <text:p text:style-name="P1">school - printing - proof - correction</text:p>
            </draw:text-box>
            <svg:title>meaning</svg:title>
          </draw:frame>
          <draw:frame draw:style-name="gr8" draw:text-style-name="P1" draw:layer="layout" svg:width="9.206cm" svg:height="0.71cm" svg:x="11.112cm" svg:y="15.833cm">
            <draw:text-box>
              <text:p text:style-name="P1">コウ　キョウ</text:p>
            </draw:text-box>
            <svg:title>onyomi</svg:title>
          </draw:frame>
          <draw:frame draw:style-name="gr9" draw:text-style-name="P1" draw:layer="layout" svg:width="9.206cm" svg:height="1.183cm" svg:x="11.112cm" svg:y="16.873cm">
            <draw:text-box>
              <text:p text:style-name="P1">学校 (がっこう) - school</text:p>
              <text:p text:style-name="P1">高校 (こうこう) - senior high school</text:p>
              <text:p text:style-name="P1">小学校 (しょうがっこう) - primary school</text:p>
            </draw:text-box>
            <svg:title>examples</svg:title>
          </draw:frame>
          <draw:frame draw:style-name="gr12" draw:text-style-name="P1" draw:layer="layout" svg:width="9.206cm" svg:height="0.937cm" svg:x="11.112cm" svg:y="16.143cm">
            <draw:text-box>
              <text:p/>
            </draw:text-box>
            <svg:title>kunyomi</svg:title>
          </draw:frame>
        </draw:g>
        <draw:g>
          <svg:title>back12</svg:title>
          <draw:custom-shape draw:style-name="gr5" draw:text-style-name="P1" draw:layer="layout" svg:width="9.795cm" svg:height="4.323cm" svg:x="1.002cm" svg:y="22.61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2cm" svg:y="23.075cm">
            <draw:text-box>
              <text:p>LEFT</text:p>
            </draw:text-box>
            <svg:title>english</svg:title>
          </draw:frame>
          <draw:frame draw:style-name="gr7" draw:text-style-name="P1" draw:layer="layout" svg:width="9.206cm" svg:height="0.937cm" svg:x="1.32cm" svg:y="23.945cm">
            <draw:text-box>
              <text:p/>
            </draw:text-box>
            <svg:title>meaning</svg:title>
          </draw:frame>
          <draw:frame draw:style-name="gr8" draw:text-style-name="P1" draw:layer="layout" svg:width="9.206cm" svg:height="0.71cm" svg:x="1.32cm" svg:y="24.482cm">
            <draw:text-box>
              <text:p text:style-name="P1">サ　シャ</text:p>
            </draw:text-box>
            <svg:title>onyomi</svg:title>
          </draw:frame>
          <draw:frame draw:style-name="gr9" draw:text-style-name="P1" draw:layer="layout" svg:width="9.206cm" svg:height="1.183cm" svg:x="1.32cm" svg:y="25.522cm">
            <draw:text-box>
              <text:p text:style-name="P1">左右 (さう) - left and right</text:p>
              <text:p text:style-name="P1">左翼 (さよく) - left-wing</text:p>
              <text:p text:style-name="P1">左派 (さは) - left wing</text:p>
            </draw:text-box>
            <svg:title>examples</svg:title>
          </draw:frame>
          <draw:frame draw:style-name="gr10" draw:text-style-name="P1" draw:layer="layout" svg:width="9.206cm" svg:height="0.709cm" svg:x="1.32cm" svg:y="24.906cm">
            <draw:text-box>
              <text:p text:style-name="P1">ひだり</text:p>
            </draw:text-box>
            <svg:title>kunyomi</svg:title>
          </draw:frame>
        </draw:g>
        <draw:g>
          <svg:title>back11</svg:title>
          <draw:custom-shape draw:style-name="gr5" draw:text-style-name="P1" draw:layer="layout" svg:width="9.795cm" svg:height="4.323cm" svg:x="10.796cm" svg:y="22.61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4cm" svg:y="23.074cm">
            <draw:text-box>
              <text:p>NOW</text:p>
            </draw:text-box>
            <svg:title>english</svg:title>
          </draw:frame>
          <draw:frame draw:style-name="gr7" draw:text-style-name="P1" draw:layer="layout" svg:width="9.206cm" svg:height="0.937cm" svg:x="11.114cm" svg:y="23.944cm">
            <draw:text-box>
              <text:p/>
            </draw:text-box>
            <svg:title>meaning</svg:title>
          </draw:frame>
          <draw:frame draw:style-name="gr8" draw:text-style-name="P1" draw:layer="layout" svg:width="9.206cm" svg:height="0.71cm" svg:x="11.114cm" svg:y="24.481cm">
            <draw:text-box>
              <text:p text:style-name="P1">コン　キン</text:p>
            </draw:text-box>
            <svg:title>onyomi</svg:title>
          </draw:frame>
          <draw:frame draw:style-name="gr9" draw:text-style-name="P1" draw:layer="layout" svg:width="9.206cm" svg:height="1.183cm" svg:x="11.114cm" svg:y="25.521cm">
            <draw:text-box>
              <text:p text:style-name="P1">今年 (ことし) - this year</text:p>
              <text:p text:style-name="P1">今回 (こんかい) - now</text:p>
              <text:p text:style-name="P1">今後 (こんご) - from now on</text:p>
            </draw:text-box>
            <svg:title>examples</svg:title>
          </draw:frame>
          <draw:frame draw:style-name="gr10" draw:text-style-name="P1" draw:layer="layout" svg:width="9.206cm" svg:height="0.709cm" svg:x="11.114cm" svg:y="24.905cm">
            <draw:text-box>
              <text:p text:style-name="P1">いま</text:p>
            </draw:text-box>
            <svg:title>kunyomi</svg:title>
          </draw:frame>
        </draw:g>
      </draw:page>
      <draw:page draw:name="Front" draw:style-name="dp1" draw:master-page-name="Default">
        <draw:g>
          <svg:title>front3</svg:title>
          <draw:custom-shape draw:style-name="gr1" draw:text-style-name="P1" draw:layer="layout" svg:width="9.795cm" svg:height="4.338cm" svg:x="1cm" svg:y="5.33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5.762cm">
            <draw:text-box>
              <text:p>四</text:p>
            </draw:text-box>
            <svg:title>literal</svg:title>
          </draw:frame>
          <draw:frame draw:style-name="gr3" draw:layer="layout" svg:width="1.189cm" svg:height="0.788cm" svg:x="8.865cm" svg:y="8.366cm">
            <draw:text-box>
              <text:p>5</text:p>
            </draw:text-box>
            <svg:title>stroke_count</svg:title>
          </draw:frame>
          <draw:frame draw:style-name="gr4" draw:layer="layout" svg:width="1.282cm" svg:height="0.788cm" svg:x="1.38cm" svg:y="8.366cm">
            <draw:text-box>
              <text:p>N5</text:p>
            </draw:text-box>
            <svg:title>level</svg:title>
          </draw:frame>
        </draw:g>
        <draw:g>
          <svg:title>front4</svg:title>
          <draw:custom-shape draw:style-name="gr1" draw:text-style-name="P1" draw:layer="layout" svg:width="9.795cm" svg:height="4.338cm" svg:x="10.795cm" svg:y="5.33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5.762cm">
            <draw:text-box>
              <text:p>子</text:p>
            </draw:text-box>
            <svg:title>literal</svg:title>
          </draw:frame>
          <draw:frame draw:style-name="gr3" draw:layer="layout" svg:width="1.189cm" svg:height="0.788cm" svg:x="18.66cm" svg:y="8.366cm">
            <draw:text-box>
              <text:p>3</text:p>
            </draw:text-box>
            <svg:title>stroke_count</svg:title>
          </draw:frame>
          <draw:frame draw:style-name="gr4" draw:layer="layout" svg:width="1.282cm" svg:height="0.788cm" svg:x="11.175cm" svg:y="8.366cm">
            <draw:text-box>
              <text:p>N5</text:p>
            </draw:text-box>
            <svg:title>level</svg:title>
          </draw:frame>
        </draw:g>
        <draw:g>
          <svg:title>front1</svg:title>
          <draw:custom-shape draw:style-name="gr1" draw:text-style-name="P1" draw:layer="layout" svg:width="9.795cm" svg:height="4.338cm" svg:x="1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.424cm">
            <draw:text-box>
              <text:p>三</text:p>
            </draw:text-box>
            <svg:title>literal</svg:title>
          </draw:frame>
          <draw:frame draw:style-name="gr3" draw:layer="layout" svg:width="1.189cm" svg:height="0.788cm" svg:x="8.865cm" svg:y="4.028cm">
            <draw:text-box>
              <text:p>3</text:p>
            </draw:text-box>
            <svg:title>stroke_count</svg:title>
          </draw:frame>
          <draw:frame draw:style-name="gr4" draw:layer="layout" svg:width="1.282cm" svg:height="0.788cm" svg:x="1.38cm" svg:y="4.028cm">
            <draw:text-box>
              <text:p>N5</text:p>
            </draw:text-box>
            <svg:title>level</svg:title>
          </draw:frame>
        </draw:g>
        <draw:g>
          <svg:title>front2</svg:title>
          <draw:custom-shape draw:style-name="gr1" draw:text-style-name="P1" draw:layer="layout" svg:width="9.795cm" svg:height="4.338cm" svg:x="10.795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.424cm">
            <draw:text-box>
              <text:p>山</text:p>
            </draw:text-box>
            <svg:title>literal</svg:title>
          </draw:frame>
          <draw:frame draw:style-name="gr3" draw:layer="layout" svg:width="1.189cm" svg:height="0.788cm" svg:x="18.66cm" svg:y="4.028cm">
            <draw:text-box>
              <text:p>3</text:p>
            </draw:text-box>
            <svg:title>stroke_count</svg:title>
          </draw:frame>
          <draw:frame draw:style-name="gr4" draw:layer="layout" svg:width="1.282cm" svg:height="0.788cm" svg:x="11.175cm" svg:y="4.028cm">
            <draw:text-box>
              <text:p>N5</text:p>
            </draw:text-box>
            <svg:title>level</svg:title>
          </draw:frame>
        </draw:g>
        <draw:g>
          <svg:title>front5</svg:title>
          <draw:custom-shape draw:style-name="gr1" draw:text-style-name="P1" draw:layer="layout" svg:width="9.795cm" svg:height="4.338cm" svg:x="1cm" svg:y="9.6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0.1cm">
            <draw:text-box>
              <text:p>時</text:p>
            </draw:text-box>
            <svg:title>literal</svg:title>
          </draw:frame>
          <draw:frame draw:style-name="gr3" draw:layer="layout" svg:width="1.189cm" svg:height="0.788cm" svg:x="8.865cm" svg:y="12.704cm">
            <draw:text-box>
              <text:p>10</text:p>
            </draw:text-box>
            <svg:title>stroke_count</svg:title>
          </draw:frame>
          <draw:frame draw:style-name="gr4" draw:layer="layout" svg:width="1.282cm" svg:height="0.788cm" svg:x="1.38cm" svg:y="12.704cm">
            <draw:text-box>
              <text:p>N5</text:p>
            </draw:text-box>
            <svg:title>level</svg:title>
          </draw:frame>
        </draw:g>
        <draw:g>
          <svg:title>front6</svg:title>
          <draw:custom-shape draw:style-name="gr1" draw:text-style-name="P1" draw:layer="layout" svg:width="9.795cm" svg:height="4.338cm" svg:x="10.795cm" svg:y="9.6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0.1cm">
            <draw:text-box>
              <text:p>耳</text:p>
            </draw:text-box>
            <svg:title>literal</svg:title>
          </draw:frame>
          <draw:frame draw:style-name="gr3" draw:layer="layout" svg:width="1.189cm" svg:height="0.788cm" svg:x="18.66cm" svg:y="12.704cm">
            <draw:text-box>
              <text:p>6</text:p>
            </draw:text-box>
            <svg:title>stroke_count</svg:title>
          </draw:frame>
          <draw:frame draw:style-name="gr4" draw:layer="layout" svg:width="1.282cm" svg:height="0.788cm" svg:x="11.175cm" svg:y="12.704cm">
            <draw:text-box>
              <text:p>N5</text:p>
            </draw:text-box>
            <svg:title>level</svg:title>
          </draw:frame>
        </draw:g>
        <draw:g>
          <svg:title>front9</svg:title>
          <draw:custom-shape draw:style-name="gr1" draw:text-style-name="P1" draw:layer="layout" svg:width="9.795cm" svg:height="4.338cm" svg:x="1cm" svg:y="18.26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8.688cm">
            <draw:text-box>
              <text:p>車</text:p>
            </draw:text-box>
            <svg:title>literal</svg:title>
          </draw:frame>
          <draw:frame draw:style-name="gr3" draw:layer="layout" svg:width="1.189cm" svg:height="0.788cm" svg:x="8.865cm" svg:y="21.292cm">
            <draw:text-box>
              <text:p>7</text:p>
            </draw:text-box>
            <svg:title>stroke_count</svg:title>
          </draw:frame>
          <draw:frame draw:style-name="gr4" draw:layer="layout" svg:width="1.282cm" svg:height="0.788cm" svg:x="1.38cm" svg:y="21.292cm">
            <draw:text-box>
              <text:p>N5</text:p>
            </draw:text-box>
            <svg:title>level</svg:title>
          </draw:frame>
        </draw:g>
        <draw:g>
          <svg:title>front10</svg:title>
          <draw:custom-shape draw:style-name="gr1" draw:text-style-name="P1" draw:layer="layout" svg:width="9.795cm" svg:height="4.338cm" svg:x="10.795cm" svg:y="18.26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8.688cm">
            <draw:text-box>
              <text:p>手</text:p>
            </draw:text-box>
            <svg:title>literal</svg:title>
          </draw:frame>
          <draw:frame draw:style-name="gr3" draw:layer="layout" svg:width="1.189cm" svg:height="0.788cm" svg:x="18.66cm" svg:y="21.292cm">
            <draw:text-box>
              <text:p>4</text:p>
            </draw:text-box>
            <svg:title>stroke_count</svg:title>
          </draw:frame>
          <draw:frame draw:style-name="gr4" draw:layer="layout" svg:width="1.282cm" svg:height="0.788cm" svg:x="11.175cm" svg:y="21.292cm">
            <draw:text-box>
              <text:p>N5</text:p>
            </draw:text-box>
            <svg:title>level</svg:title>
          </draw:frame>
        </draw:g>
        <draw:g>
          <svg:title>front7</svg:title>
          <draw:custom-shape draw:style-name="gr1" draw:text-style-name="P1" draw:layer="layout" svg:width="9.795cm" svg:height="4.338cm" svg:x="1cm" svg:y="13.9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4.35cm">
            <draw:text-box>
              <text:p>七</text:p>
            </draw:text-box>
            <svg:title>literal</svg:title>
          </draw:frame>
          <draw:frame draw:style-name="gr3" draw:layer="layout" svg:width="1.189cm" svg:height="0.788cm" svg:x="8.865cm" svg:y="16.954cm">
            <draw:text-box>
              <text:p>2</text:p>
            </draw:text-box>
            <svg:title>stroke_count</svg:title>
          </draw:frame>
          <draw:frame draw:style-name="gr4" draw:layer="layout" svg:width="1.282cm" svg:height="0.788cm" svg:x="1.38cm" svg:y="16.954cm">
            <draw:text-box>
              <text:p>N5</text:p>
            </draw:text-box>
            <svg:title>level</svg:title>
          </draw:frame>
        </draw:g>
        <draw:g>
          <svg:title>front8</svg:title>
          <draw:custom-shape draw:style-name="gr1" draw:text-style-name="P1" draw:layer="layout" svg:width="9.795cm" svg:height="4.338cm" svg:x="10.795cm" svg:y="13.9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4.35cm">
            <draw:text-box>
              <text:p>社</text:p>
            </draw:text-box>
            <svg:title>literal</svg:title>
          </draw:frame>
          <draw:frame draw:style-name="gr3" draw:layer="layout" svg:width="1.189cm" svg:height="0.788cm" svg:x="18.66cm" svg:y="16.954cm">
            <draw:text-box>
              <text:p>7</text:p>
            </draw:text-box>
            <svg:title>stroke_count</svg:title>
          </draw:frame>
          <draw:frame draw:style-name="gr4" draw:layer="layout" svg:width="1.282cm" svg:height="0.788cm" svg:x="11.175cm" svg:y="16.954cm">
            <draw:text-box>
              <text:p>N5</text:p>
            </draw:text-box>
            <svg:title>level</svg:title>
          </draw:frame>
        </draw:g>
        <draw:g>
          <svg:title>front11</svg:title>
          <draw:custom-shape draw:style-name="gr1" draw:text-style-name="P1" draw:layer="layout" svg:width="9.795cm" svg:height="4.338cm" svg:x="1cm" svg:y="22.6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23.026cm">
            <draw:text-box>
              <text:p>週</text:p>
            </draw:text-box>
            <svg:title>literal</svg:title>
          </draw:frame>
          <draw:frame draw:style-name="gr3" draw:layer="layout" svg:width="1.189cm" svg:height="0.788cm" svg:x="8.865cm" svg:y="25.63cm">
            <draw:text-box>
              <text:p>11</text:p>
            </draw:text-box>
            <svg:title>stroke_count</svg:title>
          </draw:frame>
          <draw:frame draw:style-name="gr4" draw:layer="layout" svg:width="1.282cm" svg:height="0.788cm" svg:x="1.38cm" svg:y="25.63cm">
            <draw:text-box>
              <text:p>N5</text:p>
            </draw:text-box>
            <svg:title>level</svg:title>
          </draw:frame>
        </draw:g>
        <draw:g>
          <svg:title>front12</svg:title>
          <draw:custom-shape draw:style-name="gr1" draw:text-style-name="P1" draw:layer="layout" svg:width="9.795cm" svg:height="4.338cm" svg:x="10.795cm" svg:y="22.6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23.026cm">
            <draw:text-box>
              <text:p>十</text:p>
            </draw:text-box>
            <svg:title>literal</svg:title>
          </draw:frame>
          <draw:frame draw:style-name="gr3" draw:layer="layout" svg:width="1.189cm" svg:height="0.788cm" svg:x="18.66cm" svg:y="25.63cm">
            <draw:text-box>
              <text:p>2</text:p>
            </draw:text-box>
            <svg:title>stroke_count</svg:title>
          </draw:frame>
          <draw:frame draw:style-name="gr4" draw:layer="layout" svg:width="1.282cm" svg:height="0.788cm" svg:x="11.175cm" svg:y="25.63cm">
            <draw:text-box>
              <text:p>N5</text:p>
            </draw:text-box>
            <svg:title>level</svg:title>
          </draw:frame>
        </draw:g>
      </draw:page>
      <draw:page draw:name="Back" draw:style-name="dp1" draw:master-page-name="Default">
        <draw:g>
          <svg:title>back4</svg:title>
          <draw:custom-shape draw:style-name="gr5" draw:text-style-name="P1" draw:layer="layout" svg:width="9.795cm" svg:height="4.323cm" svg:x="1cm" svg:y="5.32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8cm" svg:y="5.783cm">
            <draw:text-box>
              <text:p>CHILD</text:p>
            </draw:text-box>
            <svg:title>english</svg:title>
          </draw:frame>
          <draw:frame draw:style-name="gr11" draw:text-style-name="P1" draw:layer="layout" svg:width="9.206cm" svg:height="0.709cm" svg:x="1.318cm" svg:y="6.767cm">
            <draw:text-box>
              <text:p text:style-name="P1">sign of the rat - 11PM-1AM - …</text:p>
            </draw:text-box>
            <svg:title>meaning</svg:title>
          </draw:frame>
          <draw:frame draw:style-name="gr8" draw:text-style-name="P1" draw:layer="layout" svg:width="9.206cm" svg:height="0.71cm" svg:x="1.318cm" svg:y="7.19cm">
            <draw:text-box>
              <text:p text:style-name="P1">シ　ス　ツ</text:p>
            </draw:text-box>
            <svg:title>onyomi</svg:title>
          </draw:frame>
          <draw:frame draw:style-name="gr9" draw:text-style-name="P1" draw:layer="layout" svg:width="9.206cm" svg:height="1.183cm" svg:x="1.318cm" svg:y="8.23cm">
            <draw:text-box>
              <text:p text:style-name="P1">子供 (こども) - child</text:p>
              <text:p text:style-name="P1">女子 (おなご) - woman</text:p>
              <text:p text:style-name="P1">男子 (だんし) - youth</text:p>
            </draw:text-box>
            <svg:title>examples</svg:title>
          </draw:frame>
          <draw:frame draw:style-name="gr10" draw:text-style-name="P1" draw:layer="layout" svg:width="9.206cm" svg:height="0.709cm" svg:x="1.318cm" svg:y="7.614cm">
            <draw:text-box>
              <text:p text:style-name="P1">こ　-こ　ね</text:p>
            </draw:text-box>
            <svg:title>kunyomi</svg:title>
          </draw:frame>
        </draw:g>
        <draw:g>
          <svg:title>back3</svg:title>
          <draw:custom-shape draw:style-name="gr5" draw:text-style-name="P1" draw:layer="layout" svg:width="9.795cm" svg:height="4.323cm" svg:x="10.794cm" svg:y="5.32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2cm" svg:y="5.782cm">
            <draw:text-box>
              <text:p>FOUR</text:p>
            </draw:text-box>
            <svg:title>english</svg:title>
          </draw:frame>
          <draw:frame draw:style-name="gr7" draw:text-style-name="P1" draw:layer="layout" svg:width="9.206cm" svg:height="0.937cm" svg:x="11.112cm" svg:y="6.652cm">
            <draw:text-box>
              <text:p/>
            </draw:text-box>
            <svg:title>meaning</svg:title>
          </draw:frame>
          <draw:frame draw:style-name="gr8" draw:text-style-name="P1" draw:layer="layout" svg:width="9.206cm" svg:height="0.71cm" svg:x="11.112cm" svg:y="7.189cm">
            <draw:text-box>
              <text:p text:style-name="P1">シ</text:p>
            </draw:text-box>
            <svg:title>onyomi</svg:title>
          </draw:frame>
          <draw:frame draw:style-name="gr9" draw:text-style-name="P1" draw:layer="layout" svg:width="9.206cm" svg:height="1.183cm" svg:x="11.112cm" svg:y="8.229cm">
            <draw:text-box>
              <text:p text:style-name="P1">四月 (しがつ) - April</text:p>
              <text:p text:style-name="P1">四球 (しきゅう) - four balls</text:p>
              <text:p text:style-name="P1">四つ (よっつ) - four</text:p>
            </draw:text-box>
            <svg:title>examples</svg:title>
          </draw:frame>
          <draw:frame draw:style-name="gr10" draw:text-style-name="P1" draw:layer="layout" svg:width="9.206cm" svg:height="0.709cm" svg:x="11.112cm" svg:y="7.613cm">
            <draw:text-box>
              <text:p text:style-name="P1">よ　よ.つ　よっ.つ　よん</text:p>
            </draw:text-box>
            <svg:title>kunyomi</svg:title>
          </draw:frame>
        </draw:g>
        <draw:g>
          <svg:title>back2</svg:title>
          <draw:custom-shape draw:style-name="gr5" draw:text-style-name="P1" draw:layer="layout" svg:width="9.795cm" svg:height="4.323cm" svg:x="0.999cm" svg:y="1.0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7cm" svg:y="1.459cm">
            <draw:text-box>
              <text:p>MOUNTAIN</text:p>
            </draw:text-box>
            <svg:title>english</svg:title>
          </draw:frame>
          <draw:frame draw:style-name="gr7" draw:text-style-name="P1" draw:layer="layout" svg:width="9.206cm" svg:height="0.937cm" svg:x="1.317cm" svg:y="2.329cm">
            <draw:text-box>
              <text:p/>
            </draw:text-box>
            <svg:title>meaning</svg:title>
          </draw:frame>
          <draw:frame draw:style-name="gr8" draw:text-style-name="P1" draw:layer="layout" svg:width="9.206cm" svg:height="0.71cm" svg:x="1.317cm" svg:y="2.866cm">
            <draw:text-box>
              <text:p text:style-name="P1">サン　セン</text:p>
            </draw:text-box>
            <svg:title>onyomi</svg:title>
          </draw:frame>
          <draw:frame draw:style-name="gr9" draw:text-style-name="P1" draw:layer="layout" svg:width="9.206cm" svg:height="1.183cm" svg:x="1.317cm" svg:y="3.906cm">
            <draw:text-box>
              <text:p text:style-name="P1">山形 (やまがた) - mountain-shaped</text:p>
              <text:p text:style-name="P1">青山 (せいざん) - blue or green mountain</text:p>
              <text:p text:style-name="P1">火山 (かざん) - volcano</text:p>
            </draw:text-box>
            <svg:title>examples</svg:title>
          </draw:frame>
          <draw:frame draw:style-name="gr10" draw:text-style-name="P1" draw:layer="layout" svg:width="9.206cm" svg:height="0.709cm" svg:x="1.317cm" svg:y="3.29cm">
            <draw:text-box>
              <text:p text:style-name="P1">やま</text:p>
            </draw:text-box>
            <svg:title>kunyomi</svg:title>
          </draw:frame>
        </draw:g>
        <draw:g>
          <svg:title>back1</svg:title>
          <draw:custom-shape draw:style-name="gr5" draw:text-style-name="P1" draw:layer="layout" svg:width="9.795cm" svg:height="4.323cm" svg:x="10.793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1cm" svg:y="1.458cm">
            <draw:text-box>
              <text:p>THREE</text:p>
            </draw:text-box>
            <svg:title>english</svg:title>
          </draw:frame>
          <draw:frame draw:style-name="gr7" draw:text-style-name="P1" draw:layer="layout" svg:width="9.206cm" svg:height="0.937cm" svg:x="11.111cm" svg:y="2.328cm">
            <draw:text-box>
              <text:p/>
            </draw:text-box>
            <svg:title>meaning</svg:title>
          </draw:frame>
          <draw:frame draw:style-name="gr8" draw:text-style-name="P1" draw:layer="layout" svg:width="9.206cm" svg:height="0.71cm" svg:x="11.111cm" svg:y="2.865cm">
            <draw:text-box>
              <text:p text:style-name="P1">サン　ゾウ</text:p>
            </draw:text-box>
            <svg:title>onyomi</svg:title>
          </draw:frame>
          <draw:frame draw:style-name="gr9" draw:text-style-name="P1" draw:layer="layout" svg:width="9.206cm" svg:height="1.183cm" svg:x="11.111cm" svg:y="3.905cm">
            <draw:text-box>
              <text:p text:style-name="P1">三月 (さんがつ) - March</text:p>
              <text:p text:style-name="P1">三人 (さんにん) - three people</text:p>
              <text:p text:style-name="P1">三十日 (さんじゅうにち) - 30 days</text:p>
            </draw:text-box>
            <svg:title>examples</svg:title>
          </draw:frame>
          <draw:frame draw:style-name="gr10" draw:text-style-name="P1" draw:layer="layout" svg:width="9.206cm" svg:height="0.709cm" svg:x="11.111cm" svg:y="3.289cm">
            <draw:text-box>
              <text:p text:style-name="P1">み　み.つ　みっ.つ</text:p>
            </draw:text-box>
            <svg:title>kunyomi</svg:title>
          </draw:frame>
        </draw:g>
        <draw:g>
          <svg:title>back6</svg:title>
          <draw:custom-shape draw:style-name="gr5" draw:text-style-name="P1" draw:layer="layout" svg:width="9.795cm" svg:height="4.323cm" svg:x="1.001cm" svg:y="9.6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9cm" svg:y="10.107cm">
            <draw:text-box>
              <text:p>EAR</text:p>
            </draw:text-box>
            <svg:title>english</svg:title>
          </draw:frame>
          <draw:frame draw:style-name="gr7" draw:text-style-name="P1" draw:layer="layout" svg:width="9.206cm" svg:height="0.937cm" svg:x="1.319cm" svg:y="10.977cm">
            <draw:text-box>
              <text:p/>
            </draw:text-box>
            <svg:title>meaning</svg:title>
          </draw:frame>
          <draw:frame draw:style-name="gr8" draw:text-style-name="P1" draw:layer="layout" svg:width="9.206cm" svg:height="0.71cm" svg:x="1.319cm" svg:y="11.514cm">
            <draw:text-box>
              <text:p text:style-name="P1">ジ</text:p>
            </draw:text-box>
            <svg:title>onyomi</svg:title>
          </draw:frame>
          <draw:frame draw:style-name="gr9" draw:text-style-name="P1" draw:layer="layout" svg:width="9.206cm" svg:height="1.183cm" svg:x="1.319cm" svg:y="12.554cm">
            <draw:text-box>
              <text:p text:style-name="P1">牛耳る (ぎゅうじる) - to control</text:p>
              <text:p text:style-name="P1">寝耳 (ねみみ) - something heard while sleeping</text:p>
              <text:p text:style-name="P1">耳目 (じもく) - eye and ear</text:p>
            </draw:text-box>
            <svg:title>examples</svg:title>
          </draw:frame>
          <draw:frame draw:style-name="gr10" draw:text-style-name="P1" draw:layer="layout" svg:width="9.206cm" svg:height="0.709cm" svg:x="1.319cm" svg:y="11.938cm">
            <draw:text-box>
              <text:p text:style-name="P1">みみ</text:p>
            </draw:text-box>
            <svg:title>kunyomi</svg:title>
          </draw:frame>
        </draw:g>
        <draw:g>
          <svg:title>back5</svg:title>
          <draw:custom-shape draw:style-name="gr5" draw:text-style-name="P1" draw:layer="layout" svg:width="9.795cm" svg:height="4.323cm" svg:x="10.795cm" svg:y="9.6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3cm" svg:y="10.106cm">
            <draw:text-box>
              <text:p>TIME</text:p>
            </draw:text-box>
            <svg:title>english</svg:title>
          </draw:frame>
          <draw:frame draw:style-name="gr11" draw:text-style-name="P1" draw:layer="layout" svg:width="9.206cm" svg:height="0.709cm" svg:x="11.113cm" svg:y="11.09cm">
            <draw:text-box>
              <text:p text:style-name="P1">hour</text:p>
            </draw:text-box>
            <svg:title>meaning</svg:title>
          </draw:frame>
          <draw:frame draw:style-name="gr8" draw:text-style-name="P1" draw:layer="layout" svg:width="9.206cm" svg:height="0.71cm" svg:x="11.113cm" svg:y="11.513cm">
            <draw:text-box>
              <text:p text:style-name="P1">ジ</text:p>
            </draw:text-box>
            <svg:title>onyomi</svg:title>
          </draw:frame>
          <draw:frame draw:style-name="gr9" draw:text-style-name="P1" draw:layer="layout" svg:width="9.206cm" svg:height="1.183cm" svg:x="11.113cm" svg:y="12.553cm">
            <draw:text-box>
              <text:p text:style-name="P1">時間 (じかん) - time</text:p>
              <text:p text:style-name="P1">時代 (じだい) - period</text:p>
              <text:p text:style-name="P1">当時 (とうじ) - at that time</text:p>
            </draw:text-box>
            <svg:title>examples</svg:title>
          </draw:frame>
          <draw:frame draw:style-name="gr10" draw:text-style-name="P1" draw:layer="layout" svg:width="9.206cm" svg:height="0.709cm" svg:x="11.113cm" svg:y="11.937cm">
            <draw:text-box>
              <text:p text:style-name="P1">とき　-どき</text:p>
            </draw:text-box>
            <svg:title>kunyomi</svg:title>
          </draw:frame>
        </draw:g>
        <draw:g>
          <svg:title>back10</svg:title>
          <draw:custom-shape draw:style-name="gr5" draw:text-style-name="P1" draw:layer="layout" svg:width="9.795cm" svg:height="4.323cm" svg:x="1.001cm" svg:y="18.29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9cm" svg:y="18.751cm">
            <draw:text-box>
              <text:p>HAND</text:p>
            </draw:text-box>
            <svg:title>english</svg:title>
          </draw:frame>
          <draw:frame draw:style-name="gr7" draw:text-style-name="P1" draw:layer="layout" svg:width="9.206cm" svg:height="0.937cm" svg:x="1.319cm" svg:y="19.621cm">
            <draw:text-box>
              <text:p/>
            </draw:text-box>
            <svg:title>meaning</svg:title>
          </draw:frame>
          <draw:frame draw:style-name="gr8" draw:text-style-name="P1" draw:layer="layout" svg:width="9.206cm" svg:height="0.71cm" svg:x="1.319cm" svg:y="20.158cm">
            <draw:text-box>
              <text:p text:style-name="P1">シュ　ズ</text:p>
            </draw:text-box>
            <svg:title>onyomi</svg:title>
          </draw:frame>
          <draw:frame draw:style-name="gr9" draw:text-style-name="P1" draw:layer="layout" svg:width="9.206cm" svg:height="1.183cm" svg:x="1.319cm" svg:y="21.198cm">
            <draw:text-box>
              <text:p text:style-name="P1">選手 (せんしゅ) - player (in game)</text:p>
              <text:p text:style-name="P1">相手 (あいて) - companion</text:p>
              <text:p text:style-name="P1">大手 (おおて) - front castle gate</text:p>
            </draw:text-box>
            <svg:title>examples</svg:title>
          </draw:frame>
          <draw:frame draw:style-name="gr10" draw:text-style-name="P1" draw:layer="layout" svg:width="9.206cm" svg:height="0.709cm" svg:x="1.319cm" svg:y="20.582cm">
            <draw:text-box>
              <text:p text:style-name="P1">て　て-　-て　た-</text:p>
            </draw:text-box>
            <svg:title>kunyomi</svg:title>
          </draw:frame>
        </draw:g>
        <draw:g>
          <svg:title>back9</svg:title>
          <draw:custom-shape draw:style-name="gr5" draw:text-style-name="P1" draw:layer="layout" svg:width="9.795cm" svg:height="4.323cm" svg:x="10.795cm" svg:y="18.29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3cm" svg:y="18.75cm">
            <draw:text-box>
              <text:p>CAR</text:p>
            </draw:text-box>
            <svg:title>english</svg:title>
          </draw:frame>
          <draw:frame draw:style-name="gr7" draw:text-style-name="P1" draw:layer="layout" svg:width="9.206cm" svg:height="0.937cm" svg:x="11.113cm" svg:y="19.62cm">
            <draw:text-box>
              <text:p/>
            </draw:text-box>
            <svg:title>meaning</svg:title>
          </draw:frame>
          <draw:frame draw:style-name="gr8" draw:text-style-name="P1" draw:layer="layout" svg:width="9.206cm" svg:height="0.71cm" svg:x="11.113cm" svg:y="20.157cm">
            <draw:text-box>
              <text:p text:style-name="P1">シャ</text:p>
            </draw:text-box>
            <svg:title>onyomi</svg:title>
          </draw:frame>
          <draw:frame draw:style-name="gr9" draw:text-style-name="P1" draw:layer="layout" svg:width="9.206cm" svg:height="1.183cm" svg:x="11.113cm" svg:y="21.197cm">
            <draw:text-box>
              <text:p text:style-name="P1">自動車 (じどうしゃ) - automobile</text:p>
              <text:p text:style-name="P1">乗用車 (じょうようしゃ) - passenger vehicle</text:p>
              <text:p text:style-name="P1">下車 (げしゃ) - alighting (from train, bus, etc.)</text:p>
            </draw:text-box>
            <svg:title>examples</svg:title>
          </draw:frame>
          <draw:frame draw:style-name="gr10" draw:text-style-name="P1" draw:layer="layout" svg:width="9.206cm" svg:height="0.709cm" svg:x="11.113cm" svg:y="20.581cm">
            <draw:text-box>
              <text:p text:style-name="P1">くるま</text:p>
            </draw:text-box>
            <svg:title>kunyomi</svg:title>
          </draw:frame>
        </draw:g>
        <draw:g>
          <svg:title>back8</svg:title>
          <draw:custom-shape draw:style-name="gr5" draw:text-style-name="P1" draw:layer="layout" svg:width="9.795cm" svg:height="4.323cm" svg:x="1cm" svg:y="13.96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8cm" svg:y="14.427cm">
            <draw:text-box>
              <text:p>COMPANY</text:p>
            </draw:text-box>
            <svg:title>english</svg:title>
          </draw:frame>
          <draw:frame draw:style-name="gr11" draw:text-style-name="P1" draw:layer="layout" svg:width="9.206cm" svg:height="0.709cm" svg:x="1.318cm" svg:y="15.411cm">
            <draw:text-box>
              <text:p text:style-name="P1">firm - office - association - shrine</text:p>
            </draw:text-box>
            <svg:title>meaning</svg:title>
          </draw:frame>
          <draw:frame draw:style-name="gr8" draw:text-style-name="P1" draw:layer="layout" svg:width="9.206cm" svg:height="0.71cm" svg:x="1.318cm" svg:y="15.834cm">
            <draw:text-box>
              <text:p text:style-name="P1">シャ</text:p>
            </draw:text-box>
            <svg:title>onyomi</svg:title>
          </draw:frame>
          <draw:frame draw:style-name="gr9" draw:text-style-name="P1" draw:layer="layout" svg:width="9.206cm" svg:height="1.183cm" svg:x="1.318cm" svg:y="16.874cm">
            <draw:text-box>
              <text:p text:style-name="P1">会社 (かいしゃ) - company</text:p>
              <text:p text:style-name="P1">社会 (しゃかい) - society</text:p>
              <text:p text:style-name="P1">社会党 (しゃかいとう) - Socialist Party</text:p>
            </draw:text-box>
            <svg:title>examples</svg:title>
          </draw:frame>
          <draw:frame draw:style-name="gr10" draw:text-style-name="P1" draw:layer="layout" svg:width="9.206cm" svg:height="0.709cm" svg:x="1.318cm" svg:y="16.258cm">
            <draw:text-box>
              <text:p text:style-name="P1">やしろ</text:p>
            </draw:text-box>
            <svg:title>kunyomi</svg:title>
          </draw:frame>
        </draw:g>
        <draw:g>
          <svg:title>back7</svg:title>
          <draw:custom-shape draw:style-name="gr5" draw:text-style-name="P1" draw:layer="layout" svg:width="9.795cm" svg:height="4.323cm" svg:x="10.794cm" svg:y="13.9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2cm" svg:y="14.426cm">
            <draw:text-box>
              <text:p>SEVEN</text:p>
            </draw:text-box>
            <svg:title>english</svg:title>
          </draw:frame>
          <draw:frame draw:style-name="gr7" draw:text-style-name="P1" draw:layer="layout" svg:width="9.206cm" svg:height="0.937cm" svg:x="11.112cm" svg:y="15.296cm">
            <draw:text-box>
              <text:p/>
            </draw:text-box>
            <svg:title>meaning</svg:title>
          </draw:frame>
          <draw:frame draw:style-name="gr8" draw:text-style-name="P1" draw:layer="layout" svg:width="9.206cm" svg:height="0.71cm" svg:x="11.112cm" svg:y="15.833cm">
            <draw:text-box>
              <text:p text:style-name="P1">シチ</text:p>
            </draw:text-box>
            <svg:title>onyomi</svg:title>
          </draw:frame>
          <draw:frame draw:style-name="gr9" draw:text-style-name="P1" draw:layer="layout" svg:width="9.206cm" svg:height="1.183cm" svg:x="11.112cm" svg:y="16.873cm">
            <draw:text-box>
              <text:p text:style-name="P1">七月 (しちがつ) - July</text:p>
              <text:p text:style-name="P1">七つ (ななつ) - seven</text:p>
              <text:p text:style-name="P1">七草 (ななくさ) - the seven spring flowers</text:p>
            </draw:text-box>
            <svg:title>examples</svg:title>
          </draw:frame>
          <draw:frame draw:style-name="gr10" draw:text-style-name="P1" draw:layer="layout" svg:width="9.206cm" svg:height="0.709cm" svg:x="11.112cm" svg:y="16.257cm">
            <draw:text-box>
              <text:p text:style-name="P1">なな　なな.つ　なの</text:p>
            </draw:text-box>
            <svg:title>kunyomi</svg:title>
          </draw:frame>
        </draw:g>
        <draw:g>
          <svg:title>back12</svg:title>
          <draw:custom-shape draw:style-name="gr5" draw:text-style-name="P1" draw:layer="layout" svg:width="9.795cm" svg:height="4.323cm" svg:x="1.002cm" svg:y="22.61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2cm" svg:y="23.075cm">
            <draw:text-box>
              <text:p>TEN</text:p>
            </draw:text-box>
            <svg:title>english</svg:title>
          </draw:frame>
          <draw:frame draw:style-name="gr7" draw:text-style-name="P1" draw:layer="layout" svg:width="9.206cm" svg:height="0.937cm" svg:x="1.32cm" svg:y="23.945cm">
            <draw:text-box>
              <text:p/>
            </draw:text-box>
            <svg:title>meaning</svg:title>
          </draw:frame>
          <draw:frame draw:style-name="gr8" draw:text-style-name="P1" draw:layer="layout" svg:width="9.206cm" svg:height="0.71cm" svg:x="1.32cm" svg:y="24.482cm">
            <draw:text-box>
              <text:p text:style-name="P1">ジュウ　ジッ　ジュッ</text:p>
            </draw:text-box>
            <svg:title>onyomi</svg:title>
          </draw:frame>
          <draw:frame draw:style-name="gr9" draw:text-style-name="P1" draw:layer="layout" svg:width="9.206cm" svg:height="1.183cm" svg:x="1.32cm" svg:y="25.522cm">
            <draw:text-box>
              <text:p text:style-name="P1">十月 (じゅうがつ) - October</text:p>
              <text:p text:style-name="P1">十分 (じっぷん) - 10 minutes</text:p>
              <text:p text:style-name="P1">十一月 (じゅういちがつ) - November</text:p>
            </draw:text-box>
            <svg:title>examples</svg:title>
          </draw:frame>
          <draw:frame draw:style-name="gr10" draw:text-style-name="P1" draw:layer="layout" svg:width="9.206cm" svg:height="0.709cm" svg:x="1.32cm" svg:y="24.906cm">
            <draw:text-box>
              <text:p text:style-name="P1">とお　と</text:p>
            </draw:text-box>
            <svg:title>kunyomi</svg:title>
          </draw:frame>
        </draw:g>
        <draw:g>
          <svg:title>back11</svg:title>
          <draw:custom-shape draw:style-name="gr5" draw:text-style-name="P1" draw:layer="layout" svg:width="9.795cm" svg:height="4.323cm" svg:x="10.796cm" svg:y="22.61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4cm" svg:y="23.074cm">
            <draw:text-box>
              <text:p>WEEK</text:p>
            </draw:text-box>
            <svg:title>english</svg:title>
          </draw:frame>
          <draw:frame draw:style-name="gr7" draw:text-style-name="P1" draw:layer="layout" svg:width="9.206cm" svg:height="0.937cm" svg:x="11.114cm" svg:y="23.944cm">
            <draw:text-box>
              <text:p/>
            </draw:text-box>
            <svg:title>meaning</svg:title>
          </draw:frame>
          <draw:frame draw:style-name="gr8" draw:text-style-name="P1" draw:layer="layout" svg:width="9.206cm" svg:height="0.71cm" svg:x="11.114cm" svg:y="24.481cm">
            <draw:text-box>
              <text:p text:style-name="P1">シュウ</text:p>
            </draw:text-box>
            <svg:title>onyomi</svg:title>
          </draw:frame>
          <draw:frame draw:style-name="gr9" draw:text-style-name="P1" draw:layer="layout" svg:width="9.206cm" svg:height="1.183cm" svg:x="11.114cm" svg:y="25.521cm">
            <draw:text-box>
              <text:p text:style-name="P1">週間 (しゅうかん) - week</text:p>
              <text:p text:style-name="P1">週刊 (しゅうかん) - published weekly</text:p>
              <text:p text:style-name="P1">一週間 (いっしゅうかん) - one week</text:p>
            </draw:text-box>
            <svg:title>examples</svg:title>
          </draw:frame>
          <draw:frame draw:style-name="gr12" draw:text-style-name="P1" draw:layer="layout" svg:width="9.206cm" svg:height="0.937cm" svg:x="11.114cm" svg:y="24.791cm">
            <draw:text-box>
              <text:p/>
            </draw:text-box>
            <svg:title>kunyomi</svg:title>
          </draw:frame>
        </draw:g>
      </draw:page>
      <draw:page draw:name="Front" draw:style-name="dp1" draw:master-page-name="Default">
        <draw:g>
          <svg:title>front3</svg:title>
          <draw:custom-shape draw:style-name="gr1" draw:text-style-name="P1" draw:layer="layout" svg:width="9.795cm" svg:height="4.338cm" svg:x="1cm" svg:y="5.33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5.762cm">
            <draw:text-box>
              <text:p>女</text:p>
            </draw:text-box>
            <svg:title>literal</svg:title>
          </draw:frame>
          <draw:frame draw:style-name="gr3" draw:layer="layout" svg:width="1.189cm" svg:height="0.788cm" svg:x="8.865cm" svg:y="8.366cm">
            <draw:text-box>
              <text:p>3</text:p>
            </draw:text-box>
            <svg:title>stroke_count</svg:title>
          </draw:frame>
          <draw:frame draw:style-name="gr4" draw:layer="layout" svg:width="1.282cm" svg:height="0.788cm" svg:x="1.38cm" svg:y="8.366cm">
            <draw:text-box>
              <text:p>N5</text:p>
            </draw:text-box>
            <svg:title>level</svg:title>
          </draw:frame>
        </draw:g>
        <draw:g>
          <svg:title>front4</svg:title>
          <draw:custom-shape draw:style-name="gr1" draw:text-style-name="P1" draw:layer="layout" svg:width="9.795cm" svg:height="4.338cm" svg:x="10.795cm" svg:y="5.33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5.762cm">
            <draw:text-box>
              <text:p>小</text:p>
            </draw:text-box>
            <svg:title>literal</svg:title>
          </draw:frame>
          <draw:frame draw:style-name="gr3" draw:layer="layout" svg:width="1.189cm" svg:height="0.788cm" svg:x="18.66cm" svg:y="8.366cm">
            <draw:text-box>
              <text:p>3</text:p>
            </draw:text-box>
            <svg:title>stroke_count</svg:title>
          </draw:frame>
          <draw:frame draw:style-name="gr4" draw:layer="layout" svg:width="1.282cm" svg:height="0.788cm" svg:x="11.175cm" svg:y="8.366cm">
            <draw:text-box>
              <text:p>N5</text:p>
            </draw:text-box>
            <svg:title>level</svg:title>
          </draw:frame>
        </draw:g>
        <draw:g>
          <svg:title>front1</svg:title>
          <draw:custom-shape draw:style-name="gr1" draw:text-style-name="P1" draw:layer="layout" svg:width="9.795cm" svg:height="4.338cm" svg:x="1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.424cm">
            <draw:text-box>
              <text:p>出</text:p>
            </draw:text-box>
            <svg:title>literal</svg:title>
          </draw:frame>
          <draw:frame draw:style-name="gr3" draw:layer="layout" svg:width="1.189cm" svg:height="0.788cm" svg:x="8.865cm" svg:y="4.028cm">
            <draw:text-box>
              <text:p>5</text:p>
            </draw:text-box>
            <svg:title>stroke_count</svg:title>
          </draw:frame>
          <draw:frame draw:style-name="gr4" draw:layer="layout" svg:width="1.282cm" svg:height="0.788cm" svg:x="1.38cm" svg:y="4.028cm">
            <draw:text-box>
              <text:p>N5</text:p>
            </draw:text-box>
            <svg:title>level</svg:title>
          </draw:frame>
        </draw:g>
        <draw:g>
          <svg:title>front2</svg:title>
          <draw:custom-shape draw:style-name="gr1" draw:text-style-name="P1" draw:layer="layout" svg:width="9.795cm" svg:height="4.338cm" svg:x="10.795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.424cm">
            <draw:text-box>
              <text:p>書</text:p>
            </draw:text-box>
            <svg:title>literal</svg:title>
          </draw:frame>
          <draw:frame draw:style-name="gr3" draw:layer="layout" svg:width="1.189cm" svg:height="0.788cm" svg:x="18.66cm" svg:y="4.028cm">
            <draw:text-box>
              <text:p>10</text:p>
            </draw:text-box>
            <svg:title>stroke_count</svg:title>
          </draw:frame>
          <draw:frame draw:style-name="gr4" draw:layer="layout" svg:width="1.282cm" svg:height="0.788cm" svg:x="11.175cm" svg:y="4.028cm">
            <draw:text-box>
              <text:p>N5</text:p>
            </draw:text-box>
            <svg:title>level</svg:title>
          </draw:frame>
        </draw:g>
        <draw:g>
          <svg:title>front5</svg:title>
          <draw:custom-shape draw:style-name="gr1" draw:text-style-name="P1" draw:layer="layout" svg:width="9.795cm" svg:height="4.338cm" svg:x="1cm" svg:y="9.6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0.1cm">
            <draw:text-box>
              <text:p>少</text:p>
            </draw:text-box>
            <svg:title>literal</svg:title>
          </draw:frame>
          <draw:frame draw:style-name="gr3" draw:layer="layout" svg:width="1.189cm" svg:height="0.788cm" svg:x="8.865cm" svg:y="12.704cm">
            <draw:text-box>
              <text:p>4</text:p>
            </draw:text-box>
            <svg:title>stroke_count</svg:title>
          </draw:frame>
          <draw:frame draw:style-name="gr4" draw:layer="layout" svg:width="1.282cm" svg:height="0.788cm" svg:x="1.38cm" svg:y="12.704cm">
            <draw:text-box>
              <text:p>N5</text:p>
            </draw:text-box>
            <svg:title>level</svg:title>
          </draw:frame>
        </draw:g>
        <draw:g>
          <svg:title>front6</svg:title>
          <draw:custom-shape draw:style-name="gr1" draw:text-style-name="P1" draw:layer="layout" svg:width="9.795cm" svg:height="4.338cm" svg:x="10.795cm" svg:y="9.6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0.1cm">
            <draw:text-box>
              <text:p>上</text:p>
            </draw:text-box>
            <svg:title>literal</svg:title>
          </draw:frame>
          <draw:frame draw:style-name="gr3" draw:layer="layout" svg:width="1.189cm" svg:height="0.788cm" svg:x="18.66cm" svg:y="12.704cm">
            <draw:text-box>
              <text:p>3</text:p>
            </draw:text-box>
            <svg:title>stroke_count</svg:title>
          </draw:frame>
          <draw:frame draw:style-name="gr4" draw:layer="layout" svg:width="1.282cm" svg:height="0.788cm" svg:x="11.175cm" svg:y="12.704cm">
            <draw:text-box>
              <text:p>N5</text:p>
            </draw:text-box>
            <svg:title>level</svg:title>
          </draw:frame>
        </draw:g>
        <draw:g>
          <svg:title>front9</svg:title>
          <draw:custom-shape draw:style-name="gr1" draw:text-style-name="P1" draw:layer="layout" svg:width="9.795cm" svg:height="4.338cm" svg:x="1cm" svg:y="18.26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8.688cm">
            <draw:text-box>
              <text:p>人</text:p>
            </draw:text-box>
            <svg:title>literal</svg:title>
          </draw:frame>
          <draw:frame draw:style-name="gr3" draw:layer="layout" svg:width="1.189cm" svg:height="0.788cm" svg:x="8.865cm" svg:y="21.292cm">
            <draw:text-box>
              <text:p>2</text:p>
            </draw:text-box>
            <svg:title>stroke_count</svg:title>
          </draw:frame>
          <draw:frame draw:style-name="gr4" draw:layer="layout" svg:width="1.282cm" svg:height="0.788cm" svg:x="1.38cm" svg:y="21.292cm">
            <draw:text-box>
              <text:p>N5</text:p>
            </draw:text-box>
            <svg:title>level</svg:title>
          </draw:frame>
        </draw:g>
        <draw:g>
          <svg:title>front10</svg:title>
          <draw:custom-shape draw:style-name="gr1" draw:text-style-name="P1" draw:layer="layout" svg:width="9.795cm" svg:height="4.338cm" svg:x="10.795cm" svg:y="18.26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8.688cm">
            <draw:text-box>
              <text:p>水</text:p>
            </draw:text-box>
            <svg:title>literal</svg:title>
          </draw:frame>
          <draw:frame draw:style-name="gr3" draw:layer="layout" svg:width="1.189cm" svg:height="0.788cm" svg:x="18.66cm" svg:y="21.292cm">
            <draw:text-box>
              <text:p>4</text:p>
            </draw:text-box>
            <svg:title>stroke_count</svg:title>
          </draw:frame>
          <draw:frame draw:style-name="gr4" draw:layer="layout" svg:width="1.282cm" svg:height="0.788cm" svg:x="11.175cm" svg:y="21.292cm">
            <draw:text-box>
              <text:p>N5</text:p>
            </draw:text-box>
            <svg:title>level</svg:title>
          </draw:frame>
        </draw:g>
        <draw:g>
          <svg:title>front7</svg:title>
          <draw:custom-shape draw:style-name="gr1" draw:text-style-name="P1" draw:layer="layout" svg:width="9.795cm" svg:height="4.338cm" svg:x="1cm" svg:y="13.9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4.35cm">
            <draw:text-box>
              <text:p>食</text:p>
            </draw:text-box>
            <svg:title>literal</svg:title>
          </draw:frame>
          <draw:frame draw:style-name="gr3" draw:layer="layout" svg:width="1.189cm" svg:height="0.788cm" svg:x="8.865cm" svg:y="16.954cm">
            <draw:text-box>
              <text:p>9</text:p>
            </draw:text-box>
            <svg:title>stroke_count</svg:title>
          </draw:frame>
          <draw:frame draw:style-name="gr4" draw:layer="layout" svg:width="1.282cm" svg:height="0.788cm" svg:x="1.38cm" svg:y="16.954cm">
            <draw:text-box>
              <text:p>N5</text:p>
            </draw:text-box>
            <svg:title>level</svg:title>
          </draw:frame>
        </draw:g>
        <draw:g>
          <svg:title>front8</svg:title>
          <draw:custom-shape draw:style-name="gr1" draw:text-style-name="P1" draw:layer="layout" svg:width="9.795cm" svg:height="4.338cm" svg:x="10.795cm" svg:y="13.9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4.35cm">
            <draw:text-box>
              <text:p>新</text:p>
            </draw:text-box>
            <svg:title>literal</svg:title>
          </draw:frame>
          <draw:frame draw:style-name="gr3" draw:layer="layout" svg:width="1.189cm" svg:height="0.788cm" svg:x="18.66cm" svg:y="16.954cm">
            <draw:text-box>
              <text:p>13</text:p>
            </draw:text-box>
            <svg:title>stroke_count</svg:title>
          </draw:frame>
          <draw:frame draw:style-name="gr4" draw:layer="layout" svg:width="1.282cm" svg:height="0.788cm" svg:x="11.175cm" svg:y="16.954cm">
            <draw:text-box>
              <text:p>N5</text:p>
            </draw:text-box>
            <svg:title>level</svg:title>
          </draw:frame>
        </draw:g>
        <draw:g>
          <svg:title>front11</svg:title>
          <draw:custom-shape draw:style-name="gr1" draw:text-style-name="P1" draw:layer="layout" svg:width="9.795cm" svg:height="4.338cm" svg:x="1cm" svg:y="22.6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23.026cm">
            <draw:text-box>
              <text:p>生</text:p>
            </draw:text-box>
            <svg:title>literal</svg:title>
          </draw:frame>
          <draw:frame draw:style-name="gr3" draw:layer="layout" svg:width="1.189cm" svg:height="0.788cm" svg:x="8.865cm" svg:y="25.63cm">
            <draw:text-box>
              <text:p>5</text:p>
            </draw:text-box>
            <svg:title>stroke_count</svg:title>
          </draw:frame>
          <draw:frame draw:style-name="gr4" draw:layer="layout" svg:width="1.282cm" svg:height="0.788cm" svg:x="1.38cm" svg:y="25.63cm">
            <draw:text-box>
              <text:p>N5</text:p>
            </draw:text-box>
            <svg:title>level</svg:title>
          </draw:frame>
        </draw:g>
        <draw:g>
          <svg:title>front12</svg:title>
          <draw:custom-shape draw:style-name="gr1" draw:text-style-name="P1" draw:layer="layout" svg:width="9.795cm" svg:height="4.338cm" svg:x="10.795cm" svg:y="22.6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23.026cm">
            <draw:text-box>
              <text:p>西</text:p>
            </draw:text-box>
            <svg:title>literal</svg:title>
          </draw:frame>
          <draw:frame draw:style-name="gr3" draw:layer="layout" svg:width="1.189cm" svg:height="0.788cm" svg:x="18.66cm" svg:y="25.63cm">
            <draw:text-box>
              <text:p>6</text:p>
            </draw:text-box>
            <svg:title>stroke_count</svg:title>
          </draw:frame>
          <draw:frame draw:style-name="gr4" draw:layer="layout" svg:width="1.282cm" svg:height="0.788cm" svg:x="11.175cm" svg:y="25.63cm">
            <draw:text-box>
              <text:p>N5</text:p>
            </draw:text-box>
            <svg:title>level</svg:title>
          </draw:frame>
        </draw:g>
      </draw:page>
      <draw:page draw:name="Back" draw:style-name="dp1" draw:master-page-name="Default">
        <draw:g>
          <svg:title>back4</svg:title>
          <draw:custom-shape draw:style-name="gr5" draw:text-style-name="P1" draw:layer="layout" svg:width="9.795cm" svg:height="4.323cm" svg:x="1cm" svg:y="5.32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8cm" svg:y="5.783cm">
            <draw:text-box>
              <text:p>LITTLE</text:p>
            </draw:text-box>
            <svg:title>english</svg:title>
          </draw:frame>
          <draw:frame draw:style-name="gr11" draw:text-style-name="P1" draw:layer="layout" svg:width="9.206cm" svg:height="0.709cm" svg:x="1.318cm" svg:y="6.767cm">
            <draw:text-box>
              <text:p text:style-name="P1">small</text:p>
            </draw:text-box>
            <svg:title>meaning</svg:title>
          </draw:frame>
          <draw:frame draw:style-name="gr8" draw:text-style-name="P1" draw:layer="layout" svg:width="9.206cm" svg:height="0.71cm" svg:x="1.318cm" svg:y="7.19cm">
            <draw:text-box>
              <text:p text:style-name="P1">ショウ</text:p>
            </draw:text-box>
            <svg:title>onyomi</svg:title>
          </draw:frame>
          <draw:frame draw:style-name="gr9" draw:text-style-name="P1" draw:layer="layout" svg:width="9.206cm" svg:height="1.183cm" svg:x="1.318cm" svg:y="8.23cm">
            <draw:text-box>
              <text:p text:style-name="P1">小さな (ちいさな) - small</text:p>
              <text:p text:style-name="P1">小学校 (しょうがっこう) - primary school</text:p>
              <text:p text:style-name="P1">小説 (しょうせつ) - novel</text:p>
            </draw:text-box>
            <svg:title>examples</svg:title>
          </draw:frame>
          <draw:frame draw:style-name="gr10" draw:text-style-name="P1" draw:layer="layout" svg:width="9.206cm" svg:height="0.709cm" svg:x="1.318cm" svg:y="7.614cm">
            <draw:text-box>
              <text:p text:style-name="P1">ちい.さい　こ-　お-　さ-</text:p>
            </draw:text-box>
            <svg:title>kunyomi</svg:title>
          </draw:frame>
        </draw:g>
        <draw:g>
          <svg:title>back3</svg:title>
          <draw:custom-shape draw:style-name="gr5" draw:text-style-name="P1" draw:layer="layout" svg:width="9.795cm" svg:height="4.323cm" svg:x="10.794cm" svg:y="5.32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2cm" svg:y="5.782cm">
            <draw:text-box>
              <text:p>WOMAN</text:p>
            </draw:text-box>
            <svg:title>english</svg:title>
          </draw:frame>
          <draw:frame draw:style-name="gr11" draw:text-style-name="P1" draw:layer="layout" svg:width="9.206cm" svg:height="0.709cm" svg:x="11.112cm" svg:y="6.766cm">
            <draw:text-box>
              <text:p text:style-name="P1">female</text:p>
            </draw:text-box>
            <svg:title>meaning</svg:title>
          </draw:frame>
          <draw:frame draw:style-name="gr8" draw:text-style-name="P1" draw:layer="layout" svg:width="9.206cm" svg:height="0.71cm" svg:x="11.112cm" svg:y="7.189cm">
            <draw:text-box>
              <text:p text:style-name="P1">ジョ　ニョ　ニョウ</text:p>
            </draw:text-box>
            <svg:title>onyomi</svg:title>
          </draw:frame>
          <draw:frame draw:style-name="gr9" draw:text-style-name="P1" draw:layer="layout" svg:width="9.206cm" svg:height="1.183cm" svg:x="11.112cm" svg:y="8.229cm">
            <draw:text-box>
              <text:p text:style-name="P1">女性 (じょせい) - woman</text:p>
              <text:p text:style-name="P1">女子 (おなご) - woman</text:p>
              <text:p text:style-name="P1">男女 (おとこおんな) - masculine (mannish) woman</text:p>
            </draw:text-box>
            <svg:title>examples</svg:title>
          </draw:frame>
          <draw:frame draw:style-name="gr10" draw:text-style-name="P1" draw:layer="layout" svg:width="9.206cm" svg:height="0.709cm" svg:x="11.112cm" svg:y="7.613cm">
            <draw:text-box>
              <text:p text:style-name="P1">おんな　め</text:p>
            </draw:text-box>
            <svg:title>kunyomi</svg:title>
          </draw:frame>
        </draw:g>
        <draw:g>
          <svg:title>back2</svg:title>
          <draw:custom-shape draw:style-name="gr5" draw:text-style-name="P1" draw:layer="layout" svg:width="9.795cm" svg:height="4.323cm" svg:x="0.999cm" svg:y="1.0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7cm" svg:y="1.459cm">
            <draw:text-box>
              <text:p>WRITE</text:p>
            </draw:text-box>
            <svg:title>english</svg:title>
          </draw:frame>
          <draw:frame draw:style-name="gr7" draw:text-style-name="P1" draw:layer="layout" svg:width="9.206cm" svg:height="0.937cm" svg:x="1.317cm" svg:y="2.329cm">
            <draw:text-box>
              <text:p/>
            </draw:text-box>
            <svg:title>meaning</svg:title>
          </draw:frame>
          <draw:frame draw:style-name="gr8" draw:text-style-name="P1" draw:layer="layout" svg:width="9.206cm" svg:height="0.71cm" svg:x="1.317cm" svg:y="2.866cm">
            <draw:text-box>
              <text:p text:style-name="P1">ショ</text:p>
            </draw:text-box>
            <svg:title>onyomi</svg:title>
          </draw:frame>
          <draw:frame draw:style-name="gr9" draw:text-style-name="P1" draw:layer="layout" svg:width="9.206cm" svg:height="1.183cm" svg:x="1.317cm" svg:y="3.906cm">
            <draw:text-box>
              <text:p text:style-name="P1">書く (かく) - to write</text:p>
              <text:p text:style-name="P1">書記 (しょき) - clerk</text:p>
              <text:p text:style-name="P1">秘書 (ひしょ) - secretary</text:p>
            </draw:text-box>
            <svg:title>examples</svg:title>
          </draw:frame>
          <draw:frame draw:style-name="gr10" draw:text-style-name="P1" draw:layer="layout" svg:width="9.206cm" svg:height="0.709cm" svg:x="1.317cm" svg:y="3.29cm">
            <draw:text-box>
              <text:p text:style-name="P1">か.く　-が.き　-がき</text:p>
            </draw:text-box>
            <svg:title>kunyomi</svg:title>
          </draw:frame>
        </draw:g>
        <draw:g>
          <svg:title>back1</svg:title>
          <draw:custom-shape draw:style-name="gr5" draw:text-style-name="P1" draw:layer="layout" svg:width="9.795cm" svg:height="4.323cm" svg:x="10.793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1cm" svg:y="1.458cm">
            <draw:text-box>
              <text:p>EXIT</text:p>
            </draw:text-box>
            <svg:title>english</svg:title>
          </draw:frame>
          <draw:frame draw:style-name="gr11" draw:text-style-name="P1" draw:layer="layout" svg:width="9.206cm" svg:height="0.709cm" svg:x="11.111cm" svg:y="2.442cm">
            <draw:text-box>
              <text:p text:style-name="P1">leave - go out - come out - put out - protrude</text:p>
            </draw:text-box>
            <svg:title>meaning</svg:title>
          </draw:frame>
          <draw:frame draw:style-name="gr8" draw:text-style-name="P1" draw:layer="layout" svg:width="9.206cm" svg:height="0.71cm" svg:x="11.111cm" svg:y="2.865cm">
            <draw:text-box>
              <text:p text:style-name="P1">シュツ　スイ</text:p>
            </draw:text-box>
            <svg:title>onyomi</svg:title>
          </draw:frame>
          <draw:frame draw:style-name="gr9" draw:text-style-name="P1" draw:layer="layout" svg:width="9.206cm" svg:height="1.183cm" svg:x="11.111cm" svg:y="3.905cm">
            <draw:text-box>
              <text:p text:style-name="P1">出る (でる) - to go out</text:p>
              <text:p text:style-name="P1">出す (だす) - to take out</text:p>
              <text:p text:style-name="P1">提出 (ていしゅつ) - to present</text:p>
            </draw:text-box>
            <svg:title>examples</svg:title>
          </draw:frame>
          <draw:frame draw:style-name="gr10" draw:text-style-name="P1" draw:layer="layout" svg:width="9.206cm" svg:height="0.709cm" svg:x="11.111cm" svg:y="3.289cm">
            <draw:text-box>
              <text:p text:style-name="P1">で.る　-で　だ.す　-だ.す　い.でる　…</text:p>
            </draw:text-box>
            <svg:title>kunyomi</svg:title>
          </draw:frame>
        </draw:g>
        <draw:g>
          <svg:title>back6</svg:title>
          <draw:custom-shape draw:style-name="gr5" draw:text-style-name="P1" draw:layer="layout" svg:width="9.795cm" svg:height="4.323cm" svg:x="1.001cm" svg:y="9.6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9cm" svg:y="10.107cm">
            <draw:text-box>
              <text:p>ABOVE</text:p>
            </draw:text-box>
            <svg:title>english</svg:title>
          </draw:frame>
          <draw:frame draw:style-name="gr11" draw:text-style-name="P1" draw:layer="layout" svg:width="9.206cm" svg:height="0.709cm" svg:x="1.319cm" svg:y="11.091cm">
            <draw:text-box>
              <text:p text:style-name="P1">up</text:p>
            </draw:text-box>
            <svg:title>meaning</svg:title>
          </draw:frame>
          <draw:frame draw:style-name="gr8" draw:text-style-name="P1" draw:layer="layout" svg:width="9.206cm" svg:height="0.71cm" svg:x="1.319cm" svg:y="11.514cm">
            <draw:text-box>
              <text:p text:style-name="P1">ジョウ　ショウ　シャン</text:p>
            </draw:text-box>
            <svg:title>onyomi</svg:title>
          </draw:frame>
          <draw:frame draw:style-name="gr9" draw:text-style-name="P1" draw:layer="layout" svg:width="9.206cm" svg:height="1.183cm" svg:x="1.319cm" svg:y="12.554cm">
            <draw:text-box>
              <text:p text:style-name="P1">以上 (いじょう) - not less than</text:p>
              <text:p text:style-name="P1">上がる (あがる) - to rise</text:p>
              <text:p text:style-name="P1">上回る (うわまわる) - to exceed</text:p>
            </draw:text-box>
            <svg:title>examples</svg:title>
          </draw:frame>
          <draw:frame draw:style-name="gr10" draw:text-style-name="P1" draw:layer="layout" svg:width="9.206cm" svg:height="0.709cm" svg:x="1.319cm" svg:y="11.938cm">
            <draw:text-box>
              <text:p text:style-name="P1">うえ　-うえ　うわ-　かみ　あ.げる　…</text:p>
            </draw:text-box>
            <svg:title>kunyomi</svg:title>
          </draw:frame>
        </draw:g>
        <draw:g>
          <svg:title>back5</svg:title>
          <draw:custom-shape draw:style-name="gr5" draw:text-style-name="P1" draw:layer="layout" svg:width="9.795cm" svg:height="4.323cm" svg:x="10.795cm" svg:y="9.6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3cm" svg:y="10.106cm">
            <draw:text-box>
              <text:p>FEW</text:p>
            </draw:text-box>
            <svg:title>english</svg:title>
          </draw:frame>
          <draw:frame draw:style-name="gr11" draw:text-style-name="P1" draw:layer="layout" svg:width="9.206cm" svg:height="0.709cm" svg:x="11.113cm" svg:y="11.09cm">
            <draw:text-box>
              <text:p text:style-name="P1">little</text:p>
            </draw:text-box>
            <svg:title>meaning</svg:title>
          </draw:frame>
          <draw:frame draw:style-name="gr8" draw:text-style-name="P1" draw:layer="layout" svg:width="9.206cm" svg:height="0.71cm" svg:x="11.113cm" svg:y="11.513cm">
            <draw:text-box>
              <text:p text:style-name="P1">ショウ</text:p>
            </draw:text-box>
            <svg:title>onyomi</svg:title>
          </draw:frame>
          <draw:frame draw:style-name="gr9" draw:text-style-name="P1" draw:layer="layout" svg:width="9.206cm" svg:height="1.183cm" svg:x="11.113cm" svg:y="12.553cm">
            <draw:text-box>
              <text:p text:style-name="P1">少ない (すくない) - few</text:p>
              <text:p text:style-name="P1">少し (すこし) - small quantity</text:p>
              <text:p text:style-name="P1">減少 (げんしょう) - decrease</text:p>
            </draw:text-box>
            <svg:title>examples</svg:title>
          </draw:frame>
          <draw:frame draw:style-name="gr10" draw:text-style-name="P1" draw:layer="layout" svg:width="9.206cm" svg:height="0.709cm" svg:x="11.113cm" svg:y="11.937cm">
            <draw:text-box>
              <text:p text:style-name="P1">すく.ない　すこ.し</text:p>
            </draw:text-box>
            <svg:title>kunyomi</svg:title>
          </draw:frame>
        </draw:g>
        <draw:g>
          <svg:title>back10</svg:title>
          <draw:custom-shape draw:style-name="gr5" draw:text-style-name="P1" draw:layer="layout" svg:width="9.795cm" svg:height="4.323cm" svg:x="1.001cm" svg:y="18.29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9cm" svg:y="18.751cm">
            <draw:text-box>
              <text:p>WATER</text:p>
            </draw:text-box>
            <svg:title>english</svg:title>
          </draw:frame>
          <draw:frame draw:style-name="gr7" draw:text-style-name="P1" draw:layer="layout" svg:width="9.206cm" svg:height="0.937cm" svg:x="1.319cm" svg:y="19.621cm">
            <draw:text-box>
              <text:p/>
            </draw:text-box>
            <svg:title>meaning</svg:title>
          </draw:frame>
          <draw:frame draw:style-name="gr8" draw:text-style-name="P1" draw:layer="layout" svg:width="9.206cm" svg:height="0.71cm" svg:x="1.319cm" svg:y="20.158cm">
            <draw:text-box>
              <text:p text:style-name="P1">スイ</text:p>
            </draw:text-box>
            <svg:title>onyomi</svg:title>
          </draw:frame>
          <draw:frame draw:style-name="gr9" draw:text-style-name="P1" draw:layer="layout" svg:width="9.206cm" svg:height="1.183cm" svg:x="1.319cm" svg:y="21.198cm">
            <draw:text-box>
              <text:p text:style-name="P1">水準 (すいじゅん) - level</text:p>
              <text:p text:style-name="P1">清水 (きよみず) - spring water</text:p>
              <text:p text:style-name="P1">水道 (すいどう) - water service</text:p>
            </draw:text-box>
            <svg:title>examples</svg:title>
          </draw:frame>
          <draw:frame draw:style-name="gr10" draw:text-style-name="P1" draw:layer="layout" svg:width="9.206cm" svg:height="0.709cm" svg:x="1.319cm" svg:y="20.582cm">
            <draw:text-box>
              <text:p text:style-name="P1">みず　みず-</text:p>
            </draw:text-box>
            <svg:title>kunyomi</svg:title>
          </draw:frame>
        </draw:g>
        <draw:g>
          <svg:title>back9</svg:title>
          <draw:custom-shape draw:style-name="gr5" draw:text-style-name="P1" draw:layer="layout" svg:width="9.795cm" svg:height="4.323cm" svg:x="10.795cm" svg:y="18.29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3cm" svg:y="18.75cm">
            <draw:text-box>
              <text:p>PERSON</text:p>
            </draw:text-box>
            <svg:title>english</svg:title>
          </draw:frame>
          <draw:frame draw:style-name="gr7" draw:text-style-name="P1" draw:layer="layout" svg:width="9.206cm" svg:height="0.937cm" svg:x="11.113cm" svg:y="19.62cm">
            <draw:text-box>
              <text:p/>
            </draw:text-box>
            <svg:title>meaning</svg:title>
          </draw:frame>
          <draw:frame draw:style-name="gr8" draw:text-style-name="P1" draw:layer="layout" svg:width="9.206cm" svg:height="0.71cm" svg:x="11.113cm" svg:y="20.157cm">
            <draw:text-box>
              <text:p text:style-name="P1">ジン　ニン</text:p>
            </draw:text-box>
            <svg:title>onyomi</svg:title>
          </draw:frame>
          <draw:frame draw:style-name="gr9" draw:text-style-name="P1" draw:layer="layout" svg:width="9.206cm" svg:height="1.183cm" svg:x="11.113cm" svg:y="21.197cm">
            <draw:text-box>
              <text:p text:style-name="P1">二人 (ににん) - two persons</text:p>
              <text:p text:style-name="P1">日本人 (にっぽんじん) - Japanese person</text:p>
              <text:p text:style-name="P1">人間 (じんかん) - the world</text:p>
            </draw:text-box>
            <svg:title>examples</svg:title>
          </draw:frame>
          <draw:frame draw:style-name="gr10" draw:text-style-name="P1" draw:layer="layout" svg:width="9.206cm" svg:height="0.709cm" svg:x="11.113cm" svg:y="20.581cm">
            <draw:text-box>
              <text:p text:style-name="P1">ひと　-り　-と</text:p>
            </draw:text-box>
            <svg:title>kunyomi</svg:title>
          </draw:frame>
        </draw:g>
        <draw:g>
          <svg:title>back8</svg:title>
          <draw:custom-shape draw:style-name="gr5" draw:text-style-name="P1" draw:layer="layout" svg:width="9.795cm" svg:height="4.323cm" svg:x="1cm" svg:y="13.96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8cm" svg:y="14.427cm">
            <draw:text-box>
              <text:p>NEW</text:p>
            </draw:text-box>
            <svg:title>english</svg:title>
          </draw:frame>
          <draw:frame draw:style-name="gr7" draw:text-style-name="P1" draw:layer="layout" svg:width="9.206cm" svg:height="0.937cm" svg:x="1.318cm" svg:y="15.297cm">
            <draw:text-box>
              <text:p/>
            </draw:text-box>
            <svg:title>meaning</svg:title>
          </draw:frame>
          <draw:frame draw:style-name="gr8" draw:text-style-name="P1" draw:layer="layout" svg:width="9.206cm" svg:height="0.71cm" svg:x="1.318cm" svg:y="15.834cm">
            <draw:text-box>
              <text:p text:style-name="P1">シン</text:p>
            </draw:text-box>
            <svg:title>onyomi</svg:title>
          </draw:frame>
          <draw:frame draw:style-name="gr9" draw:text-style-name="P1" draw:layer="layout" svg:width="9.206cm" svg:height="1.183cm" svg:x="1.318cm" svg:y="16.874cm">
            <draw:text-box>
              <text:p text:style-name="P1">新しい (あたらしい) - new</text:p>
              <text:p text:style-name="P1">新聞 (しんぶん) - newspaper</text:p>
              <text:p text:style-name="P1">新た (あらた) - new</text:p>
            </draw:text-box>
            <svg:title>examples</svg:title>
          </draw:frame>
          <draw:frame draw:style-name="gr10" draw:text-style-name="P1" draw:layer="layout" svg:width="9.206cm" svg:height="0.709cm" svg:x="1.318cm" svg:y="16.258cm">
            <draw:text-box>
              <text:p text:style-name="P1">あたら.しい　あら.た　あら-　にい-</text:p>
            </draw:text-box>
            <svg:title>kunyomi</svg:title>
          </draw:frame>
        </draw:g>
        <draw:g>
          <svg:title>back7</svg:title>
          <draw:custom-shape draw:style-name="gr5" draw:text-style-name="P1" draw:layer="layout" svg:width="9.795cm" svg:height="4.323cm" svg:x="10.794cm" svg:y="13.9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2cm" svg:y="14.426cm">
            <draw:text-box>
              <text:p>EAT</text:p>
            </draw:text-box>
            <svg:title>english</svg:title>
          </draw:frame>
          <draw:frame draw:style-name="gr11" draw:text-style-name="P1" draw:layer="layout" svg:width="9.206cm" svg:height="0.709cm" svg:x="11.112cm" svg:y="15.41cm">
            <draw:text-box>
              <text:p text:style-name="P1">food</text:p>
            </draw:text-box>
            <svg:title>meaning</svg:title>
          </draw:frame>
          <draw:frame draw:style-name="gr8" draw:text-style-name="P1" draw:layer="layout" svg:width="9.206cm" svg:height="0.71cm" svg:x="11.112cm" svg:y="15.833cm">
            <draw:text-box>
              <text:p text:style-name="P1">ショク　ジキ</text:p>
            </draw:text-box>
            <svg:title>onyomi</svg:title>
          </draw:frame>
          <draw:frame draw:style-name="gr9" draw:text-style-name="P1" draw:layer="layout" svg:width="9.206cm" svg:height="1.183cm" svg:x="11.112cm" svg:y="16.873cm">
            <draw:text-box>
              <text:p text:style-name="P1">食べる (たべる) - to eat</text:p>
              <text:p text:style-name="P1">食事 (しょくじ) - meal</text:p>
              <text:p text:style-name="P1">食品 (しょくひん) - commodity</text:p>
            </draw:text-box>
            <svg:title>examples</svg:title>
          </draw:frame>
          <draw:frame draw:style-name="gr10" draw:text-style-name="P1" draw:layer="layout" svg:width="9.206cm" svg:height="0.709cm" svg:x="11.112cm" svg:y="16.257cm">
            <draw:text-box>
              <text:p text:style-name="P1">く.う　く.らう　た.べる　は.む</text:p>
            </draw:text-box>
            <svg:title>kunyomi</svg:title>
          </draw:frame>
        </draw:g>
        <draw:g>
          <svg:title>back12</svg:title>
          <draw:custom-shape draw:style-name="gr5" draw:text-style-name="P1" draw:layer="layout" svg:width="9.795cm" svg:height="4.323cm" svg:x="1.002cm" svg:y="22.61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2cm" svg:y="23.075cm">
            <draw:text-box>
              <text:p>WEST</text:p>
            </draw:text-box>
            <svg:title>english</svg:title>
          </draw:frame>
          <draw:frame draw:style-name="gr11" draw:text-style-name="P1" draw:layer="layout" svg:width="9.206cm" svg:height="0.709cm" svg:x="1.32cm" svg:y="24.059cm">
            <draw:text-box>
              <text:p text:style-name="P1">Spain</text:p>
            </draw:text-box>
            <svg:title>meaning</svg:title>
          </draw:frame>
          <draw:frame draw:style-name="gr8" draw:text-style-name="P1" draw:layer="layout" svg:width="9.206cm" svg:height="0.71cm" svg:x="1.32cm" svg:y="24.482cm">
            <draw:text-box>
              <text:p text:style-name="P1">セイ　サイ　ス</text:p>
            </draw:text-box>
            <svg:title>onyomi</svg:title>
          </draw:frame>
          <draw:frame draw:style-name="gr9" draw:text-style-name="P1" draw:layer="layout" svg:width="9.206cm" svg:height="1.183cm" svg:x="1.32cm" svg:y="25.522cm">
            <draw:text-box>
              <text:p text:style-name="P1">西側 (にしがわ) - west side</text:p>
              <text:p text:style-name="P1">東西 (とうざい) - East and West</text:p>
              <text:p text:style-name="P1">大西洋 (たいせいよう) - Atlantic Ocean</text:p>
            </draw:text-box>
            <svg:title>examples</svg:title>
          </draw:frame>
          <draw:frame draw:style-name="gr10" draw:text-style-name="P1" draw:layer="layout" svg:width="9.206cm" svg:height="0.709cm" svg:x="1.32cm" svg:y="24.906cm">
            <draw:text-box>
              <text:p text:style-name="P1">にし</text:p>
            </draw:text-box>
            <svg:title>kunyomi</svg:title>
          </draw:frame>
        </draw:g>
        <draw:g>
          <svg:title>back11</svg:title>
          <draw:custom-shape draw:style-name="gr5" draw:text-style-name="P1" draw:layer="layout" svg:width="9.795cm" svg:height="4.323cm" svg:x="10.796cm" svg:y="22.61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4cm" svg:y="23.074cm">
            <draw:text-box>
              <text:p>LIFE</text:p>
            </draw:text-box>
            <svg:title>english</svg:title>
          </draw:frame>
          <draw:frame draw:style-name="gr11" draw:text-style-name="P1" draw:layer="layout" svg:width="9.206cm" svg:height="0.709cm" svg:x="11.114cm" svg:y="24.058cm">
            <draw:text-box>
              <text:p text:style-name="P1">genuine - birth</text:p>
            </draw:text-box>
            <svg:title>meaning</svg:title>
          </draw:frame>
          <draw:frame draw:style-name="gr8" draw:text-style-name="P1" draw:layer="layout" svg:width="9.206cm" svg:height="0.71cm" svg:x="11.114cm" svg:y="24.481cm">
            <draw:text-box>
              <text:p text:style-name="P1">セイ　ショウ</text:p>
            </draw:text-box>
            <svg:title>onyomi</svg:title>
          </draw:frame>
          <draw:frame draw:style-name="gr9" draw:text-style-name="P1" draw:layer="layout" svg:width="9.206cm" svg:height="1.183cm" svg:x="11.114cm" svg:y="25.521cm">
            <draw:text-box>
              <text:p text:style-name="P1">生活 (せいかつ) - living</text:p>
              <text:p text:style-name="P1">生産 (せいさん) - production</text:p>
              <text:p text:style-name="P1">生きる (いきる) - to live</text:p>
            </draw:text-box>
            <svg:title>examples</svg:title>
          </draw:frame>
          <draw:frame draw:style-name="gr10" draw:text-style-name="P1" draw:layer="layout" svg:width="9.206cm" svg:height="0.709cm" svg:x="11.114cm" svg:y="24.905cm">
            <draw:text-box>
              <text:p text:style-name="P1">い.きる　い.かす　い.ける　う.まれる　…</text:p>
            </draw:text-box>
            <svg:title>kunyomi</svg:title>
          </draw:frame>
        </draw:g>
      </draw:page>
      <draw:page draw:name="Front" draw:style-name="dp1" draw:master-page-name="Default">
        <draw:g>
          <svg:title>front3</svg:title>
          <draw:custom-shape draw:style-name="gr1" draw:text-style-name="P1" draw:layer="layout" svg:width="9.795cm" svg:height="4.338cm" svg:x="1cm" svg:y="5.33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5.762cm">
            <draw:text-box>
              <text:p>川</text:p>
            </draw:text-box>
            <svg:title>literal</svg:title>
          </draw:frame>
          <draw:frame draw:style-name="gr3" draw:layer="layout" svg:width="1.189cm" svg:height="0.788cm" svg:x="8.865cm" svg:y="8.366cm">
            <draw:text-box>
              <text:p>3</text:p>
            </draw:text-box>
            <svg:title>stroke_count</svg:title>
          </draw:frame>
          <draw:frame draw:style-name="gr4" draw:layer="layout" svg:width="1.282cm" svg:height="0.788cm" svg:x="1.38cm" svg:y="8.366cm">
            <draw:text-box>
              <text:p>N5</text:p>
            </draw:text-box>
            <svg:title>level</svg:title>
          </draw:frame>
        </draw:g>
        <draw:g>
          <svg:title>front4</svg:title>
          <draw:custom-shape draw:style-name="gr1" draw:text-style-name="P1" draw:layer="layout" svg:width="9.795cm" svg:height="4.338cm" svg:x="10.795cm" svg:y="5.33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5.762cm">
            <draw:text-box>
              <text:p>前</text:p>
            </draw:text-box>
            <svg:title>literal</svg:title>
          </draw:frame>
          <draw:frame draw:style-name="gr3" draw:layer="layout" svg:width="1.189cm" svg:height="0.788cm" svg:x="18.66cm" svg:y="8.366cm">
            <draw:text-box>
              <text:p>9</text:p>
            </draw:text-box>
            <svg:title>stroke_count</svg:title>
          </draw:frame>
          <draw:frame draw:style-name="gr4" draw:layer="layout" svg:width="1.282cm" svg:height="0.788cm" svg:x="11.175cm" svg:y="8.366cm">
            <draw:text-box>
              <text:p>N5</text:p>
            </draw:text-box>
            <svg:title>level</svg:title>
          </draw:frame>
        </draw:g>
        <draw:g>
          <svg:title>front1</svg:title>
          <draw:custom-shape draw:style-name="gr1" draw:text-style-name="P1" draw:layer="layout" svg:width="9.795cm" svg:height="4.338cm" svg:x="1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.424cm">
            <draw:text-box>
              <text:p>先</text:p>
            </draw:text-box>
            <svg:title>literal</svg:title>
          </draw:frame>
          <draw:frame draw:style-name="gr3" draw:layer="layout" svg:width="1.189cm" svg:height="0.788cm" svg:x="8.865cm" svg:y="4.028cm">
            <draw:text-box>
              <text:p>6</text:p>
            </draw:text-box>
            <svg:title>stroke_count</svg:title>
          </draw:frame>
          <draw:frame draw:style-name="gr4" draw:layer="layout" svg:width="1.282cm" svg:height="0.788cm" svg:x="1.38cm" svg:y="4.028cm">
            <draw:text-box>
              <text:p>N5</text:p>
            </draw:text-box>
            <svg:title>level</svg:title>
          </draw:frame>
        </draw:g>
        <draw:g>
          <svg:title>front2</svg:title>
          <draw:custom-shape draw:style-name="gr1" draw:text-style-name="P1" draw:layer="layout" svg:width="9.795cm" svg:height="4.338cm" svg:x="10.795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.424cm">
            <draw:text-box>
              <text:p>千</text:p>
            </draw:text-box>
            <svg:title>literal</svg:title>
          </draw:frame>
          <draw:frame draw:style-name="gr3" draw:layer="layout" svg:width="1.189cm" svg:height="0.788cm" svg:x="18.66cm" svg:y="4.028cm">
            <draw:text-box>
              <text:p>3</text:p>
            </draw:text-box>
            <svg:title>stroke_count</svg:title>
          </draw:frame>
          <draw:frame draw:style-name="gr4" draw:layer="layout" svg:width="1.282cm" svg:height="0.788cm" svg:x="11.175cm" svg:y="4.028cm">
            <draw:text-box>
              <text:p>N5</text:p>
            </draw:text-box>
            <svg:title>level</svg:title>
          </draw:frame>
        </draw:g>
        <draw:g>
          <svg:title>front5</svg:title>
          <draw:custom-shape draw:style-name="gr1" draw:text-style-name="P1" draw:layer="layout" svg:width="9.795cm" svg:height="4.338cm" svg:x="1cm" svg:y="9.6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0.1cm">
            <draw:text-box>
              <text:p>足</text:p>
            </draw:text-box>
            <svg:title>literal</svg:title>
          </draw:frame>
          <draw:frame draw:style-name="gr3" draw:layer="layout" svg:width="1.189cm" svg:height="0.788cm" svg:x="8.865cm" svg:y="12.704cm">
            <draw:text-box>
              <text:p>7</text:p>
            </draw:text-box>
            <svg:title>stroke_count</svg:title>
          </draw:frame>
          <draw:frame draw:style-name="gr4" draw:layer="layout" svg:width="1.282cm" svg:height="0.788cm" svg:x="1.38cm" svg:y="12.704cm">
            <draw:text-box>
              <text:p>N5</text:p>
            </draw:text-box>
            <svg:title>level</svg:title>
          </draw:frame>
        </draw:g>
        <draw:g>
          <svg:title>front6</svg:title>
          <draw:custom-shape draw:style-name="gr1" draw:text-style-name="P1" draw:layer="layout" svg:width="9.795cm" svg:height="4.338cm" svg:x="10.795cm" svg:y="9.6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0.1cm">
            <draw:text-box>
              <text:p>多</text:p>
            </draw:text-box>
            <svg:title>literal</svg:title>
          </draw:frame>
          <draw:frame draw:style-name="gr3" draw:layer="layout" svg:width="1.189cm" svg:height="0.788cm" svg:x="18.66cm" svg:y="12.704cm">
            <draw:text-box>
              <text:p>6</text:p>
            </draw:text-box>
            <svg:title>stroke_count</svg:title>
          </draw:frame>
          <draw:frame draw:style-name="gr4" draw:layer="layout" svg:width="1.282cm" svg:height="0.788cm" svg:x="11.175cm" svg:y="12.704cm">
            <draw:text-box>
              <text:p>N5</text:p>
            </draw:text-box>
            <svg:title>level</svg:title>
          </draw:frame>
        </draw:g>
        <draw:g>
          <svg:title>front9</svg:title>
          <draw:custom-shape draw:style-name="gr1" draw:text-style-name="P1" draw:layer="layout" svg:width="9.795cm" svg:height="4.338cm" svg:x="1cm" svg:y="18.26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8.688cm">
            <draw:text-box>
              <text:p>中</text:p>
            </draw:text-box>
            <svg:title>literal</svg:title>
          </draw:frame>
          <draw:frame draw:style-name="gr3" draw:layer="layout" svg:width="1.189cm" svg:height="0.788cm" svg:x="8.865cm" svg:y="21.292cm">
            <draw:text-box>
              <text:p>4</text:p>
            </draw:text-box>
            <svg:title>stroke_count</svg:title>
          </draw:frame>
          <draw:frame draw:style-name="gr4" draw:layer="layout" svg:width="1.282cm" svg:height="0.788cm" svg:x="1.38cm" svg:y="21.292cm">
            <draw:text-box>
              <text:p>N5</text:p>
            </draw:text-box>
            <svg:title>level</svg:title>
          </draw:frame>
        </draw:g>
        <draw:g>
          <svg:title>front10</svg:title>
          <draw:custom-shape draw:style-name="gr1" draw:text-style-name="P1" draw:layer="layout" svg:width="9.795cm" svg:height="4.338cm" svg:x="10.795cm" svg:y="18.26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8.688cm">
            <draw:text-box>
              <text:p>長</text:p>
            </draw:text-box>
            <svg:title>literal</svg:title>
          </draw:frame>
          <draw:frame draw:style-name="gr3" draw:layer="layout" svg:width="1.189cm" svg:height="0.788cm" svg:x="18.66cm" svg:y="21.292cm">
            <draw:text-box>
              <text:p>8</text:p>
            </draw:text-box>
            <svg:title>stroke_count</svg:title>
          </draw:frame>
          <draw:frame draw:style-name="gr4" draw:layer="layout" svg:width="1.282cm" svg:height="0.788cm" svg:x="11.175cm" svg:y="21.292cm">
            <draw:text-box>
              <text:p>N5</text:p>
            </draw:text-box>
            <svg:title>level</svg:title>
          </draw:frame>
        </draw:g>
        <draw:g>
          <svg:title>front7</svg:title>
          <draw:custom-shape draw:style-name="gr1" draw:text-style-name="P1" draw:layer="layout" svg:width="9.795cm" svg:height="4.338cm" svg:x="1cm" svg:y="13.9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4.35cm">
            <draw:text-box>
              <text:p>大</text:p>
            </draw:text-box>
            <svg:title>literal</svg:title>
          </draw:frame>
          <draw:frame draw:style-name="gr3" draw:layer="layout" svg:width="1.189cm" svg:height="0.788cm" svg:x="8.865cm" svg:y="16.954cm">
            <draw:text-box>
              <text:p>3</text:p>
            </draw:text-box>
            <svg:title>stroke_count</svg:title>
          </draw:frame>
          <draw:frame draw:style-name="gr4" draw:layer="layout" svg:width="1.282cm" svg:height="0.788cm" svg:x="1.38cm" svg:y="16.954cm">
            <draw:text-box>
              <text:p>N5</text:p>
            </draw:text-box>
            <svg:title>level</svg:title>
          </draw:frame>
        </draw:g>
        <draw:g>
          <svg:title>front8</svg:title>
          <draw:custom-shape draw:style-name="gr1" draw:text-style-name="P1" draw:layer="layout" svg:width="9.795cm" svg:height="4.338cm" svg:x="10.795cm" svg:y="13.9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4.35cm">
            <draw:text-box>
              <text:p>男</text:p>
            </draw:text-box>
            <svg:title>literal</svg:title>
          </draw:frame>
          <draw:frame draw:style-name="gr3" draw:layer="layout" svg:width="1.189cm" svg:height="0.788cm" svg:x="18.66cm" svg:y="16.954cm">
            <draw:text-box>
              <text:p>7</text:p>
            </draw:text-box>
            <svg:title>stroke_count</svg:title>
          </draw:frame>
          <draw:frame draw:style-name="gr4" draw:layer="layout" svg:width="1.282cm" svg:height="0.788cm" svg:x="11.175cm" svg:y="16.954cm">
            <draw:text-box>
              <text:p>N5</text:p>
            </draw:text-box>
            <svg:title>level</svg:title>
          </draw:frame>
        </draw:g>
        <draw:g>
          <svg:title>front11</svg:title>
          <draw:custom-shape draw:style-name="gr1" draw:text-style-name="P1" draw:layer="layout" svg:width="9.795cm" svg:height="4.338cm" svg:x="1cm" svg:y="22.6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23.026cm">
            <draw:text-box>
              <text:p>天</text:p>
            </draw:text-box>
            <svg:title>literal</svg:title>
          </draw:frame>
          <draw:frame draw:style-name="gr3" draw:layer="layout" svg:width="1.189cm" svg:height="0.788cm" svg:x="8.865cm" svg:y="25.63cm">
            <draw:text-box>
              <text:p>4</text:p>
            </draw:text-box>
            <svg:title>stroke_count</svg:title>
          </draw:frame>
          <draw:frame draw:style-name="gr4" draw:layer="layout" svg:width="1.282cm" svg:height="0.788cm" svg:x="1.38cm" svg:y="25.63cm">
            <draw:text-box>
              <text:p>N5</text:p>
            </draw:text-box>
            <svg:title>level</svg:title>
          </draw:frame>
        </draw:g>
        <draw:g>
          <svg:title>front12</svg:title>
          <draw:custom-shape draw:style-name="gr1" draw:text-style-name="P1" draw:layer="layout" svg:width="9.795cm" svg:height="4.338cm" svg:x="10.795cm" svg:y="22.6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23.026cm">
            <draw:text-box>
              <text:p>店</text:p>
            </draw:text-box>
            <svg:title>literal</svg:title>
          </draw:frame>
          <draw:frame draw:style-name="gr3" draw:layer="layout" svg:width="1.189cm" svg:height="0.788cm" svg:x="18.66cm" svg:y="25.63cm">
            <draw:text-box>
              <text:p>8</text:p>
            </draw:text-box>
            <svg:title>stroke_count</svg:title>
          </draw:frame>
          <draw:frame draw:style-name="gr4" draw:layer="layout" svg:width="1.282cm" svg:height="0.788cm" svg:x="11.175cm" svg:y="25.63cm">
            <draw:text-box>
              <text:p>N5</text:p>
            </draw:text-box>
            <svg:title>level</svg:title>
          </draw:frame>
        </draw:g>
      </draw:page>
      <draw:page draw:name="Back" draw:style-name="dp1" draw:master-page-name="Default">
        <draw:g>
          <svg:title>back4</svg:title>
          <draw:custom-shape draw:style-name="gr5" draw:text-style-name="P1" draw:layer="layout" svg:width="9.795cm" svg:height="4.323cm" svg:x="1cm" svg:y="5.32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8cm" svg:y="5.783cm">
            <draw:text-box>
              <text:p>IN FRONT</text:p>
            </draw:text-box>
            <svg:title>english</svg:title>
          </draw:frame>
          <draw:frame draw:style-name="gr11" draw:text-style-name="P1" draw:layer="layout" svg:width="9.206cm" svg:height="0.709cm" svg:x="1.318cm" svg:y="6.767cm">
            <draw:text-box>
              <text:p text:style-name="P1">before</text:p>
            </draw:text-box>
            <svg:title>meaning</svg:title>
          </draw:frame>
          <draw:frame draw:style-name="gr8" draw:text-style-name="P1" draw:layer="layout" svg:width="9.206cm" svg:height="0.71cm" svg:x="1.318cm" svg:y="7.19cm">
            <draw:text-box>
              <text:p text:style-name="P1">ゼン</text:p>
            </draw:text-box>
            <svg:title>onyomi</svg:title>
          </draw:frame>
          <draw:frame draw:style-name="gr9" draw:text-style-name="P1" draw:layer="layout" svg:width="9.206cm" svg:height="1.183cm" svg:x="1.318cm" svg:y="8.23cm">
            <draw:text-box>
              <text:p text:style-name="P1">午前 (ごぜん) - morning</text:p>
              <text:p text:style-name="P1">前年 (ぜんねん) - the preceding year</text:p>
              <text:p text:style-name="P1">前後 (ぜんご) - around</text:p>
            </draw:text-box>
            <svg:title>examples</svg:title>
          </draw:frame>
          <draw:frame draw:style-name="gr10" draw:text-style-name="P1" draw:layer="layout" svg:width="9.206cm" svg:height="0.709cm" svg:x="1.318cm" svg:y="7.614cm">
            <draw:text-box>
              <text:p text:style-name="P1">まえ　-まえ</text:p>
            </draw:text-box>
            <svg:title>kunyomi</svg:title>
          </draw:frame>
        </draw:g>
        <draw:g>
          <svg:title>back3</svg:title>
          <draw:custom-shape draw:style-name="gr5" draw:text-style-name="P1" draw:layer="layout" svg:width="9.795cm" svg:height="4.323cm" svg:x="10.794cm" svg:y="5.32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2cm" svg:y="5.782cm">
            <draw:text-box>
              <text:p>STREAM</text:p>
            </draw:text-box>
            <svg:title>english</svg:title>
          </draw:frame>
          <draw:frame draw:style-name="gr11" draw:text-style-name="P1" draw:layer="layout" svg:width="9.206cm" svg:height="0.709cm" svg:x="11.112cm" svg:y="6.766cm">
            <draw:text-box>
              <text:p text:style-name="P1">river - river or 3-stroke river radical (no. 47)</text:p>
            </draw:text-box>
            <svg:title>meaning</svg:title>
          </draw:frame>
          <draw:frame draw:style-name="gr8" draw:text-style-name="P1" draw:layer="layout" svg:width="9.206cm" svg:height="0.71cm" svg:x="11.112cm" svg:y="7.189cm">
            <draw:text-box>
              <text:p text:style-name="P1">セン</text:p>
            </draw:text-box>
            <svg:title>onyomi</svg:title>
          </draw:frame>
          <draw:frame draw:style-name="gr9" draw:text-style-name="P1" draw:layer="layout" svg:width="9.206cm" svg:height="1.183cm" svg:x="11.112cm" svg:y="8.229cm">
            <draw:text-box>
              <text:p text:style-name="P1">川崎 (かわさき) - Kawasaki (city)</text:p>
              <text:p text:style-name="P1">小川 (おがわ) - streamlet</text:p>
              <text:p text:style-name="P1">谷川 (たにがわ) - mountain stream</text:p>
            </draw:text-box>
            <svg:title>examples</svg:title>
          </draw:frame>
          <draw:frame draw:style-name="gr10" draw:text-style-name="P1" draw:layer="layout" svg:width="9.206cm" svg:height="0.709cm" svg:x="11.112cm" svg:y="7.613cm">
            <draw:text-box>
              <text:p text:style-name="P1">かわ</text:p>
            </draw:text-box>
            <svg:title>kunyomi</svg:title>
          </draw:frame>
        </draw:g>
        <draw:g>
          <svg:title>back2</svg:title>
          <draw:custom-shape draw:style-name="gr5" draw:text-style-name="P1" draw:layer="layout" svg:width="9.795cm" svg:height="4.323cm" svg:x="0.999cm" svg:y="1.0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7cm" svg:y="1.459cm">
            <draw:text-box>
              <text:p>THOUSAND</text:p>
            </draw:text-box>
            <svg:title>english</svg:title>
          </draw:frame>
          <draw:frame draw:style-name="gr7" draw:text-style-name="P1" draw:layer="layout" svg:width="9.206cm" svg:height="0.937cm" svg:x="1.317cm" svg:y="2.329cm">
            <draw:text-box>
              <text:p/>
            </draw:text-box>
            <svg:title>meaning</svg:title>
          </draw:frame>
          <draw:frame draw:style-name="gr8" draw:text-style-name="P1" draw:layer="layout" svg:width="9.206cm" svg:height="0.71cm" svg:x="1.317cm" svg:y="2.866cm">
            <draw:text-box>
              <text:p text:style-name="P1">セン</text:p>
            </draw:text-box>
            <svg:title>onyomi</svg:title>
          </draw:frame>
          <draw:frame draw:style-name="gr9" draw:text-style-name="P1" draw:layer="layout" svg:width="9.206cm" svg:height="1.183cm" svg:x="1.317cm" svg:y="3.906cm">
            <draw:text-box>
              <text:p text:style-name="P1">千葉 (ちば) - Chiba (city)</text:p>
              <text:p text:style-name="P1">千代 (せんだい) - thousand years</text:p>
              <text:p text:style-name="P1">千里 (せんり) - 1000 ri</text:p>
            </draw:text-box>
            <svg:title>examples</svg:title>
          </draw:frame>
          <draw:frame draw:style-name="gr10" draw:text-style-name="P1" draw:layer="layout" svg:width="9.206cm" svg:height="0.709cm" svg:x="1.317cm" svg:y="3.29cm">
            <draw:text-box>
              <text:p text:style-name="P1">ち</text:p>
            </draw:text-box>
            <svg:title>kunyomi</svg:title>
          </draw:frame>
        </draw:g>
        <draw:g>
          <svg:title>back1</svg:title>
          <draw:custom-shape draw:style-name="gr5" draw:text-style-name="P1" draw:layer="layout" svg:width="9.795cm" svg:height="4.323cm" svg:x="10.793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1cm" svg:y="1.458cm">
            <draw:text-box>
              <text:p>BEFORE</text:p>
            </draw:text-box>
            <svg:title>english</svg:title>
          </draw:frame>
          <draw:frame draw:style-name="gr11" draw:text-style-name="P1" draw:layer="layout" svg:width="9.206cm" svg:height="0.709cm" svg:x="11.111cm" svg:y="2.442cm">
            <draw:text-box>
              <text:p text:style-name="P1">ahead - previous - future - precedence</text:p>
            </draw:text-box>
            <svg:title>meaning</svg:title>
          </draw:frame>
          <draw:frame draw:style-name="gr8" draw:text-style-name="P1" draw:layer="layout" svg:width="9.206cm" svg:height="0.71cm" svg:x="11.111cm" svg:y="2.865cm">
            <draw:text-box>
              <text:p text:style-name="P1">セン</text:p>
            </draw:text-box>
            <svg:title>onyomi</svg:title>
          </draw:frame>
          <draw:frame draw:style-name="gr9" draw:text-style-name="P1" draw:layer="layout" svg:width="9.206cm" svg:height="1.183cm" svg:x="11.111cm" svg:y="3.905cm">
            <draw:text-box>
              <text:p text:style-name="P1">先月 (せんげつ) - last month</text:p>
              <text:p text:style-name="P1">先生 (せんせい) - teacher</text:p>
              <text:p text:style-name="P1">優先 (ゆうせん) - preference</text:p>
            </draw:text-box>
            <svg:title>examples</svg:title>
          </draw:frame>
          <draw:frame draw:style-name="gr10" draw:text-style-name="P1" draw:layer="layout" svg:width="9.206cm" svg:height="0.709cm" svg:x="11.111cm" svg:y="3.289cm">
            <draw:text-box>
              <text:p text:style-name="P1">さき　ま.ず</text:p>
            </draw:text-box>
            <svg:title>kunyomi</svg:title>
          </draw:frame>
        </draw:g>
        <draw:g>
          <svg:title>back6</svg:title>
          <draw:custom-shape draw:style-name="gr5" draw:text-style-name="P1" draw:layer="layout" svg:width="9.795cm" svg:height="4.323cm" svg:x="1.001cm" svg:y="9.6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9cm" svg:y="10.107cm">
            <draw:text-box>
              <text:p>MANY</text:p>
            </draw:text-box>
            <svg:title>english</svg:title>
          </draw:frame>
          <draw:frame draw:style-name="gr11" draw:text-style-name="P1" draw:layer="layout" svg:width="9.206cm" svg:height="0.709cm" svg:x="1.319cm" svg:y="11.091cm">
            <draw:text-box>
              <text:p text:style-name="P1">frequent - much</text:p>
            </draw:text-box>
            <svg:title>meaning</svg:title>
          </draw:frame>
          <draw:frame draw:style-name="gr8" draw:text-style-name="P1" draw:layer="layout" svg:width="9.206cm" svg:height="0.71cm" svg:x="1.319cm" svg:y="11.514cm">
            <draw:text-box>
              <text:p text:style-name="P1">タ</text:p>
            </draw:text-box>
            <svg:title>onyomi</svg:title>
          </draw:frame>
          <draw:frame draw:style-name="gr9" draw:text-style-name="P1" draw:layer="layout" svg:width="9.206cm" svg:height="1.183cm" svg:x="1.319cm" svg:y="12.554cm">
            <draw:text-box>
              <text:p text:style-name="P1">多い (おおい) - many</text:p>
              <text:p text:style-name="P1">多く (おおく) - many</text:p>
              <text:p text:style-name="P1">多数 (たすう) - great number</text:p>
            </draw:text-box>
            <svg:title>examples</svg:title>
          </draw:frame>
          <draw:frame draw:style-name="gr10" draw:text-style-name="P1" draw:layer="layout" svg:width="9.206cm" svg:height="0.709cm" svg:x="1.319cm" svg:y="11.938cm">
            <draw:text-box>
              <text:p text:style-name="P1">おお.い　まさ.に　まさ.る</text:p>
            </draw:text-box>
            <svg:title>kunyomi</svg:title>
          </draw:frame>
        </draw:g>
        <draw:g>
          <svg:title>back5</svg:title>
          <draw:custom-shape draw:style-name="gr5" draw:text-style-name="P1" draw:layer="layout" svg:width="9.795cm" svg:height="4.323cm" svg:x="10.795cm" svg:y="9.6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3cm" svg:y="10.106cm">
            <draw:text-box>
              <text:p>LEG</text:p>
            </draw:text-box>
            <svg:title>english</svg:title>
          </draw:frame>
          <draw:frame draw:style-name="gr11" draw:text-style-name="P1" draw:layer="layout" svg:width="9.206cm" svg:height="0.709cm" svg:x="11.113cm" svg:y="11.09cm">
            <draw:text-box>
              <text:p text:style-name="P1">foot - be sufficient - …</text:p>
            </draw:text-box>
            <svg:title>meaning</svg:title>
          </draw:frame>
          <draw:frame draw:style-name="gr8" draw:text-style-name="P1" draw:layer="layout" svg:width="9.206cm" svg:height="0.71cm" svg:x="11.113cm" svg:y="11.513cm">
            <draw:text-box>
              <text:p text:style-name="P1">ソク</text:p>
            </draw:text-box>
            <svg:title>onyomi</svg:title>
          </draw:frame>
          <draw:frame draw:style-name="gr9" draw:text-style-name="P1" draw:layer="layout" svg:width="9.206cm" svg:height="1.183cm" svg:x="11.113cm" svg:y="12.553cm">
            <draw:text-box>
              <text:p text:style-name="P1">不足 (ふそく) - insufficiency</text:p>
              <text:p text:style-name="P1">発足 (はっそく) - starting</text:p>
              <text:p text:style-name="P1">満足 (まんぞく) - satisfaction</text:p>
            </draw:text-box>
            <svg:title>examples</svg:title>
          </draw:frame>
          <draw:frame draw:style-name="gr10" draw:text-style-name="P1" draw:layer="layout" svg:width="9.206cm" svg:height="0.709cm" svg:x="11.113cm" svg:y="11.937cm">
            <draw:text-box>
              <text:p text:style-name="P1">あし　た.りる　た.る　た.す</text:p>
            </draw:text-box>
            <svg:title>kunyomi</svg:title>
          </draw:frame>
        </draw:g>
        <draw:g>
          <svg:title>back10</svg:title>
          <draw:custom-shape draw:style-name="gr5" draw:text-style-name="P1" draw:layer="layout" svg:width="9.795cm" svg:height="4.323cm" svg:x="1.001cm" svg:y="18.29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9cm" svg:y="18.751cm">
            <draw:text-box>
              <text:p>LONG</text:p>
            </draw:text-box>
            <svg:title>english</svg:title>
          </draw:frame>
          <draw:frame draw:style-name="gr11" draw:text-style-name="P1" draw:layer="layout" svg:width="9.206cm" svg:height="0.709cm" svg:x="1.319cm" svg:y="19.735cm">
            <draw:text-box>
              <text:p text:style-name="P1">leader</text:p>
            </draw:text-box>
            <svg:title>meaning</svg:title>
          </draw:frame>
          <draw:frame draw:style-name="gr8" draw:text-style-name="P1" draw:layer="layout" svg:width="9.206cm" svg:height="0.71cm" svg:x="1.319cm" svg:y="20.158cm">
            <draw:text-box>
              <text:p text:style-name="P1">チョウ</text:p>
            </draw:text-box>
            <svg:title>onyomi</svg:title>
          </draw:frame>
          <draw:frame draw:style-name="gr9" draw:text-style-name="P1" draw:layer="layout" svg:width="9.206cm" svg:height="1.183cm" svg:x="1.319cm" svg:y="21.198cm">
            <draw:text-box>
              <text:p text:style-name="P1">会長 (かいちょう) - president (of a society)</text:p>
              <text:p text:style-name="P1">社長 (しゃちょう) - company president</text:p>
              <text:p text:style-name="P1">委員長 (いいんちょう) - committee chairman</text:p>
            </draw:text-box>
            <svg:title>examples</svg:title>
          </draw:frame>
          <draw:frame draw:style-name="gr10" draw:text-style-name="P1" draw:layer="layout" svg:width="9.206cm" svg:height="0.709cm" svg:x="1.319cm" svg:y="20.582cm">
            <draw:text-box>
              <text:p text:style-name="P1">なが.い　おさ</text:p>
            </draw:text-box>
            <svg:title>kunyomi</svg:title>
          </draw:frame>
        </draw:g>
        <draw:g>
          <svg:title>back9</svg:title>
          <draw:custom-shape draw:style-name="gr5" draw:text-style-name="P1" draw:layer="layout" svg:width="9.795cm" svg:height="4.323cm" svg:x="10.795cm" svg:y="18.29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3cm" svg:y="18.75cm">
            <draw:text-box>
              <text:p>IN</text:p>
            </draw:text-box>
            <svg:title>english</svg:title>
          </draw:frame>
          <draw:frame draw:style-name="gr11" draw:text-style-name="P1" draw:layer="layout" svg:width="9.206cm" svg:height="0.709cm" svg:x="11.113cm" svg:y="19.734cm">
            <draw:text-box>
              <text:p text:style-name="P1">inside - middle - mean - center</text:p>
            </draw:text-box>
            <svg:title>meaning</svg:title>
          </draw:frame>
          <draw:frame draw:style-name="gr8" draw:text-style-name="P1" draw:layer="layout" svg:width="9.206cm" svg:height="0.71cm" svg:x="11.113cm" svg:y="20.157cm">
            <draw:text-box>
              <text:p text:style-name="P1">チュウ</text:p>
            </draw:text-box>
            <svg:title>onyomi</svg:title>
          </draw:frame>
          <draw:frame draw:style-name="gr9" draw:text-style-name="P1" draw:layer="layout" svg:width="9.206cm" svg:height="1.183cm" svg:x="11.113cm" svg:y="21.197cm">
            <draw:text-box>
              <text:p text:style-name="P1">中国 (ちゅうごく) - China</text:p>
              <text:p text:style-name="P1">中心 (ちゅうしん) - center</text:p>
              <text:p text:style-name="P1">中央 (ちゅうおう) - center</text:p>
            </draw:text-box>
            <svg:title>examples</svg:title>
          </draw:frame>
          <draw:frame draw:style-name="gr10" draw:text-style-name="P1" draw:layer="layout" svg:width="9.206cm" svg:height="0.709cm" svg:x="11.113cm" svg:y="20.581cm">
            <draw:text-box>
              <text:p text:style-name="P1">なか　うち　あた.る</text:p>
            </draw:text-box>
            <svg:title>kunyomi</svg:title>
          </draw:frame>
        </draw:g>
        <draw:g>
          <svg:title>back8</svg:title>
          <draw:custom-shape draw:style-name="gr5" draw:text-style-name="P1" draw:layer="layout" svg:width="9.795cm" svg:height="4.323cm" svg:x="1cm" svg:y="13.96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8cm" svg:y="14.427cm">
            <draw:text-box>
              <text:p>MALE</text:p>
            </draw:text-box>
            <svg:title>english</svg:title>
          </draw:frame>
          <draw:frame draw:style-name="gr7" draw:text-style-name="P1" draw:layer="layout" svg:width="9.206cm" svg:height="0.937cm" svg:x="1.318cm" svg:y="15.297cm">
            <draw:text-box>
              <text:p/>
            </draw:text-box>
            <svg:title>meaning</svg:title>
          </draw:frame>
          <draw:frame draw:style-name="gr8" draw:text-style-name="P1" draw:layer="layout" svg:width="9.206cm" svg:height="0.71cm" svg:x="1.318cm" svg:y="15.834cm">
            <draw:text-box>
              <text:p text:style-name="P1">ダン　ナン</text:p>
            </draw:text-box>
            <svg:title>onyomi</svg:title>
          </draw:frame>
          <draw:frame draw:style-name="gr9" draw:text-style-name="P1" draw:layer="layout" svg:width="9.206cm" svg:height="1.183cm" svg:x="1.318cm" svg:y="16.874cm">
            <draw:text-box>
              <text:p text:style-name="P1">男性 (だんせい) - man</text:p>
              <text:p text:style-name="P1">男子 (だんし) - youth</text:p>
              <text:p text:style-name="P1">長男 (ちょうなん) - eldest son</text:p>
            </draw:text-box>
            <svg:title>examples</svg:title>
          </draw:frame>
          <draw:frame draw:style-name="gr10" draw:text-style-name="P1" draw:layer="layout" svg:width="9.206cm" svg:height="0.709cm" svg:x="1.318cm" svg:y="16.258cm">
            <draw:text-box>
              <text:p text:style-name="P1">おとこ　お</text:p>
            </draw:text-box>
            <svg:title>kunyomi</svg:title>
          </draw:frame>
        </draw:g>
        <draw:g>
          <svg:title>back7</svg:title>
          <draw:custom-shape draw:style-name="gr5" draw:text-style-name="P1" draw:layer="layout" svg:width="9.795cm" svg:height="4.323cm" svg:x="10.794cm" svg:y="13.9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2cm" svg:y="14.426cm">
            <draw:text-box>
              <text:p>LARGE</text:p>
            </draw:text-box>
            <svg:title>english</svg:title>
          </draw:frame>
          <draw:frame draw:style-name="gr11" draw:text-style-name="P1" draw:layer="layout" svg:width="9.206cm" svg:height="0.709cm" svg:x="11.112cm" svg:y="15.41cm">
            <draw:text-box>
              <text:p text:style-name="P1">big</text:p>
            </draw:text-box>
            <svg:title>meaning</svg:title>
          </draw:frame>
          <draw:frame draw:style-name="gr8" draw:text-style-name="P1" draw:layer="layout" svg:width="9.206cm" svg:height="0.71cm" svg:x="11.112cm" svg:y="15.833cm">
            <draw:text-box>
              <text:p text:style-name="P1">ダイ　タイ</text:p>
            </draw:text-box>
            <svg:title>onyomi</svg:title>
          </draw:frame>
          <draw:frame draw:style-name="gr9" draw:text-style-name="P1" draw:layer="layout" svg:width="9.206cm" svg:height="1.183cm" svg:x="11.112cm" svg:y="16.873cm">
            <draw:text-box>
              <text:p text:style-name="P1">大統領 (だいとうりょう) - president</text:p>
              <text:p text:style-name="P1">大会 (たいかい) - convention</text:p>
              <text:p text:style-name="P1">大きい (おおきい) - big</text:p>
            </draw:text-box>
            <svg:title>examples</svg:title>
          </draw:frame>
          <draw:frame draw:style-name="gr10" draw:text-style-name="P1" draw:layer="layout" svg:width="9.206cm" svg:height="0.709cm" svg:x="11.112cm" svg:y="16.257cm">
            <draw:text-box>
              <text:p text:style-name="P1">おお-　おお.きい　-おお.いに</text:p>
            </draw:text-box>
            <svg:title>kunyomi</svg:title>
          </draw:frame>
        </draw:g>
        <draw:g>
          <svg:title>back12</svg:title>
          <draw:custom-shape draw:style-name="gr5" draw:text-style-name="P1" draw:layer="layout" svg:width="9.795cm" svg:height="4.323cm" svg:x="1.002cm" svg:y="22.61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2cm" svg:y="23.075cm">
            <draw:text-box>
              <text:p>STORE</text:p>
            </draw:text-box>
            <svg:title>english</svg:title>
          </draw:frame>
          <draw:frame draw:style-name="gr11" draw:text-style-name="P1" draw:layer="layout" svg:width="9.206cm" svg:height="0.709cm" svg:x="1.32cm" svg:y="24.059cm">
            <draw:text-box>
              <text:p text:style-name="P1">shop</text:p>
            </draw:text-box>
            <svg:title>meaning</svg:title>
          </draw:frame>
          <draw:frame draw:style-name="gr8" draw:text-style-name="P1" draw:layer="layout" svg:width="9.206cm" svg:height="0.71cm" svg:x="1.32cm" svg:y="24.482cm">
            <draw:text-box>
              <text:p text:style-name="P1">テン</text:p>
            </draw:text-box>
            <svg:title>onyomi</svg:title>
          </draw:frame>
          <draw:frame draw:style-name="gr9" draw:text-style-name="P1" draw:layer="layout" svg:width="9.206cm" svg:height="1.183cm" svg:x="1.32cm" svg:y="25.522cm">
            <draw:text-box>
              <text:p text:style-name="P1">支店 (してん) - branch store (office)</text:p>
              <text:p text:style-name="P1">百貨店 (ひゃっかてん) - store</text:p>
              <text:p text:style-name="P1">書店 (しょてん) - bookshop</text:p>
            </draw:text-box>
            <svg:title>examples</svg:title>
          </draw:frame>
          <draw:frame draw:style-name="gr10" draw:text-style-name="P1" draw:layer="layout" svg:width="9.206cm" svg:height="0.709cm" svg:x="1.32cm" svg:y="24.906cm">
            <draw:text-box>
              <text:p text:style-name="P1">みせ　たな</text:p>
            </draw:text-box>
            <svg:title>kunyomi</svg:title>
          </draw:frame>
        </draw:g>
        <draw:g>
          <svg:title>back11</svg:title>
          <draw:custom-shape draw:style-name="gr5" draw:text-style-name="P1" draw:layer="layout" svg:width="9.795cm" svg:height="4.323cm" svg:x="10.796cm" svg:y="22.61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4cm" svg:y="23.074cm">
            <draw:text-box>
              <text:p>HEAVENS</text:p>
            </draw:text-box>
            <svg:title>english</svg:title>
          </draw:frame>
          <draw:frame draw:style-name="gr11" draw:text-style-name="P1" draw:layer="layout" svg:width="9.206cm" svg:height="0.709cm" svg:x="11.114cm" svg:y="24.058cm">
            <draw:text-box>
              <text:p text:style-name="P1">sky - imperial</text:p>
            </draw:text-box>
            <svg:title>meaning</svg:title>
          </draw:frame>
          <draw:frame draw:style-name="gr8" draw:text-style-name="P1" draw:layer="layout" svg:width="9.206cm" svg:height="0.71cm" svg:x="11.114cm" svg:y="24.481cm">
            <draw:text-box>
              <text:p text:style-name="P1">テン</text:p>
            </draw:text-box>
            <svg:title>onyomi</svg:title>
          </draw:frame>
          <draw:frame draw:style-name="gr9" draw:text-style-name="P1" draw:layer="layout" svg:width="9.206cm" svg:height="1.183cm" svg:x="11.114cm" svg:y="25.521cm">
            <draw:text-box>
              <text:p text:style-name="P1">天皇 (すめらぎ) - Emperor of Japan</text:p>
              <text:p text:style-name="P1">天気 (てんき) - weather</text:p>
              <text:p text:style-name="P1">天井 (てんじょう) - ceiling</text:p>
            </draw:text-box>
            <svg:title>examples</svg:title>
          </draw:frame>
          <draw:frame draw:style-name="gr10" draw:text-style-name="P1" draw:layer="layout" svg:width="9.206cm" svg:height="0.709cm" svg:x="11.114cm" svg:y="24.905cm">
            <draw:text-box>
              <text:p text:style-name="P1">あまつ　あめ　あま-</text:p>
            </draw:text-box>
            <svg:title>kunyomi</svg:title>
          </draw:frame>
        </draw:g>
      </draw:page>
      <draw:page draw:name="Front" draw:style-name="dp1" draw:master-page-name="Default">
        <draw:g>
          <svg:title>front3</svg:title>
          <draw:custom-shape draw:style-name="gr1" draw:text-style-name="P1" draw:layer="layout" svg:width="9.795cm" svg:height="4.338cm" svg:x="1cm" svg:y="5.33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5.762cm">
            <draw:text-box>
              <text:p>東</text:p>
            </draw:text-box>
            <svg:title>literal</svg:title>
          </draw:frame>
          <draw:frame draw:style-name="gr3" draw:layer="layout" svg:width="1.189cm" svg:height="0.788cm" svg:x="8.865cm" svg:y="8.366cm">
            <draw:text-box>
              <text:p>8</text:p>
            </draw:text-box>
            <svg:title>stroke_count</svg:title>
          </draw:frame>
          <draw:frame draw:style-name="gr4" draw:layer="layout" svg:width="1.282cm" svg:height="0.788cm" svg:x="1.38cm" svg:y="8.366cm">
            <draw:text-box>
              <text:p>N5</text:p>
            </draw:text-box>
            <svg:title>level</svg:title>
          </draw:frame>
        </draw:g>
        <draw:g>
          <svg:title>front4</svg:title>
          <draw:custom-shape draw:style-name="gr1" draw:text-style-name="P1" draw:layer="layout" svg:width="9.795cm" svg:height="4.338cm" svg:x="10.795cm" svg:y="5.33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5.762cm">
            <draw:text-box>
              <text:p>道</text:p>
            </draw:text-box>
            <svg:title>literal</svg:title>
          </draw:frame>
          <draw:frame draw:style-name="gr3" draw:layer="layout" svg:width="1.189cm" svg:height="0.788cm" svg:x="18.66cm" svg:y="8.366cm">
            <draw:text-box>
              <text:p>12</text:p>
            </draw:text-box>
            <svg:title>stroke_count</svg:title>
          </draw:frame>
          <draw:frame draw:style-name="gr4" draw:layer="layout" svg:width="1.282cm" svg:height="0.788cm" svg:x="11.175cm" svg:y="8.366cm">
            <draw:text-box>
              <text:p>N5</text:p>
            </draw:text-box>
            <svg:title>level</svg:title>
          </draw:frame>
        </draw:g>
        <draw:g>
          <svg:title>front1</svg:title>
          <draw:custom-shape draw:style-name="gr1" draw:text-style-name="P1" draw:layer="layout" svg:width="9.795cm" svg:height="4.338cm" svg:x="1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.424cm">
            <draw:text-box>
              <text:p>電</text:p>
            </draw:text-box>
            <svg:title>literal</svg:title>
          </draw:frame>
          <draw:frame draw:style-name="gr3" draw:layer="layout" svg:width="1.189cm" svg:height="0.788cm" svg:x="8.865cm" svg:y="4.028cm">
            <draw:text-box>
              <text:p>13</text:p>
            </draw:text-box>
            <svg:title>stroke_count</svg:title>
          </draw:frame>
          <draw:frame draw:style-name="gr4" draw:layer="layout" svg:width="1.282cm" svg:height="0.788cm" svg:x="1.38cm" svg:y="4.028cm">
            <draw:text-box>
              <text:p>N5</text:p>
            </draw:text-box>
            <svg:title>level</svg:title>
          </draw:frame>
        </draw:g>
        <draw:g>
          <svg:title>front2</svg:title>
          <draw:custom-shape draw:style-name="gr1" draw:text-style-name="P1" draw:layer="layout" svg:width="9.795cm" svg:height="4.338cm" svg:x="10.795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.424cm">
            <draw:text-box>
              <text:p>土</text:p>
            </draw:text-box>
            <svg:title>literal</svg:title>
          </draw:frame>
          <draw:frame draw:style-name="gr3" draw:layer="layout" svg:width="1.189cm" svg:height="0.788cm" svg:x="18.66cm" svg:y="4.028cm">
            <draw:text-box>
              <text:p>3</text:p>
            </draw:text-box>
            <svg:title>stroke_count</svg:title>
          </draw:frame>
          <draw:frame draw:style-name="gr4" draw:layer="layout" svg:width="1.282cm" svg:height="0.788cm" svg:x="11.175cm" svg:y="4.028cm">
            <draw:text-box>
              <text:p>N5</text:p>
            </draw:text-box>
            <svg:title>level</svg:title>
          </draw:frame>
        </draw:g>
        <draw:g>
          <svg:title>front5</svg:title>
          <draw:custom-shape draw:style-name="gr1" draw:text-style-name="P1" draw:layer="layout" svg:width="9.795cm" svg:height="4.338cm" svg:x="1cm" svg:y="9.6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0.1cm">
            <draw:text-box>
              <text:p>読</text:p>
            </draw:text-box>
            <svg:title>literal</svg:title>
          </draw:frame>
          <draw:frame draw:style-name="gr3" draw:layer="layout" svg:width="1.189cm" svg:height="0.788cm" svg:x="8.865cm" svg:y="12.704cm">
            <draw:text-box>
              <text:p>14</text:p>
            </draw:text-box>
            <svg:title>stroke_count</svg:title>
          </draw:frame>
          <draw:frame draw:style-name="gr4" draw:layer="layout" svg:width="1.282cm" svg:height="0.788cm" svg:x="1.38cm" svg:y="12.704cm">
            <draw:text-box>
              <text:p>N5</text:p>
            </draw:text-box>
            <svg:title>level</svg:title>
          </draw:frame>
        </draw:g>
        <draw:g>
          <svg:title>front6</svg:title>
          <draw:custom-shape draw:style-name="gr1" draw:text-style-name="P1" draw:layer="layout" svg:width="9.795cm" svg:height="4.338cm" svg:x="10.795cm" svg:y="9.6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0.1cm">
            <draw:text-box>
              <text:p>南</text:p>
            </draw:text-box>
            <svg:title>literal</svg:title>
          </draw:frame>
          <draw:frame draw:style-name="gr3" draw:layer="layout" svg:width="1.189cm" svg:height="0.788cm" svg:x="18.66cm" svg:y="12.704cm">
            <draw:text-box>
              <text:p>9</text:p>
            </draw:text-box>
            <svg:title>stroke_count</svg:title>
          </draw:frame>
          <draw:frame draw:style-name="gr4" draw:layer="layout" svg:width="1.282cm" svg:height="0.788cm" svg:x="11.175cm" svg:y="12.704cm">
            <draw:text-box>
              <text:p>N5</text:p>
            </draw:text-box>
            <svg:title>level</svg:title>
          </draw:frame>
        </draw:g>
        <draw:g>
          <svg:title>front9</svg:title>
          <draw:custom-shape draw:style-name="gr1" draw:text-style-name="P1" draw:layer="layout" svg:width="9.795cm" svg:height="4.338cm" svg:x="1cm" svg:y="18.26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8.688cm">
            <draw:text-box>
              <text:p>入</text:p>
            </draw:text-box>
            <svg:title>literal</svg:title>
          </draw:frame>
          <draw:frame draw:style-name="gr3" draw:layer="layout" svg:width="1.189cm" svg:height="0.788cm" svg:x="8.865cm" svg:y="21.292cm">
            <draw:text-box>
              <text:p>2</text:p>
            </draw:text-box>
            <svg:title>stroke_count</svg:title>
          </draw:frame>
          <draw:frame draw:style-name="gr4" draw:layer="layout" svg:width="1.282cm" svg:height="0.788cm" svg:x="1.38cm" svg:y="21.292cm">
            <draw:text-box>
              <text:p>N5</text:p>
            </draw:text-box>
            <svg:title>level</svg:title>
          </draw:frame>
        </draw:g>
        <draw:g>
          <svg:title>front10</svg:title>
          <draw:custom-shape draw:style-name="gr1" draw:text-style-name="P1" draw:layer="layout" svg:width="9.795cm" svg:height="4.338cm" svg:x="10.795cm" svg:y="18.26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8.688cm">
            <draw:text-box>
              <text:p>年</text:p>
            </draw:text-box>
            <svg:title>literal</svg:title>
          </draw:frame>
          <draw:frame draw:style-name="gr3" draw:layer="layout" svg:width="1.189cm" svg:height="0.788cm" svg:x="18.66cm" svg:y="21.292cm">
            <draw:text-box>
              <text:p>6</text:p>
            </draw:text-box>
            <svg:title>stroke_count</svg:title>
          </draw:frame>
          <draw:frame draw:style-name="gr4" draw:layer="layout" svg:width="1.282cm" svg:height="0.788cm" svg:x="11.175cm" svg:y="21.292cm">
            <draw:text-box>
              <text:p>N5</text:p>
            </draw:text-box>
            <svg:title>level</svg:title>
          </draw:frame>
        </draw:g>
        <draw:g>
          <svg:title>front7</svg:title>
          <draw:custom-shape draw:style-name="gr1" draw:text-style-name="P1" draw:layer="layout" svg:width="9.795cm" svg:height="4.338cm" svg:x="1cm" svg:y="13.9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4.35cm">
            <draw:text-box>
              <text:p>二</text:p>
            </draw:text-box>
            <svg:title>literal</svg:title>
          </draw:frame>
          <draw:frame draw:style-name="gr3" draw:layer="layout" svg:width="1.189cm" svg:height="0.788cm" svg:x="8.865cm" svg:y="16.954cm">
            <draw:text-box>
              <text:p>2</text:p>
            </draw:text-box>
            <svg:title>stroke_count</svg:title>
          </draw:frame>
          <draw:frame draw:style-name="gr4" draw:layer="layout" svg:width="1.282cm" svg:height="0.788cm" svg:x="1.38cm" svg:y="16.954cm">
            <draw:text-box>
              <text:p>N5</text:p>
            </draw:text-box>
            <svg:title>level</svg:title>
          </draw:frame>
        </draw:g>
        <draw:g>
          <svg:title>front8</svg:title>
          <draw:custom-shape draw:style-name="gr1" draw:text-style-name="P1" draw:layer="layout" svg:width="9.795cm" svg:height="4.338cm" svg:x="10.795cm" svg:y="13.9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4.35cm">
            <draw:text-box>
              <text:p>日</text:p>
            </draw:text-box>
            <svg:title>literal</svg:title>
          </draw:frame>
          <draw:frame draw:style-name="gr3" draw:layer="layout" svg:width="1.189cm" svg:height="0.788cm" svg:x="18.66cm" svg:y="16.954cm">
            <draw:text-box>
              <text:p>4</text:p>
            </draw:text-box>
            <svg:title>stroke_count</svg:title>
          </draw:frame>
          <draw:frame draw:style-name="gr4" draw:layer="layout" svg:width="1.282cm" svg:height="0.788cm" svg:x="11.175cm" svg:y="16.954cm">
            <draw:text-box>
              <text:p>N5</text:p>
            </draw:text-box>
            <svg:title>level</svg:title>
          </draw:frame>
        </draw:g>
        <draw:g>
          <svg:title>front11</svg:title>
          <draw:custom-shape draw:style-name="gr1" draw:text-style-name="P1" draw:layer="layout" svg:width="9.795cm" svg:height="4.338cm" svg:x="1cm" svg:y="22.6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23.026cm">
            <draw:text-box>
              <text:p>買</text:p>
            </draw:text-box>
            <svg:title>literal</svg:title>
          </draw:frame>
          <draw:frame draw:style-name="gr3" draw:layer="layout" svg:width="1.189cm" svg:height="0.788cm" svg:x="8.865cm" svg:y="25.63cm">
            <draw:text-box>
              <text:p>12</text:p>
            </draw:text-box>
            <svg:title>stroke_count</svg:title>
          </draw:frame>
          <draw:frame draw:style-name="gr4" draw:layer="layout" svg:width="1.282cm" svg:height="0.788cm" svg:x="1.38cm" svg:y="25.63cm">
            <draw:text-box>
              <text:p>N5</text:p>
            </draw:text-box>
            <svg:title>level</svg:title>
          </draw:frame>
        </draw:g>
        <draw:g>
          <svg:title>front12</svg:title>
          <draw:custom-shape draw:style-name="gr1" draw:text-style-name="P1" draw:layer="layout" svg:width="9.795cm" svg:height="4.338cm" svg:x="10.795cm" svg:y="22.6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23.026cm">
            <draw:text-box>
              <text:p>白</text:p>
            </draw:text-box>
            <svg:title>literal</svg:title>
          </draw:frame>
          <draw:frame draw:style-name="gr3" draw:layer="layout" svg:width="1.189cm" svg:height="0.788cm" svg:x="18.66cm" svg:y="25.63cm">
            <draw:text-box>
              <text:p>5</text:p>
            </draw:text-box>
            <svg:title>stroke_count</svg:title>
          </draw:frame>
          <draw:frame draw:style-name="gr4" draw:layer="layout" svg:width="1.282cm" svg:height="0.788cm" svg:x="11.175cm" svg:y="25.63cm">
            <draw:text-box>
              <text:p>N5</text:p>
            </draw:text-box>
            <svg:title>level</svg:title>
          </draw:frame>
        </draw:g>
      </draw:page>
      <draw:page draw:name="Back" draw:style-name="dp1" draw:master-page-name="Default">
        <draw:g>
          <svg:title>back4</svg:title>
          <draw:custom-shape draw:style-name="gr5" draw:text-style-name="P1" draw:layer="layout" svg:width="9.795cm" svg:height="4.323cm" svg:x="1cm" svg:y="5.32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8cm" svg:y="5.783cm">
            <draw:text-box>
              <text:p>ROAD-WAY</text:p>
            </draw:text-box>
            <svg:title>english</svg:title>
          </draw:frame>
          <draw:frame draw:style-name="gr11" draw:text-style-name="P1" draw:layer="layout" svg:width="9.206cm" svg:height="0.709cm" svg:x="1.318cm" svg:y="6.767cm">
            <draw:text-box>
              <text:p text:style-name="P1">street - district - journey - course - moral - …</text:p>
            </draw:text-box>
            <svg:title>meaning</svg:title>
          </draw:frame>
          <draw:frame draw:style-name="gr8" draw:text-style-name="P1" draw:layer="layout" svg:width="9.206cm" svg:height="0.71cm" svg:x="1.318cm" svg:y="7.19cm">
            <draw:text-box>
              <text:p text:style-name="P1">ドウ　トウ</text:p>
            </draw:text-box>
            <svg:title>onyomi</svg:title>
          </draw:frame>
          <draw:frame draw:style-name="gr9" draw:text-style-name="P1" draw:layer="layout" svg:width="9.206cm" svg:height="1.183cm" svg:x="1.318cm" svg:y="8.23cm">
            <draw:text-box>
              <text:p text:style-name="P1">報道 (ほうどう) - information</text:p>
              <text:p text:style-name="P1">道路 (どうろ) - road</text:p>
              <text:p text:style-name="P1">鉄道 (てつどう) - railroad</text:p>
            </draw:text-box>
            <svg:title>examples</svg:title>
          </draw:frame>
          <draw:frame draw:style-name="gr10" draw:text-style-name="P1" draw:layer="layout" svg:width="9.206cm" svg:height="0.709cm" svg:x="1.318cm" svg:y="7.614cm">
            <draw:text-box>
              <text:p text:style-name="P1">みち</text:p>
            </draw:text-box>
            <svg:title>kunyomi</svg:title>
          </draw:frame>
        </draw:g>
        <draw:g>
          <svg:title>back3</svg:title>
          <draw:custom-shape draw:style-name="gr5" draw:text-style-name="P1" draw:layer="layout" svg:width="9.795cm" svg:height="4.323cm" svg:x="10.794cm" svg:y="5.32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2cm" svg:y="5.782cm">
            <draw:text-box>
              <text:p>EAST</text:p>
            </draw:text-box>
            <svg:title>english</svg:title>
          </draw:frame>
          <draw:frame draw:style-name="gr7" draw:text-style-name="P1" draw:layer="layout" svg:width="9.206cm" svg:height="0.937cm" svg:x="11.112cm" svg:y="6.652cm">
            <draw:text-box>
              <text:p/>
            </draw:text-box>
            <svg:title>meaning</svg:title>
          </draw:frame>
          <draw:frame draw:style-name="gr8" draw:text-style-name="P1" draw:layer="layout" svg:width="9.206cm" svg:height="0.71cm" svg:x="11.112cm" svg:y="7.189cm">
            <draw:text-box>
              <text:p text:style-name="P1">トウ</text:p>
            </draw:text-box>
            <svg:title>onyomi</svg:title>
          </draw:frame>
          <draw:frame draw:style-name="gr9" draw:text-style-name="P1" draw:layer="layout" svg:width="9.206cm" svg:height="1.183cm" svg:x="11.112cm" svg:y="8.229cm">
            <draw:text-box>
              <text:p text:style-name="P1">中東 (ちゅうとう) - Middle East</text:p>
              <text:p text:style-name="P1">東北 (とうほく) - north-east</text:p>
              <text:p text:style-name="P1">東欧 (とうおう) - Eastern Europe</text:p>
            </draw:text-box>
            <svg:title>examples</svg:title>
          </draw:frame>
          <draw:frame draw:style-name="gr10" draw:text-style-name="P1" draw:layer="layout" svg:width="9.206cm" svg:height="0.709cm" svg:x="11.112cm" svg:y="7.613cm">
            <draw:text-box>
              <text:p text:style-name="P1">ひがし</text:p>
            </draw:text-box>
            <svg:title>kunyomi</svg:title>
          </draw:frame>
        </draw:g>
        <draw:g>
          <svg:title>back2</svg:title>
          <draw:custom-shape draw:style-name="gr5" draw:text-style-name="P1" draw:layer="layout" svg:width="9.795cm" svg:height="4.323cm" svg:x="0.999cm" svg:y="1.0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7cm" svg:y="1.459cm">
            <draw:text-box>
              <text:p>SOIL</text:p>
            </draw:text-box>
            <svg:title>english</svg:title>
          </draw:frame>
          <draw:frame draw:style-name="gr11" draw:text-style-name="P1" draw:layer="layout" svg:width="9.206cm" svg:height="0.709cm" svg:x="1.317cm" svg:y="2.443cm">
            <draw:text-box>
              <text:p text:style-name="P1">earth - ground - Turkey</text:p>
            </draw:text-box>
            <svg:title>meaning</svg:title>
          </draw:frame>
          <draw:frame draw:style-name="gr8" draw:text-style-name="P1" draw:layer="layout" svg:width="9.206cm" svg:height="0.71cm" svg:x="1.317cm" svg:y="2.866cm">
            <draw:text-box>
              <text:p text:style-name="P1">ド　ト</text:p>
            </draw:text-box>
            <svg:title>onyomi</svg:title>
          </draw:frame>
          <draw:frame draw:style-name="gr9" draw:text-style-name="P1" draw:layer="layout" svg:width="9.206cm" svg:height="1.183cm" svg:x="1.317cm" svg:y="3.906cm">
            <draw:text-box>
              <text:p text:style-name="P1">土地 (とち) - plot of land</text:p>
              <text:p text:style-name="P1">領土 (りょうど) - dominion</text:p>
              <text:p text:style-name="P1">土曜 (どよう) - Saturday</text:p>
            </draw:text-box>
            <svg:title>examples</svg:title>
          </draw:frame>
          <draw:frame draw:style-name="gr10" draw:text-style-name="P1" draw:layer="layout" svg:width="9.206cm" svg:height="0.709cm" svg:x="1.317cm" svg:y="3.29cm">
            <draw:text-box>
              <text:p text:style-name="P1">つち</text:p>
            </draw:text-box>
            <svg:title>kunyomi</svg:title>
          </draw:frame>
        </draw:g>
        <draw:g>
          <svg:title>back1</svg:title>
          <draw:custom-shape draw:style-name="gr5" draw:text-style-name="P1" draw:layer="layout" svg:width="9.795cm" svg:height="4.323cm" svg:x="10.793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1cm" svg:y="1.458cm">
            <draw:text-box>
              <text:p>ELECTRICITY</text:p>
            </draw:text-box>
            <svg:title>english</svg:title>
          </draw:frame>
          <draw:frame draw:style-name="gr7" draw:text-style-name="P1" draw:layer="layout" svg:width="9.206cm" svg:height="0.937cm" svg:x="11.111cm" svg:y="2.328cm">
            <draw:text-box>
              <text:p/>
            </draw:text-box>
            <svg:title>meaning</svg:title>
          </draw:frame>
          <draw:frame draw:style-name="gr8" draw:text-style-name="P1" draw:layer="layout" svg:width="9.206cm" svg:height="0.71cm" svg:x="11.111cm" svg:y="2.865cm">
            <draw:text-box>
              <text:p text:style-name="P1">デン</text:p>
            </draw:text-box>
            <svg:title>onyomi</svg:title>
          </draw:frame>
          <draw:frame draw:style-name="gr9" draw:text-style-name="P1" draw:layer="layout" svg:width="9.206cm" svg:height="1.183cm" svg:x="11.111cm" svg:y="3.905cm">
            <draw:text-box>
              <text:p text:style-name="P1">電話 (でんわ) - telephone</text:p>
              <text:p text:style-name="P1">電気 (でんき) - electricity</text:p>
              <text:p text:style-name="P1">電力 (でんりょく) - electric power</text:p>
            </draw:text-box>
            <svg:title>examples</svg:title>
          </draw:frame>
          <draw:frame draw:style-name="gr12" draw:text-style-name="P1" draw:layer="layout" svg:width="9.206cm" svg:height="0.937cm" svg:x="11.111cm" svg:y="3.175cm">
            <draw:text-box>
              <text:p/>
            </draw:text-box>
            <svg:title>kunyomi</svg:title>
          </draw:frame>
        </draw:g>
        <draw:g>
          <svg:title>back6</svg:title>
          <draw:custom-shape draw:style-name="gr5" draw:text-style-name="P1" draw:layer="layout" svg:width="9.795cm" svg:height="4.323cm" svg:x="1.001cm" svg:y="9.6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9cm" svg:y="10.107cm">
            <draw:text-box>
              <text:p>SOUTH</text:p>
            </draw:text-box>
            <svg:title>english</svg:title>
          </draw:frame>
          <draw:frame draw:style-name="gr7" draw:text-style-name="P1" draw:layer="layout" svg:width="9.206cm" svg:height="0.937cm" svg:x="1.319cm" svg:y="10.977cm">
            <draw:text-box>
              <text:p/>
            </draw:text-box>
            <svg:title>meaning</svg:title>
          </draw:frame>
          <draw:frame draw:style-name="gr8" draw:text-style-name="P1" draw:layer="layout" svg:width="9.206cm" svg:height="0.71cm" svg:x="1.319cm" svg:y="11.514cm">
            <draw:text-box>
              <text:p text:style-name="P1">ナン　ナ</text:p>
            </draw:text-box>
            <svg:title>onyomi</svg:title>
          </draw:frame>
          <draw:frame draw:style-name="gr9" draw:text-style-name="P1" draw:layer="layout" svg:width="9.206cm" svg:height="1.183cm" svg:x="1.319cm" svg:y="12.554cm">
            <draw:text-box>
              <text:p text:style-name="P1">南北 (なんぼく) - south and north</text:p>
              <text:p text:style-name="P1">南部 (なんぶ) - southern part</text:p>
              <text:p text:style-name="P1">東南 (とうなん) - south-east</text:p>
            </draw:text-box>
            <svg:title>examples</svg:title>
          </draw:frame>
          <draw:frame draw:style-name="gr10" draw:text-style-name="P1" draw:layer="layout" svg:width="9.206cm" svg:height="0.709cm" svg:x="1.319cm" svg:y="11.938cm">
            <draw:text-box>
              <text:p text:style-name="P1">みなみ</text:p>
            </draw:text-box>
            <svg:title>kunyomi</svg:title>
          </draw:frame>
        </draw:g>
        <draw:g>
          <svg:title>back5</svg:title>
          <draw:custom-shape draw:style-name="gr5" draw:text-style-name="P1" draw:layer="layout" svg:width="9.795cm" svg:height="4.323cm" svg:x="10.795cm" svg:y="9.6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3cm" svg:y="10.106cm">
            <draw:text-box>
              <text:p>READ</text:p>
            </draw:text-box>
            <svg:title>english</svg:title>
          </draw:frame>
          <draw:frame draw:style-name="gr7" draw:text-style-name="P1" draw:layer="layout" svg:width="9.206cm" svg:height="0.937cm" svg:x="11.113cm" svg:y="10.976cm">
            <draw:text-box>
              <text:p/>
            </draw:text-box>
            <svg:title>meaning</svg:title>
          </draw:frame>
          <draw:frame draw:style-name="gr8" draw:text-style-name="P1" draw:layer="layout" svg:width="9.206cm" svg:height="0.71cm" svg:x="11.113cm" svg:y="11.513cm">
            <draw:text-box>
              <text:p text:style-name="P1">ドク　トク　トウ</text:p>
            </draw:text-box>
            <svg:title>onyomi</svg:title>
          </draw:frame>
          <draw:frame draw:style-name="gr9" draw:text-style-name="P1" draw:layer="layout" svg:width="9.206cm" svg:height="1.183cm" svg:x="11.113cm" svg:y="12.553cm">
            <draw:text-box>
              <text:p text:style-name="P1">読む (よむ) - to read</text:p>
              <text:p text:style-name="P1">読者 (どくしゃ) - reader</text:p>
              <text:p text:style-name="P1">読書 (とくしょ) - reading</text:p>
            </draw:text-box>
            <svg:title>examples</svg:title>
          </draw:frame>
          <draw:frame draw:style-name="gr10" draw:text-style-name="P1" draw:layer="layout" svg:width="9.206cm" svg:height="0.709cm" svg:x="11.113cm" svg:y="11.937cm">
            <draw:text-box>
              <text:p text:style-name="P1">よ.む　-よ.み</text:p>
            </draw:text-box>
            <svg:title>kunyomi</svg:title>
          </draw:frame>
        </draw:g>
        <draw:g>
          <svg:title>back10</svg:title>
          <draw:custom-shape draw:style-name="gr5" draw:text-style-name="P1" draw:layer="layout" svg:width="9.795cm" svg:height="4.323cm" svg:x="1.001cm" svg:y="18.29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9cm" svg:y="18.751cm">
            <draw:text-box>
              <text:p>YEAR</text:p>
            </draw:text-box>
            <svg:title>english</svg:title>
          </draw:frame>
          <draw:frame draw:style-name="gr11" draw:text-style-name="P1" draw:layer="layout" svg:width="9.206cm" svg:height="0.709cm" svg:x="1.319cm" svg:y="19.735cm">
            <draw:text-box>
              <text:p text:style-name="P1">counter for years</text:p>
            </draw:text-box>
            <svg:title>meaning</svg:title>
          </draw:frame>
          <draw:frame draw:style-name="gr8" draw:text-style-name="P1" draw:layer="layout" svg:width="9.206cm" svg:height="0.71cm" svg:x="1.319cm" svg:y="20.158cm">
            <draw:text-box>
              <text:p text:style-name="P1">ネン</text:p>
            </draw:text-box>
            <svg:title>onyomi</svg:title>
          </draw:frame>
          <draw:frame draw:style-name="gr9" draw:text-style-name="P1" draw:layer="layout" svg:width="9.206cm" svg:height="1.183cm" svg:x="1.319cm" svg:y="21.198cm">
            <draw:text-box>
              <text:p text:style-name="P1">昨年 (さくねん) - last year</text:p>
              <text:p text:style-name="P1">今年 (ことし) - this year</text:p>
              <text:p text:style-name="P1">年間 (ねんかん) - year (period of)</text:p>
            </draw:text-box>
            <svg:title>examples</svg:title>
          </draw:frame>
          <draw:frame draw:style-name="gr10" draw:text-style-name="P1" draw:layer="layout" svg:width="9.206cm" svg:height="0.709cm" svg:x="1.319cm" svg:y="20.582cm">
            <draw:text-box>
              <text:p text:style-name="P1">とし</text:p>
            </draw:text-box>
            <svg:title>kunyomi</svg:title>
          </draw:frame>
        </draw:g>
        <draw:g>
          <svg:title>back9</svg:title>
          <draw:custom-shape draw:style-name="gr5" draw:text-style-name="P1" draw:layer="layout" svg:width="9.795cm" svg:height="4.323cm" svg:x="10.795cm" svg:y="18.29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3cm" svg:y="18.75cm">
            <draw:text-box>
              <text:p>ENTER</text:p>
            </draw:text-box>
            <svg:title>english</svg:title>
          </draw:frame>
          <draw:frame draw:style-name="gr11" draw:text-style-name="P1" draw:layer="layout" svg:width="9.206cm" svg:height="0.709cm" svg:x="11.113cm" svg:y="19.734cm">
            <draw:text-box>
              <text:p text:style-name="P1">insert</text:p>
            </draw:text-box>
            <svg:title>meaning</svg:title>
          </draw:frame>
          <draw:frame draw:style-name="gr8" draw:text-style-name="P1" draw:layer="layout" svg:width="9.206cm" svg:height="0.71cm" svg:x="11.113cm" svg:y="20.157cm">
            <draw:text-box>
              <text:p text:style-name="P1">ニュウ　ジュ</text:p>
            </draw:text-box>
            <svg:title>onyomi</svg:title>
          </draw:frame>
          <draw:frame draw:style-name="gr9" draw:text-style-name="P1" draw:layer="layout" svg:width="9.206cm" svg:height="1.183cm" svg:x="11.113cm" svg:y="21.197cm">
            <draw:text-box>
              <text:p text:style-name="P1">入る (いる) - to get in</text:p>
              <text:p text:style-name="P1">入れる (いれる) - to put in</text:p>
              <text:p text:style-name="P1">輸入 (しゅにゅう) - importation</text:p>
            </draw:text-box>
            <svg:title>examples</svg:title>
          </draw:frame>
          <draw:frame draw:style-name="gr10" draw:text-style-name="P1" draw:layer="layout" svg:width="9.206cm" svg:height="0.709cm" svg:x="11.113cm" svg:y="20.581cm">
            <draw:text-box>
              <text:p text:style-name="P1">い.る　-い.る　-い.り　い.れる　-い.れ　…</text:p>
            </draw:text-box>
            <svg:title>kunyomi</svg:title>
          </draw:frame>
        </draw:g>
        <draw:g>
          <svg:title>back8</svg:title>
          <draw:custom-shape draw:style-name="gr5" draw:text-style-name="P1" draw:layer="layout" svg:width="9.795cm" svg:height="4.323cm" svg:x="1cm" svg:y="13.96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8cm" svg:y="14.427cm">
            <draw:text-box>
              <text:p>DAY</text:p>
            </draw:text-box>
            <svg:title>english</svg:title>
          </draw:frame>
          <draw:frame draw:style-name="gr11" draw:text-style-name="P1" draw:layer="layout" svg:width="9.206cm" svg:height="0.709cm" svg:x="1.318cm" svg:y="15.411cm">
            <draw:text-box>
              <text:p text:style-name="P1">sun - Japan - counter for days</text:p>
            </draw:text-box>
            <svg:title>meaning</svg:title>
          </draw:frame>
          <draw:frame draw:style-name="gr8" draw:text-style-name="P1" draw:layer="layout" svg:width="9.206cm" svg:height="0.71cm" svg:x="1.318cm" svg:y="15.834cm">
            <draw:text-box>
              <text:p text:style-name="P1">ニチ　ジツ</text:p>
            </draw:text-box>
            <svg:title>onyomi</svg:title>
          </draw:frame>
          <draw:frame draw:style-name="gr9" draw:text-style-name="P1" draw:layer="layout" svg:width="9.206cm" svg:height="1.183cm" svg:x="1.318cm" svg:y="16.874cm">
            <draw:text-box>
              <text:p text:style-name="P1">日本 (にっぽん) - Japan</text:p>
              <text:p text:style-name="P1">日本人 (にっぽんじん) - Japanese person</text:p>
              <text:p text:style-name="P1">日米 (にちべい) - Japan-America</text:p>
            </draw:text-box>
            <svg:title>examples</svg:title>
          </draw:frame>
          <draw:frame draw:style-name="gr10" draw:text-style-name="P1" draw:layer="layout" svg:width="9.206cm" svg:height="0.709cm" svg:x="1.318cm" svg:y="16.258cm">
            <draw:text-box>
              <text:p text:style-name="P1">ひ　-び　-か</text:p>
            </draw:text-box>
            <svg:title>kunyomi</svg:title>
          </draw:frame>
        </draw:g>
        <draw:g>
          <svg:title>back7</svg:title>
          <draw:custom-shape draw:style-name="gr5" draw:text-style-name="P1" draw:layer="layout" svg:width="9.795cm" svg:height="4.323cm" svg:x="10.794cm" svg:y="13.9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2cm" svg:y="14.426cm">
            <draw:text-box>
              <text:p>TWO</text:p>
            </draw:text-box>
            <svg:title>english</svg:title>
          </draw:frame>
          <draw:frame draw:style-name="gr11" draw:text-style-name="P1" draw:layer="layout" svg:width="9.206cm" svg:height="0.709cm" svg:x="11.112cm" svg:y="15.41cm">
            <draw:text-box>
              <text:p text:style-name="P1">two radical (no.2)</text:p>
            </draw:text-box>
            <svg:title>meaning</svg:title>
          </draw:frame>
          <draw:frame draw:style-name="gr8" draw:text-style-name="P1" draw:layer="layout" svg:width="9.206cm" svg:height="0.71cm" svg:x="11.112cm" svg:y="15.833cm">
            <draw:text-box>
              <text:p text:style-name="P1">ニ　ジ</text:p>
            </draw:text-box>
            <svg:title>onyomi</svg:title>
          </draw:frame>
          <draw:frame draw:style-name="gr9" draw:text-style-name="P1" draw:layer="layout" svg:width="9.206cm" svg:height="1.183cm" svg:x="11.112cm" svg:y="16.873cm">
            <draw:text-box>
              <text:p text:style-name="P1">二人 (ににん) - two persons</text:p>
              <text:p text:style-name="P1">二月 (にがつ) - February</text:p>
              <text:p text:style-name="P1">十二月 (じゅうにがつ) - December</text:p>
            </draw:text-box>
            <svg:title>examples</svg:title>
          </draw:frame>
          <draw:frame draw:style-name="gr10" draw:text-style-name="P1" draw:layer="layout" svg:width="9.206cm" svg:height="0.709cm" svg:x="11.112cm" svg:y="16.257cm">
            <draw:text-box>
              <text:p text:style-name="P1">ふた　ふた.つ　ふたた.び</text:p>
            </draw:text-box>
            <svg:title>kunyomi</svg:title>
          </draw:frame>
        </draw:g>
        <draw:g>
          <svg:title>back12</svg:title>
          <draw:custom-shape draw:style-name="gr5" draw:text-style-name="P1" draw:layer="layout" svg:width="9.795cm" svg:height="4.323cm" svg:x="1.002cm" svg:y="22.61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2cm" svg:y="23.075cm">
            <draw:text-box>
              <text:p>WHITE</text:p>
            </draw:text-box>
            <svg:title>english</svg:title>
          </draw:frame>
          <draw:frame draw:style-name="gr7" draw:text-style-name="P1" draw:layer="layout" svg:width="9.206cm" svg:height="0.937cm" svg:x="1.32cm" svg:y="23.945cm">
            <draw:text-box>
              <text:p/>
            </draw:text-box>
            <svg:title>meaning</svg:title>
          </draw:frame>
          <draw:frame draw:style-name="gr8" draw:text-style-name="P1" draw:layer="layout" svg:width="9.206cm" svg:height="0.71cm" svg:x="1.32cm" svg:y="24.482cm">
            <draw:text-box>
              <text:p text:style-name="P1">ハク　ビャク</text:p>
            </draw:text-box>
            <svg:title>onyomi</svg:title>
          </draw:frame>
          <draw:frame draw:style-name="gr9" draw:text-style-name="P1" draw:layer="layout" svg:width="9.206cm" svg:height="1.183cm" svg:x="1.32cm" svg:y="25.522cm">
            <draw:text-box>
              <text:p text:style-name="P1">面白い (おもしろい) - interesting</text:p>
              <text:p text:style-name="P1">白い (しろい) - white</text:p>
              <text:p text:style-name="P1">白人 (はくじん) - white person</text:p>
            </draw:text-box>
            <svg:title>examples</svg:title>
          </draw:frame>
          <draw:frame draw:style-name="gr10" draw:text-style-name="P1" draw:layer="layout" svg:width="9.206cm" svg:height="0.709cm" svg:x="1.32cm" svg:y="24.906cm">
            <draw:text-box>
              <text:p text:style-name="P1">しろ　しら-　しろ.い</text:p>
            </draw:text-box>
            <svg:title>kunyomi</svg:title>
          </draw:frame>
        </draw:g>
        <draw:g>
          <svg:title>back11</svg:title>
          <draw:custom-shape draw:style-name="gr5" draw:text-style-name="P1" draw:layer="layout" svg:width="9.795cm" svg:height="4.323cm" svg:x="10.796cm" svg:y="22.61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4cm" svg:y="23.074cm">
            <draw:text-box>
              <text:p>BUY</text:p>
            </draw:text-box>
            <svg:title>english</svg:title>
          </draw:frame>
          <draw:frame draw:style-name="gr7" draw:text-style-name="P1" draw:layer="layout" svg:width="9.206cm" svg:height="0.937cm" svg:x="11.114cm" svg:y="23.944cm">
            <draw:text-box>
              <text:p/>
            </draw:text-box>
            <svg:title>meaning</svg:title>
          </draw:frame>
          <draw:frame draw:style-name="gr8" draw:text-style-name="P1" draw:layer="layout" svg:width="9.206cm" svg:height="0.71cm" svg:x="11.114cm" svg:y="24.481cm">
            <draw:text-box>
              <text:p text:style-name="P1">バイ</text:p>
            </draw:text-box>
            <svg:title>onyomi</svg:title>
          </draw:frame>
          <draw:frame draw:style-name="gr9" draw:text-style-name="P1" draw:layer="layout" svg:width="9.206cm" svg:height="1.183cm" svg:x="11.114cm" svg:y="25.521cm">
            <draw:text-box>
              <text:p text:style-name="P1">買う (かう) - to buy</text:p>
              <text:p text:style-name="P1">売買 (ばいばい) - trade</text:p>
              <text:p text:style-name="P1">買収 (ばいしゅう) - buying</text:p>
            </draw:text-box>
            <svg:title>examples</svg:title>
          </draw:frame>
          <draw:frame draw:style-name="gr10" draw:text-style-name="P1" draw:layer="layout" svg:width="9.206cm" svg:height="0.709cm" svg:x="11.114cm" svg:y="24.905cm">
            <draw:text-box>
              <text:p text:style-name="P1">か.う</text:p>
            </draw:text-box>
            <svg:title>kunyomi</svg:title>
          </draw:frame>
        </draw:g>
      </draw:page>
      <draw:page draw:name="Front" draw:style-name="dp1" draw:master-page-name="Default">
        <draw:g>
          <svg:title>front3</svg:title>
          <draw:custom-shape draw:style-name="gr1" draw:text-style-name="P1" draw:layer="layout" svg:width="9.795cm" svg:height="4.338cm" svg:x="1cm" svg:y="5.33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5.762cm">
            <draw:text-box>
              <text:p>百</text:p>
            </draw:text-box>
            <svg:title>literal</svg:title>
          </draw:frame>
          <draw:frame draw:style-name="gr3" draw:layer="layout" svg:width="1.189cm" svg:height="0.788cm" svg:x="8.865cm" svg:y="8.366cm">
            <draw:text-box>
              <text:p>6</text:p>
            </draw:text-box>
            <svg:title>stroke_count</svg:title>
          </draw:frame>
          <draw:frame draw:style-name="gr4" draw:layer="layout" svg:width="1.282cm" svg:height="0.788cm" svg:x="1.38cm" svg:y="8.366cm">
            <draw:text-box>
              <text:p>N5</text:p>
            </draw:text-box>
            <svg:title>level</svg:title>
          </draw:frame>
        </draw:g>
        <draw:g>
          <svg:title>front4</svg:title>
          <draw:custom-shape draw:style-name="gr1" draw:text-style-name="P1" draw:layer="layout" svg:width="9.795cm" svg:height="4.338cm" svg:x="10.795cm" svg:y="5.33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5.762cm">
            <draw:text-box>
              <text:p>父</text:p>
            </draw:text-box>
            <svg:title>literal</svg:title>
          </draw:frame>
          <draw:frame draw:style-name="gr3" draw:layer="layout" svg:width="1.189cm" svg:height="0.788cm" svg:x="18.66cm" svg:y="8.366cm">
            <draw:text-box>
              <text:p>4</text:p>
            </draw:text-box>
            <svg:title>stroke_count</svg:title>
          </draw:frame>
          <draw:frame draw:style-name="gr4" draw:layer="layout" svg:width="1.282cm" svg:height="0.788cm" svg:x="11.175cm" svg:y="8.366cm">
            <draw:text-box>
              <text:p>N5</text:p>
            </draw:text-box>
            <svg:title>level</svg:title>
          </draw:frame>
        </draw:g>
        <draw:g>
          <svg:title>front1</svg:title>
          <draw:custom-shape draw:style-name="gr1" draw:text-style-name="P1" draw:layer="layout" svg:width="9.795cm" svg:height="4.338cm" svg:x="1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.424cm">
            <draw:text-box>
              <text:p>八</text:p>
            </draw:text-box>
            <svg:title>literal</svg:title>
          </draw:frame>
          <draw:frame draw:style-name="gr3" draw:layer="layout" svg:width="1.189cm" svg:height="0.788cm" svg:x="8.865cm" svg:y="4.028cm">
            <draw:text-box>
              <text:p>2</text:p>
            </draw:text-box>
            <svg:title>stroke_count</svg:title>
          </draw:frame>
          <draw:frame draw:style-name="gr4" draw:layer="layout" svg:width="1.282cm" svg:height="0.788cm" svg:x="1.38cm" svg:y="4.028cm">
            <draw:text-box>
              <text:p>N5</text:p>
            </draw:text-box>
            <svg:title>level</svg:title>
          </draw:frame>
        </draw:g>
        <draw:g>
          <svg:title>front2</svg:title>
          <draw:custom-shape draw:style-name="gr1" draw:text-style-name="P1" draw:layer="layout" svg:width="9.795cm" svg:height="4.338cm" svg:x="10.795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.424cm">
            <draw:text-box>
              <text:p>半</text:p>
            </draw:text-box>
            <svg:title>literal</svg:title>
          </draw:frame>
          <draw:frame draw:style-name="gr3" draw:layer="layout" svg:width="1.189cm" svg:height="0.788cm" svg:x="18.66cm" svg:y="4.028cm">
            <draw:text-box>
              <text:p>5</text:p>
            </draw:text-box>
            <svg:title>stroke_count</svg:title>
          </draw:frame>
          <draw:frame draw:style-name="gr4" draw:layer="layout" svg:width="1.282cm" svg:height="0.788cm" svg:x="11.175cm" svg:y="4.028cm">
            <draw:text-box>
              <text:p>N5</text:p>
            </draw:text-box>
            <svg:title>level</svg:title>
          </draw:frame>
        </draw:g>
        <draw:g>
          <svg:title>front5</svg:title>
          <draw:custom-shape draw:style-name="gr1" draw:text-style-name="P1" draw:layer="layout" svg:width="9.795cm" svg:height="4.338cm" svg:x="1cm" svg:y="9.6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0.1cm">
            <draw:text-box>
              <text:p>分</text:p>
            </draw:text-box>
            <svg:title>literal</svg:title>
          </draw:frame>
          <draw:frame draw:style-name="gr3" draw:layer="layout" svg:width="1.189cm" svg:height="0.788cm" svg:x="8.865cm" svg:y="12.704cm">
            <draw:text-box>
              <text:p>4</text:p>
            </draw:text-box>
            <svg:title>stroke_count</svg:title>
          </draw:frame>
          <draw:frame draw:style-name="gr4" draw:layer="layout" svg:width="1.282cm" svg:height="0.788cm" svg:x="1.38cm" svg:y="12.704cm">
            <draw:text-box>
              <text:p>N5</text:p>
            </draw:text-box>
            <svg:title>level</svg:title>
          </draw:frame>
        </draw:g>
        <draw:g>
          <svg:title>front6</svg:title>
          <draw:custom-shape draw:style-name="gr1" draw:text-style-name="P1" draw:layer="layout" svg:width="9.795cm" svg:height="4.338cm" svg:x="10.795cm" svg:y="9.6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0.1cm">
            <draw:text-box>
              <text:p>聞</text:p>
            </draw:text-box>
            <svg:title>literal</svg:title>
          </draw:frame>
          <draw:frame draw:style-name="gr3" draw:layer="layout" svg:width="1.189cm" svg:height="0.788cm" svg:x="18.66cm" svg:y="12.704cm">
            <draw:text-box>
              <text:p>14</text:p>
            </draw:text-box>
            <svg:title>stroke_count</svg:title>
          </draw:frame>
          <draw:frame draw:style-name="gr4" draw:layer="layout" svg:width="1.282cm" svg:height="0.788cm" svg:x="11.175cm" svg:y="12.704cm">
            <draw:text-box>
              <text:p>N5</text:p>
            </draw:text-box>
            <svg:title>level</svg:title>
          </draw:frame>
        </draw:g>
        <draw:g>
          <svg:title>front9</svg:title>
          <draw:custom-shape draw:style-name="gr1" draw:text-style-name="P1" draw:layer="layout" svg:width="9.795cm" svg:height="4.338cm" svg:x="1cm" svg:y="18.26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8.688cm">
            <draw:text-box>
              <text:p>本</text:p>
            </draw:text-box>
            <svg:title>literal</svg:title>
          </draw:frame>
          <draw:frame draw:style-name="gr3" draw:layer="layout" svg:width="1.189cm" svg:height="0.788cm" svg:x="8.865cm" svg:y="21.292cm">
            <draw:text-box>
              <text:p>5</text:p>
            </draw:text-box>
            <svg:title>stroke_count</svg:title>
          </draw:frame>
          <draw:frame draw:style-name="gr4" draw:layer="layout" svg:width="1.282cm" svg:height="0.788cm" svg:x="1.38cm" svg:y="21.292cm">
            <draw:text-box>
              <text:p>N5</text:p>
            </draw:text-box>
            <svg:title>level</svg:title>
          </draw:frame>
        </draw:g>
        <draw:g>
          <svg:title>front10</svg:title>
          <draw:custom-shape draw:style-name="gr1" draw:text-style-name="P1" draw:layer="layout" svg:width="9.795cm" svg:height="4.338cm" svg:x="10.795cm" svg:y="18.26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8.688cm">
            <draw:text-box>
              <text:p>毎</text:p>
            </draw:text-box>
            <svg:title>literal</svg:title>
          </draw:frame>
          <draw:frame draw:style-name="gr3" draw:layer="layout" svg:width="1.189cm" svg:height="0.788cm" svg:x="18.66cm" svg:y="21.292cm">
            <draw:text-box>
              <text:p>6</text:p>
            </draw:text-box>
            <svg:title>stroke_count</svg:title>
          </draw:frame>
          <draw:frame draw:style-name="gr4" draw:layer="layout" svg:width="1.282cm" svg:height="0.788cm" svg:x="11.175cm" svg:y="21.292cm">
            <draw:text-box>
              <text:p>N5</text:p>
            </draw:text-box>
            <svg:title>level</svg:title>
          </draw:frame>
        </draw:g>
        <draw:g>
          <svg:title>front7</svg:title>
          <draw:custom-shape draw:style-name="gr1" draw:text-style-name="P1" draw:layer="layout" svg:width="9.795cm" svg:height="4.338cm" svg:x="1cm" svg:y="13.9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4.35cm">
            <draw:text-box>
              <text:p>母</text:p>
            </draw:text-box>
            <svg:title>literal</svg:title>
          </draw:frame>
          <draw:frame draw:style-name="gr3" draw:layer="layout" svg:width="1.189cm" svg:height="0.788cm" svg:x="8.865cm" svg:y="16.954cm">
            <draw:text-box>
              <text:p>5</text:p>
            </draw:text-box>
            <svg:title>stroke_count</svg:title>
          </draw:frame>
          <draw:frame draw:style-name="gr4" draw:layer="layout" svg:width="1.282cm" svg:height="0.788cm" svg:x="1.38cm" svg:y="16.954cm">
            <draw:text-box>
              <text:p>N5</text:p>
            </draw:text-box>
            <svg:title>level</svg:title>
          </draw:frame>
        </draw:g>
        <draw:g>
          <svg:title>front8</svg:title>
          <draw:custom-shape draw:style-name="gr1" draw:text-style-name="P1" draw:layer="layout" svg:width="9.795cm" svg:height="4.338cm" svg:x="10.795cm" svg:y="13.9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4.35cm">
            <draw:text-box>
              <text:p>北</text:p>
            </draw:text-box>
            <svg:title>literal</svg:title>
          </draw:frame>
          <draw:frame draw:style-name="gr3" draw:layer="layout" svg:width="1.189cm" svg:height="0.788cm" svg:x="18.66cm" svg:y="16.954cm">
            <draw:text-box>
              <text:p>5</text:p>
            </draw:text-box>
            <svg:title>stroke_count</svg:title>
          </draw:frame>
          <draw:frame draw:style-name="gr4" draw:layer="layout" svg:width="1.282cm" svg:height="0.788cm" svg:x="11.175cm" svg:y="16.954cm">
            <draw:text-box>
              <text:p>N5</text:p>
            </draw:text-box>
            <svg:title>level</svg:title>
          </draw:frame>
        </draw:g>
        <draw:g>
          <svg:title>front11</svg:title>
          <draw:custom-shape draw:style-name="gr1" draw:text-style-name="P1" draw:layer="layout" svg:width="9.795cm" svg:height="4.338cm" svg:x="1cm" svg:y="22.6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23.026cm">
            <draw:text-box>
              <text:p>万</text:p>
            </draw:text-box>
            <svg:title>literal</svg:title>
          </draw:frame>
          <draw:frame draw:style-name="gr3" draw:layer="layout" svg:width="1.189cm" svg:height="0.788cm" svg:x="8.865cm" svg:y="25.63cm">
            <draw:text-box>
              <text:p>3</text:p>
            </draw:text-box>
            <svg:title>stroke_count</svg:title>
          </draw:frame>
          <draw:frame draw:style-name="gr4" draw:layer="layout" svg:width="1.282cm" svg:height="0.788cm" svg:x="1.38cm" svg:y="25.63cm">
            <draw:text-box>
              <text:p>N5</text:p>
            </draw:text-box>
            <svg:title>level</svg:title>
          </draw:frame>
        </draw:g>
        <draw:g>
          <svg:title>front12</svg:title>
          <draw:custom-shape draw:style-name="gr1" draw:text-style-name="P1" draw:layer="layout" svg:width="9.795cm" svg:height="4.338cm" svg:x="10.795cm" svg:y="22.6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23.026cm">
            <draw:text-box>
              <text:p>名</text:p>
            </draw:text-box>
            <svg:title>literal</svg:title>
          </draw:frame>
          <draw:frame draw:style-name="gr3" draw:layer="layout" svg:width="1.189cm" svg:height="0.788cm" svg:x="18.66cm" svg:y="25.63cm">
            <draw:text-box>
              <text:p>6</text:p>
            </draw:text-box>
            <svg:title>stroke_count</svg:title>
          </draw:frame>
          <draw:frame draw:style-name="gr4" draw:layer="layout" svg:width="1.282cm" svg:height="0.788cm" svg:x="11.175cm" svg:y="25.63cm">
            <draw:text-box>
              <text:p>N5</text:p>
            </draw:text-box>
            <svg:title>level</svg:title>
          </draw:frame>
        </draw:g>
      </draw:page>
      <draw:page draw:name="Back" draw:style-name="dp1" draw:master-page-name="Default">
        <draw:g>
          <svg:title>back4</svg:title>
          <draw:custom-shape draw:style-name="gr5" draw:text-style-name="P1" draw:layer="layout" svg:width="9.795cm" svg:height="4.323cm" svg:x="1cm" svg:y="5.32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8cm" svg:y="5.783cm">
            <draw:text-box>
              <text:p>FATHER</text:p>
            </draw:text-box>
            <svg:title>english</svg:title>
          </draw:frame>
          <draw:frame draw:style-name="gr7" draw:text-style-name="P1" draw:layer="layout" svg:width="9.206cm" svg:height="0.937cm" svg:x="1.318cm" svg:y="6.653cm">
            <draw:text-box>
              <text:p/>
            </draw:text-box>
            <svg:title>meaning</svg:title>
          </draw:frame>
          <draw:frame draw:style-name="gr8" draw:text-style-name="P1" draw:layer="layout" svg:width="9.206cm" svg:height="0.71cm" svg:x="1.318cm" svg:y="7.19cm">
            <draw:text-box>
              <text:p text:style-name="P1">フ</text:p>
            </draw:text-box>
            <svg:title>onyomi</svg:title>
          </draw:frame>
          <draw:frame draw:style-name="gr9" draw:text-style-name="P1" draw:layer="layout" svg:width="9.206cm" svg:height="1.183cm" svg:x="1.318cm" svg:y="8.23cm">
            <draw:text-box>
              <text:p text:style-name="P1">父親 (ちちおや) - father</text:p>
              <text:p text:style-name="P1">父母 (ちちはは) - father and mother</text:p>
              <text:p text:style-name="P1">祖父 (おおじ) - grandfather</text:p>
            </draw:text-box>
            <svg:title>examples</svg:title>
          </draw:frame>
          <draw:frame draw:style-name="gr10" draw:text-style-name="P1" draw:layer="layout" svg:width="9.206cm" svg:height="0.709cm" svg:x="1.318cm" svg:y="7.614cm">
            <draw:text-box>
              <text:p text:style-name="P1">ちち</text:p>
            </draw:text-box>
            <svg:title>kunyomi</svg:title>
          </draw:frame>
        </draw:g>
        <draw:g>
          <svg:title>back3</svg:title>
          <draw:custom-shape draw:style-name="gr5" draw:text-style-name="P1" draw:layer="layout" svg:width="9.795cm" svg:height="4.323cm" svg:x="10.794cm" svg:y="5.32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2cm" svg:y="5.782cm">
            <draw:text-box>
              <text:p>HUNDRED</text:p>
            </draw:text-box>
            <svg:title>english</svg:title>
          </draw:frame>
          <draw:frame draw:style-name="gr7" draw:text-style-name="P1" draw:layer="layout" svg:width="9.206cm" svg:height="0.937cm" svg:x="11.112cm" svg:y="6.652cm">
            <draw:text-box>
              <text:p/>
            </draw:text-box>
            <svg:title>meaning</svg:title>
          </draw:frame>
          <draw:frame draw:style-name="gr8" draw:text-style-name="P1" draw:layer="layout" svg:width="9.206cm" svg:height="0.71cm" svg:x="11.112cm" svg:y="7.189cm">
            <draw:text-box>
              <text:p text:style-name="P1">ヒャク　ビャク</text:p>
            </draw:text-box>
            <svg:title>onyomi</svg:title>
          </draw:frame>
          <draw:frame draw:style-name="gr9" draw:text-style-name="P1" draw:layer="layout" svg:width="9.206cm" svg:height="1.183cm" svg:x="11.112cm" svg:y="8.229cm">
            <draw:text-box>
              <text:p text:style-name="P1">百貨店 (ひゃっかてん) - store</text:p>
              <text:p text:style-name="P1">百合 (ゆり) - lily</text:p>
              <text:p text:style-name="P1">百姓 (おおみたから) - imperial subjects</text:p>
            </draw:text-box>
            <svg:title>examples</svg:title>
          </draw:frame>
          <draw:frame draw:style-name="gr10" draw:text-style-name="P1" draw:layer="layout" svg:width="9.206cm" svg:height="0.709cm" svg:x="11.112cm" svg:y="7.613cm">
            <draw:text-box>
              <text:p text:style-name="P1">もも</text:p>
            </draw:text-box>
            <svg:title>kunyomi</svg:title>
          </draw:frame>
        </draw:g>
        <draw:g>
          <svg:title>back2</svg:title>
          <draw:custom-shape draw:style-name="gr5" draw:text-style-name="P1" draw:layer="layout" svg:width="9.795cm" svg:height="4.323cm" svg:x="0.999cm" svg:y="1.0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7cm" svg:y="1.459cm">
            <draw:text-box>
              <text:p>HALF</text:p>
            </draw:text-box>
            <svg:title>english</svg:title>
          </draw:frame>
          <draw:frame draw:style-name="gr11" draw:text-style-name="P1" draw:layer="layout" svg:width="9.206cm" svg:height="0.709cm" svg:x="1.317cm" svg:y="2.443cm">
            <draw:text-box>
              <text:p text:style-name="P1">middle - odd number - semi- - part-</text:p>
            </draw:text-box>
            <svg:title>meaning</svg:title>
          </draw:frame>
          <draw:frame draw:style-name="gr8" draw:text-style-name="P1" draw:layer="layout" svg:width="9.206cm" svg:height="0.71cm" svg:x="1.317cm" svg:y="2.866cm">
            <draw:text-box>
              <text:p text:style-name="P1">ハン</text:p>
            </draw:text-box>
            <svg:title>onyomi</svg:title>
          </draw:frame>
          <draw:frame draw:style-name="gr9" draw:text-style-name="P1" draw:layer="layout" svg:width="9.206cm" svg:height="1.183cm" svg:x="1.317cm" svg:y="3.906cm">
            <draw:text-box>
              <text:p text:style-name="P1">時半 (じはん) - about an hour</text:p>
              <text:p text:style-name="P1">後半 (こうはん) - second half</text:p>
              <text:p text:style-name="P1">前半 (ぜんはん) - first half</text:p>
            </draw:text-box>
            <svg:title>examples</svg:title>
          </draw:frame>
          <draw:frame draw:style-name="gr10" draw:text-style-name="P1" draw:layer="layout" svg:width="9.206cm" svg:height="0.709cm" svg:x="1.317cm" svg:y="3.29cm">
            <draw:text-box>
              <text:p text:style-name="P1">なか.ば</text:p>
            </draw:text-box>
            <svg:title>kunyomi</svg:title>
          </draw:frame>
        </draw:g>
        <draw:g>
          <svg:title>back1</svg:title>
          <draw:custom-shape draw:style-name="gr5" draw:text-style-name="P1" draw:layer="layout" svg:width="9.795cm" svg:height="4.323cm" svg:x="10.793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1cm" svg:y="1.458cm">
            <draw:text-box>
              <text:p>EIGHT</text:p>
            </draw:text-box>
            <svg:title>english</svg:title>
          </draw:frame>
          <draw:frame draw:style-name="gr11" draw:text-style-name="P1" draw:layer="layout" svg:width="9.206cm" svg:height="0.709cm" svg:x="11.111cm" svg:y="2.442cm">
            <draw:text-box>
              <text:p text:style-name="P1">eight radical (no. 12)</text:p>
            </draw:text-box>
            <svg:title>meaning</svg:title>
          </draw:frame>
          <draw:frame draw:style-name="gr8" draw:text-style-name="P1" draw:layer="layout" svg:width="9.206cm" svg:height="0.71cm" svg:x="11.111cm" svg:y="2.865cm">
            <draw:text-box>
              <text:p text:style-name="P1">ハチ</text:p>
            </draw:text-box>
            <svg:title>onyomi</svg:title>
          </draw:frame>
          <draw:frame draw:style-name="gr9" draw:text-style-name="P1" draw:layer="layout" svg:width="9.206cm" svg:height="1.183cm" svg:x="11.111cm" svg:y="3.905cm">
            <draw:text-box>
              <text:p text:style-name="P1">八月 (はちがつ) - August</text:p>
              <text:p text:style-name="P1">八幡 (はちまん) - Hachiman (God of War)</text:p>
              <text:p text:style-name="P1">十八番 (おはこ) - one's favorite stunt (favorite)</text:p>
            </draw:text-box>
            <svg:title>examples</svg:title>
          </draw:frame>
          <draw:frame draw:style-name="gr10" draw:text-style-name="P1" draw:layer="layout" svg:width="9.206cm" svg:height="0.709cm" svg:x="11.111cm" svg:y="3.289cm">
            <draw:text-box>
              <text:p text:style-name="P1">や　や.つ　やっ.つ　よう</text:p>
            </draw:text-box>
            <svg:title>kunyomi</svg:title>
          </draw:frame>
        </draw:g>
        <draw:g>
          <svg:title>back6</svg:title>
          <draw:custom-shape draw:style-name="gr5" draw:text-style-name="P1" draw:layer="layout" svg:width="9.795cm" svg:height="4.323cm" svg:x="1.001cm" svg:y="9.6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9cm" svg:y="10.107cm">
            <draw:text-box>
              <text:p>HEAR</text:p>
            </draw:text-box>
            <svg:title>english</svg:title>
          </draw:frame>
          <draw:frame draw:style-name="gr11" draw:text-style-name="P1" draw:layer="layout" svg:width="9.206cm" svg:height="0.709cm" svg:x="1.319cm" svg:y="11.091cm">
            <draw:text-box>
              <text:p text:style-name="P1">ask - listen</text:p>
            </draw:text-box>
            <svg:title>meaning</svg:title>
          </draw:frame>
          <draw:frame draw:style-name="gr8" draw:text-style-name="P1" draw:layer="layout" svg:width="9.206cm" svg:height="0.71cm" svg:x="1.319cm" svg:y="11.514cm">
            <draw:text-box>
              <text:p text:style-name="P1">ブン　モン</text:p>
            </draw:text-box>
            <svg:title>onyomi</svg:title>
          </draw:frame>
          <draw:frame draw:style-name="gr9" draw:text-style-name="P1" draw:layer="layout" svg:width="9.206cm" svg:height="1.183cm" svg:x="1.319cm" svg:y="12.554cm">
            <draw:text-box>
              <text:p text:style-name="P1">聞く (きく) - to hear</text:p>
              <text:p text:style-name="P1">新聞 (しんぶん) - newspaper</text:p>
              <text:p text:style-name="P1">新聞社 (しんぶんしゃ) - newspaper company</text:p>
            </draw:text-box>
            <svg:title>examples</svg:title>
          </draw:frame>
          <draw:frame draw:style-name="gr10" draw:text-style-name="P1" draw:layer="layout" svg:width="9.206cm" svg:height="0.709cm" svg:x="1.319cm" svg:y="11.938cm">
            <draw:text-box>
              <text:p text:style-name="P1">き.く　き.こえる</text:p>
            </draw:text-box>
            <svg:title>kunyomi</svg:title>
          </draw:frame>
        </draw:g>
        <draw:g>
          <svg:title>back5</svg:title>
          <draw:custom-shape draw:style-name="gr5" draw:text-style-name="P1" draw:layer="layout" svg:width="9.795cm" svg:height="4.323cm" svg:x="10.795cm" svg:y="9.6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3cm" svg:y="10.106cm">
            <draw:text-box>
              <text:p>PART</text:p>
            </draw:text-box>
            <svg:title>english</svg:title>
          </draw:frame>
          <draw:frame draw:style-name="gr11" draw:text-style-name="P1" draw:layer="layout" svg:width="9.206cm" svg:height="0.709cm" svg:x="11.113cm" svg:y="11.09cm">
            <draw:text-box>
              <text:p text:style-name="P1">minute of time - segment - share - degree - …</text:p>
            </draw:text-box>
            <svg:title>meaning</svg:title>
          </draw:frame>
          <draw:frame draw:style-name="gr8" draw:text-style-name="P1" draw:layer="layout" svg:width="9.206cm" svg:height="0.71cm" svg:x="11.113cm" svg:y="11.513cm">
            <draw:text-box>
              <text:p text:style-name="P1">ブン　フン　ブ</text:p>
            </draw:text-box>
            <svg:title>onyomi</svg:title>
          </draw:frame>
          <draw:frame draw:style-name="gr9" draw:text-style-name="P1" draw:layer="layout" svg:width="9.206cm" svg:height="1.183cm" svg:x="11.113cm" svg:y="12.553cm">
            <draw:text-box>
              <text:p text:style-name="P1">自分 (じぶん) - myself</text:p>
              <text:p text:style-name="P1">分かる (わかる) - to be understood</text:p>
              <text:p text:style-name="P1">十分 (じっぷん) - 10 minutes</text:p>
            </draw:text-box>
            <svg:title>examples</svg:title>
          </draw:frame>
          <draw:frame draw:style-name="gr10" draw:text-style-name="P1" draw:layer="layout" svg:width="9.206cm" svg:height="0.709cm" svg:x="11.113cm" svg:y="11.937cm">
            <draw:text-box>
              <text:p text:style-name="P1">わ.ける　わ.け　わ.かれる　わ.かる　…</text:p>
            </draw:text-box>
            <svg:title>kunyomi</svg:title>
          </draw:frame>
        </draw:g>
        <draw:g>
          <svg:title>back10</svg:title>
          <draw:custom-shape draw:style-name="gr5" draw:text-style-name="P1" draw:layer="layout" svg:width="9.795cm" svg:height="4.323cm" svg:x="1.001cm" svg:y="18.29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9cm" svg:y="18.751cm">
            <draw:text-box>
              <text:p>EVERY</text:p>
            </draw:text-box>
            <svg:title>english</svg:title>
          </draw:frame>
          <draw:frame draw:style-name="gr7" draw:text-style-name="P1" draw:layer="layout" svg:width="9.206cm" svg:height="0.937cm" svg:x="1.319cm" svg:y="19.621cm">
            <draw:text-box>
              <text:p/>
            </draw:text-box>
            <svg:title>meaning</svg:title>
          </draw:frame>
          <draw:frame draw:style-name="gr8" draw:text-style-name="P1" draw:layer="layout" svg:width="9.206cm" svg:height="0.71cm" svg:x="1.319cm" svg:y="20.158cm">
            <draw:text-box>
              <text:p text:style-name="P1">マイ</text:p>
            </draw:text-box>
            <svg:title>onyomi</svg:title>
          </draw:frame>
          <draw:frame draw:style-name="gr9" draw:text-style-name="P1" draw:layer="layout" svg:width="9.206cm" svg:height="1.183cm" svg:x="1.319cm" svg:y="21.198cm">
            <draw:text-box>
              <text:p text:style-name="P1">毎日 (まいにち) - every day</text:p>
              <text:p text:style-name="P1">毎年 (まいとし) - every year</text:p>
              <text:p text:style-name="P1">毎月 (まいげつ) - every month</text:p>
            </draw:text-box>
            <svg:title>examples</svg:title>
          </draw:frame>
          <draw:frame draw:style-name="gr10" draw:text-style-name="P1" draw:layer="layout" svg:width="9.206cm" svg:height="0.709cm" svg:x="1.319cm" svg:y="20.582cm">
            <draw:text-box>
              <text:p text:style-name="P1">ごと　-ごと.に</text:p>
            </draw:text-box>
            <svg:title>kunyomi</svg:title>
          </draw:frame>
        </draw:g>
        <draw:g>
          <svg:title>back9</svg:title>
          <draw:custom-shape draw:style-name="gr5" draw:text-style-name="P1" draw:layer="layout" svg:width="9.795cm" svg:height="4.323cm" svg:x="10.795cm" svg:y="18.29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3cm" svg:y="18.75cm">
            <draw:text-box>
              <text:p>BOOK</text:p>
            </draw:text-box>
            <svg:title>english</svg:title>
          </draw:frame>
          <draw:frame draw:style-name="gr11" draw:text-style-name="P1" draw:layer="layout" svg:width="9.206cm" svg:height="0.709cm" svg:x="11.113cm" svg:y="19.734cm">
            <draw:text-box>
              <text:p text:style-name="P1">present - main - origin - true - real - …</text:p>
            </draw:text-box>
            <svg:title>meaning</svg:title>
          </draw:frame>
          <draw:frame draw:style-name="gr8" draw:text-style-name="P1" draw:layer="layout" svg:width="9.206cm" svg:height="0.71cm" svg:x="11.113cm" svg:y="20.157cm">
            <draw:text-box>
              <text:p text:style-name="P1">ホン</text:p>
            </draw:text-box>
            <svg:title>onyomi</svg:title>
          </draw:frame>
          <draw:frame draw:style-name="gr9" draw:text-style-name="P1" draw:layer="layout" svg:width="9.206cm" svg:height="1.183cm" svg:x="11.113cm" svg:y="21.197cm">
            <draw:text-box>
              <text:p text:style-name="P1">日本 (にっぽん) - Japan</text:p>
              <text:p text:style-name="P1">本部 (ほんぶ) - headquarters</text:p>
              <text:p text:style-name="P1">日本人 (にっぽんじん) - Japanese person</text:p>
            </draw:text-box>
            <svg:title>examples</svg:title>
          </draw:frame>
          <draw:frame draw:style-name="gr10" draw:text-style-name="P1" draw:layer="layout" svg:width="9.206cm" svg:height="0.709cm" svg:x="11.113cm" svg:y="20.581cm">
            <draw:text-box>
              <text:p text:style-name="P1">もと</text:p>
            </draw:text-box>
            <svg:title>kunyomi</svg:title>
          </draw:frame>
        </draw:g>
        <draw:g>
          <svg:title>back8</svg:title>
          <draw:custom-shape draw:style-name="gr5" draw:text-style-name="P1" draw:layer="layout" svg:width="9.795cm" svg:height="4.323cm" svg:x="1cm" svg:y="13.96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8cm" svg:y="14.427cm">
            <draw:text-box>
              <text:p>NORTH</text:p>
            </draw:text-box>
            <svg:title>english</svg:title>
          </draw:frame>
          <draw:frame draw:style-name="gr7" draw:text-style-name="P1" draw:layer="layout" svg:width="9.206cm" svg:height="0.937cm" svg:x="1.318cm" svg:y="15.297cm">
            <draw:text-box>
              <text:p/>
            </draw:text-box>
            <svg:title>meaning</svg:title>
          </draw:frame>
          <draw:frame draw:style-name="gr8" draw:text-style-name="P1" draw:layer="layout" svg:width="9.206cm" svg:height="0.71cm" svg:x="1.318cm" svg:y="15.834cm">
            <draw:text-box>
              <text:p text:style-name="P1">ホク</text:p>
            </draw:text-box>
            <svg:title>onyomi</svg:title>
          </draw:frame>
          <draw:frame draw:style-name="gr9" draw:text-style-name="P1" draw:layer="layout" svg:width="9.206cm" svg:height="1.183cm" svg:x="1.318cm" svg:y="16.874cm">
            <draw:text-box>
              <text:p text:style-name="P1">北朝鮮 (きたちょうせん) - North Korea</text:p>
              <text:p text:style-name="P1">北京 (ぺきん) - Beijing (China)</text:p>
              <text:p text:style-name="P1">南北 (なんぼく) - south and north</text:p>
            </draw:text-box>
            <svg:title>examples</svg:title>
          </draw:frame>
          <draw:frame draw:style-name="gr10" draw:text-style-name="P1" draw:layer="layout" svg:width="9.206cm" svg:height="0.709cm" svg:x="1.318cm" svg:y="16.258cm">
            <draw:text-box>
              <text:p text:style-name="P1">きた</text:p>
            </draw:text-box>
            <svg:title>kunyomi</svg:title>
          </draw:frame>
        </draw:g>
        <draw:g>
          <svg:title>back7</svg:title>
          <draw:custom-shape draw:style-name="gr5" draw:text-style-name="P1" draw:layer="layout" svg:width="9.795cm" svg:height="4.323cm" svg:x="10.794cm" svg:y="13.9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2cm" svg:y="14.426cm">
            <draw:text-box>
              <text:p>MOTHER</text:p>
            </draw:text-box>
            <svg:title>english</svg:title>
          </draw:frame>
          <draw:frame draw:style-name="gr7" draw:text-style-name="P1" draw:layer="layout" svg:width="9.206cm" svg:height="0.937cm" svg:x="11.112cm" svg:y="15.296cm">
            <draw:text-box>
              <text:p/>
            </draw:text-box>
            <svg:title>meaning</svg:title>
          </draw:frame>
          <draw:frame draw:style-name="gr8" draw:text-style-name="P1" draw:layer="layout" svg:width="9.206cm" svg:height="0.71cm" svg:x="11.112cm" svg:y="15.833cm">
            <draw:text-box>
              <text:p text:style-name="P1">ボ</text:p>
            </draw:text-box>
            <svg:title>onyomi</svg:title>
          </draw:frame>
          <draw:frame draw:style-name="gr9" draw:text-style-name="P1" draw:layer="layout" svg:width="9.206cm" svg:height="1.183cm" svg:x="11.112cm" svg:y="16.873cm">
            <draw:text-box>
              <text:p text:style-name="P1">母親 (ははおや) - mother</text:p>
              <text:p text:style-name="P1">父母 (ちちはは) - father and mother</text:p>
              <text:p text:style-name="P1">母子 (ぼし) - mother and child</text:p>
            </draw:text-box>
            <svg:title>examples</svg:title>
          </draw:frame>
          <draw:frame draw:style-name="gr10" draw:text-style-name="P1" draw:layer="layout" svg:width="9.206cm" svg:height="0.709cm" svg:x="11.112cm" svg:y="16.257cm">
            <draw:text-box>
              <text:p text:style-name="P1">はは　も</text:p>
            </draw:text-box>
            <svg:title>kunyomi</svg:title>
          </draw:frame>
        </draw:g>
        <draw:g>
          <svg:title>back12</svg:title>
          <draw:custom-shape draw:style-name="gr5" draw:text-style-name="P1" draw:layer="layout" svg:width="9.795cm" svg:height="4.323cm" svg:x="1.002cm" svg:y="22.61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2cm" svg:y="23.075cm">
            <draw:text-box>
              <text:p>NAME</text:p>
            </draw:text-box>
            <svg:title>english</svg:title>
          </draw:frame>
          <draw:frame draw:style-name="gr11" draw:text-style-name="P1" draw:layer="layout" svg:width="9.206cm" svg:height="0.709cm" svg:x="1.32cm" svg:y="24.059cm">
            <draw:text-box>
              <text:p text:style-name="P1">noted - distinguished - reputation</text:p>
            </draw:text-box>
            <svg:title>meaning</svg:title>
          </draw:frame>
          <draw:frame draw:style-name="gr8" draw:text-style-name="P1" draw:layer="layout" svg:width="9.206cm" svg:height="0.71cm" svg:x="1.32cm" svg:y="24.482cm">
            <draw:text-box>
              <text:p text:style-name="P1">メイ　ミョウ</text:p>
            </draw:text-box>
            <svg:title>onyomi</svg:title>
          </draw:frame>
          <draw:frame draw:style-name="gr9" draw:text-style-name="P1" draw:layer="layout" svg:width="9.206cm" svg:height="1.183cm" svg:x="1.32cm" svg:y="25.522cm">
            <draw:text-box>
              <text:p text:style-name="P1">名前 (なまえ) - name</text:p>
              <text:p text:style-name="P1">名古屋 (なごや) - Nagoya (city)</text:p>
              <text:p text:style-name="P1">名誉 (めいよ) - honor</text:p>
            </draw:text-box>
            <svg:title>examples</svg:title>
          </draw:frame>
          <draw:frame draw:style-name="gr10" draw:text-style-name="P1" draw:layer="layout" svg:width="9.206cm" svg:height="0.709cm" svg:x="1.32cm" svg:y="24.906cm">
            <draw:text-box>
              <text:p text:style-name="P1">な　-な</text:p>
            </draw:text-box>
            <svg:title>kunyomi</svg:title>
          </draw:frame>
        </draw:g>
        <draw:g>
          <svg:title>back11</svg:title>
          <draw:custom-shape draw:style-name="gr5" draw:text-style-name="P1" draw:layer="layout" svg:width="9.795cm" svg:height="4.323cm" svg:x="10.796cm" svg:y="22.61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4cm" svg:y="23.074cm">
            <draw:text-box>
              <text:p>TEN THOUSAND</text:p>
            </draw:text-box>
            <svg:title>english</svg:title>
          </draw:frame>
          <draw:frame draw:style-name="gr11" draw:text-style-name="P1" draw:layer="layout" svg:width="9.206cm" svg:height="0.709cm" svg:x="11.114cm" svg:y="24.058cm">
            <draw:text-box>
              <text:p text:style-name="P1">10,000</text:p>
            </draw:text-box>
            <svg:title>meaning</svg:title>
          </draw:frame>
          <draw:frame draw:style-name="gr8" draw:text-style-name="P1" draw:layer="layout" svg:width="9.206cm" svg:height="0.71cm" svg:x="11.114cm" svg:y="24.481cm">
            <draw:text-box>
              <text:p text:style-name="P1">マン　バン</text:p>
            </draw:text-box>
            <svg:title>onyomi</svg:title>
          </draw:frame>
          <draw:frame draw:style-name="gr9" draw:text-style-name="P1" draw:layer="layout" svg:width="9.206cm" svg:height="1.183cm" svg:x="11.114cm" svg:y="25.521cm">
            <draw:text-box>
              <text:p text:style-name="P1">万全 (ばんぜん) - perfection</text:p>
              <text:p text:style-name="P1">万一 (まんいち) - by some chance</text:p>
              <text:p text:style-name="P1">万能 (ばんのう) - all-purpose</text:p>
            </draw:text-box>
            <svg:title>examples</svg:title>
          </draw:frame>
          <draw:frame draw:style-name="gr10" draw:text-style-name="P1" draw:layer="layout" svg:width="9.206cm" svg:height="0.709cm" svg:x="11.114cm" svg:y="24.905cm">
            <draw:text-box>
              <text:p text:style-name="P1">よろず</text:p>
            </draw:text-box>
            <svg:title>kunyomi</svg:title>
          </draw:frame>
        </draw:g>
      </draw:page>
      <draw:page draw:name="Front" draw:style-name="dp1" draw:master-page-name="Default">
        <draw:g>
          <svg:title>front3</svg:title>
          <draw:custom-shape draw:style-name="gr1" draw:text-style-name="P1" draw:layer="layout" svg:width="9.795cm" svg:height="4.338cm" svg:x="1cm" svg:y="5.33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5.762cm">
            <draw:text-box>
              <text:p>友</text:p>
            </draw:text-box>
            <svg:title>literal</svg:title>
          </draw:frame>
          <draw:frame draw:style-name="gr3" draw:layer="layout" svg:width="1.189cm" svg:height="0.788cm" svg:x="8.865cm" svg:y="8.366cm">
            <draw:text-box>
              <text:p>4</text:p>
            </draw:text-box>
            <svg:title>stroke_count</svg:title>
          </draw:frame>
          <draw:frame draw:style-name="gr4" draw:layer="layout" svg:width="1.282cm" svg:height="0.788cm" svg:x="1.38cm" svg:y="8.366cm">
            <draw:text-box>
              <text:p>N5</text:p>
            </draw:text-box>
            <svg:title>level</svg:title>
          </draw:frame>
        </draw:g>
        <draw:g>
          <svg:title>front4</svg:title>
          <draw:custom-shape draw:style-name="gr1" draw:text-style-name="P1" draw:layer="layout" svg:width="9.795cm" svg:height="4.338cm" svg:x="10.795cm" svg:y="5.33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5.762cm">
            <draw:text-box>
              <text:p>来</text:p>
            </draw:text-box>
            <svg:title>literal</svg:title>
          </draw:frame>
          <draw:frame draw:style-name="gr3" draw:layer="layout" svg:width="1.189cm" svg:height="0.788cm" svg:x="18.66cm" svg:y="8.366cm">
            <draw:text-box>
              <text:p>7</text:p>
            </draw:text-box>
            <svg:title>stroke_count</svg:title>
          </draw:frame>
          <draw:frame draw:style-name="gr4" draw:layer="layout" svg:width="1.282cm" svg:height="0.788cm" svg:x="11.175cm" svg:y="8.366cm">
            <draw:text-box>
              <text:p>N5</text:p>
            </draw:text-box>
            <svg:title>level</svg:title>
          </draw:frame>
        </draw:g>
        <draw:g>
          <svg:title>front1</svg:title>
          <draw:custom-shape draw:style-name="gr1" draw:text-style-name="P1" draw:layer="layout" svg:width="9.795cm" svg:height="4.338cm" svg:x="1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.424cm">
            <draw:text-box>
              <text:p>木</text:p>
            </draw:text-box>
            <svg:title>literal</svg:title>
          </draw:frame>
          <draw:frame draw:style-name="gr3" draw:layer="layout" svg:width="1.189cm" svg:height="0.788cm" svg:x="8.865cm" svg:y="4.028cm">
            <draw:text-box>
              <text:p>4</text:p>
            </draw:text-box>
            <svg:title>stroke_count</svg:title>
          </draw:frame>
          <draw:frame draw:style-name="gr4" draw:layer="layout" svg:width="1.282cm" svg:height="0.788cm" svg:x="1.38cm" svg:y="4.028cm">
            <draw:text-box>
              <text:p>N5</text:p>
            </draw:text-box>
            <svg:title>level</svg:title>
          </draw:frame>
        </draw:g>
        <draw:g>
          <svg:title>front2</svg:title>
          <draw:custom-shape draw:style-name="gr1" draw:text-style-name="P1" draw:layer="layout" svg:width="9.795cm" svg:height="4.338cm" svg:x="10.795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.424cm">
            <draw:text-box>
              <text:p>目</text:p>
            </draw:text-box>
            <svg:title>literal</svg:title>
          </draw:frame>
          <draw:frame draw:style-name="gr3" draw:layer="layout" svg:width="1.189cm" svg:height="0.788cm" svg:x="18.66cm" svg:y="4.028cm">
            <draw:text-box>
              <text:p>5</text:p>
            </draw:text-box>
            <svg:title>stroke_count</svg:title>
          </draw:frame>
          <draw:frame draw:style-name="gr4" draw:layer="layout" svg:width="1.282cm" svg:height="0.788cm" svg:x="11.175cm" svg:y="4.028cm">
            <draw:text-box>
              <text:p>N5</text:p>
            </draw:text-box>
            <svg:title>level</svg:title>
          </draw:frame>
        </draw:g>
        <draw:g>
          <svg:title>front5</svg:title>
          <draw:custom-shape draw:style-name="gr1" draw:text-style-name="P1" draw:layer="layout" svg:width="9.795cm" svg:height="4.338cm" svg:x="1cm" svg:y="9.6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0.1cm">
            <draw:text-box>
              <text:p>立</text:p>
            </draw:text-box>
            <svg:title>literal</svg:title>
          </draw:frame>
          <draw:frame draw:style-name="gr3" draw:layer="layout" svg:width="1.189cm" svg:height="0.788cm" svg:x="8.865cm" svg:y="12.704cm">
            <draw:text-box>
              <text:p>5</text:p>
            </draw:text-box>
            <svg:title>stroke_count</svg:title>
          </draw:frame>
          <draw:frame draw:style-name="gr4" draw:layer="layout" svg:width="1.282cm" svg:height="0.788cm" svg:x="1.38cm" svg:y="12.704cm">
            <draw:text-box>
              <text:p>N5</text:p>
            </draw:text-box>
            <svg:title>level</svg:title>
          </draw:frame>
        </draw:g>
        <draw:g>
          <svg:title>front6</svg:title>
          <draw:custom-shape draw:style-name="gr1" draw:text-style-name="P1" draw:layer="layout" svg:width="9.795cm" svg:height="4.338cm" svg:x="10.795cm" svg:y="9.6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0.1cm">
            <draw:text-box>
              <text:p>六</text:p>
            </draw:text-box>
            <svg:title>literal</svg:title>
          </draw:frame>
          <draw:frame draw:style-name="gr3" draw:layer="layout" svg:width="1.189cm" svg:height="0.788cm" svg:x="18.66cm" svg:y="12.704cm">
            <draw:text-box>
              <text:p>4</text:p>
            </draw:text-box>
            <svg:title>stroke_count</svg:title>
          </draw:frame>
          <draw:frame draw:style-name="gr4" draw:layer="layout" svg:width="1.282cm" svg:height="0.788cm" svg:x="11.175cm" svg:y="12.704cm">
            <draw:text-box>
              <text:p>N5</text:p>
            </draw:text-box>
            <svg:title>level</svg:title>
          </draw:frame>
        </draw:g>
        <draw:g>
          <svg:title>front9</svg:title>
          <draw:custom-shape draw:style-name="gr1" draw:text-style-name="P1" draw:layer="layout" svg:width="9.795cm" svg:height="4.338cm" svg:x="1cm" svg:y="18.26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3" draw:layer="layout" svg:width="4.445cm" svg:height="3.399cm" svg:x="3.54cm" svg:y="18.688cm">
            <draw:text-box>
              <text:p/>
            </draw:text-box>
            <svg:title>literal</svg:title>
          </draw:frame>
          <draw:frame draw:style-name="gr14" draw:layer="layout" svg:width="1.189cm" svg:height="0.937cm" svg:x="8.865cm" svg:y="21.218cm">
            <draw:text-box>
              <text:p/>
            </draw:text-box>
            <svg:title>stroke_count</svg:title>
          </draw:frame>
          <draw:frame draw:style-name="gr15" draw:layer="layout" svg:width="1.282cm" svg:height="0.937cm" svg:x="1.38cm" svg:y="21.218cm">
            <draw:text-box>
              <text:p/>
            </draw:text-box>
            <svg:title>level</svg:title>
          </draw:frame>
        </draw:g>
        <draw:g>
          <svg:title>front10</svg:title>
          <draw:custom-shape draw:style-name="gr1" draw:text-style-name="P1" draw:layer="layout" svg:width="9.795cm" svg:height="4.338cm" svg:x="10.795cm" svg:y="18.26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3" draw:layer="layout" svg:width="4.445cm" svg:height="3.399cm" svg:x="13.335cm" svg:y="18.688cm">
            <draw:text-box>
              <text:p/>
            </draw:text-box>
            <svg:title>literal</svg:title>
          </draw:frame>
          <draw:frame draw:style-name="gr14" draw:layer="layout" svg:width="1.189cm" svg:height="0.937cm" svg:x="18.66cm" svg:y="21.218cm">
            <draw:text-box>
              <text:p/>
            </draw:text-box>
            <svg:title>stroke_count</svg:title>
          </draw:frame>
          <draw:frame draw:style-name="gr15" draw:layer="layout" svg:width="1.282cm" svg:height="0.937cm" svg:x="11.175cm" svg:y="21.218cm">
            <draw:text-box>
              <text:p/>
            </draw:text-box>
            <svg:title>level</svg:title>
          </draw:frame>
        </draw:g>
        <draw:g>
          <svg:title>front7</svg:title>
          <draw:custom-shape draw:style-name="gr1" draw:text-style-name="P1" draw:layer="layout" svg:width="9.795cm" svg:height="4.338cm" svg:x="1cm" svg:y="13.9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4.35cm">
            <draw:text-box>
              <text:p>話</text:p>
            </draw:text-box>
            <svg:title>literal</svg:title>
          </draw:frame>
          <draw:frame draw:style-name="gr3" draw:layer="layout" svg:width="1.189cm" svg:height="0.788cm" svg:x="8.865cm" svg:y="16.954cm">
            <draw:text-box>
              <text:p>13</text:p>
            </draw:text-box>
            <svg:title>stroke_count</svg:title>
          </draw:frame>
          <draw:frame draw:style-name="gr4" draw:layer="layout" svg:width="1.282cm" svg:height="0.788cm" svg:x="1.38cm" svg:y="16.954cm">
            <draw:text-box>
              <text:p>N5</text:p>
            </draw:text-box>
            <svg:title>level</svg:title>
          </draw:frame>
        </draw:g>
        <draw:g>
          <svg:title>front8</svg:title>
          <draw:custom-shape draw:style-name="gr1" draw:text-style-name="P1" draw:layer="layout" svg:width="9.795cm" svg:height="4.338cm" svg:x="10.795cm" svg:y="13.9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3" draw:layer="layout" svg:width="4.445cm" svg:height="3.399cm" svg:x="13.335cm" svg:y="14.35cm">
            <draw:text-box>
              <text:p/>
            </draw:text-box>
            <svg:title>literal</svg:title>
          </draw:frame>
          <draw:frame draw:style-name="gr14" draw:layer="layout" svg:width="1.189cm" svg:height="0.937cm" svg:x="18.66cm" svg:y="16.88cm">
            <draw:text-box>
              <text:p/>
            </draw:text-box>
            <svg:title>stroke_count</svg:title>
          </draw:frame>
          <draw:frame draw:style-name="gr15" draw:layer="layout" svg:width="1.282cm" svg:height="0.937cm" svg:x="11.175cm" svg:y="16.88cm">
            <draw:text-box>
              <text:p/>
            </draw:text-box>
            <svg:title>level</svg:title>
          </draw:frame>
        </draw:g>
        <draw:g>
          <svg:title>front11</svg:title>
          <draw:custom-shape draw:style-name="gr1" draw:text-style-name="P1" draw:layer="layout" svg:width="9.795cm" svg:height="4.338cm" svg:x="1cm" svg:y="22.6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3" draw:layer="layout" svg:width="4.445cm" svg:height="3.399cm" svg:x="3.54cm" svg:y="23.026cm">
            <draw:text-box>
              <text:p/>
            </draw:text-box>
            <svg:title>literal</svg:title>
          </draw:frame>
          <draw:frame draw:style-name="gr14" draw:layer="layout" svg:width="1.189cm" svg:height="0.937cm" svg:x="8.865cm" svg:y="25.556cm">
            <draw:text-box>
              <text:p/>
            </draw:text-box>
            <svg:title>stroke_count</svg:title>
          </draw:frame>
          <draw:frame draw:style-name="gr15" draw:layer="layout" svg:width="1.282cm" svg:height="0.937cm" svg:x="1.38cm" svg:y="25.556cm">
            <draw:text-box>
              <text:p/>
            </draw:text-box>
            <svg:title>level</svg:title>
          </draw:frame>
        </draw:g>
        <draw:g>
          <svg:title>front12</svg:title>
          <draw:custom-shape draw:style-name="gr1" draw:text-style-name="P1" draw:layer="layout" svg:width="9.795cm" svg:height="4.338cm" svg:x="10.795cm" svg:y="22.6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3" draw:layer="layout" svg:width="4.445cm" svg:height="3.399cm" svg:x="13.335cm" svg:y="23.026cm">
            <draw:text-box>
              <text:p/>
            </draw:text-box>
            <svg:title>literal</svg:title>
          </draw:frame>
          <draw:frame draw:style-name="gr14" draw:layer="layout" svg:width="1.189cm" svg:height="0.937cm" svg:x="18.66cm" svg:y="25.556cm">
            <draw:text-box>
              <text:p/>
            </draw:text-box>
            <svg:title>stroke_count</svg:title>
          </draw:frame>
          <draw:frame draw:style-name="gr15" draw:layer="layout" svg:width="1.282cm" svg:height="0.937cm" svg:x="11.175cm" svg:y="25.556cm">
            <draw:text-box>
              <text:p/>
            </draw:text-box>
            <svg:title>level</svg:title>
          </draw:frame>
        </draw:g>
      </draw:page>
      <draw:page draw:name="Back" draw:style-name="dp1" draw:master-page-name="Default">
        <draw:g>
          <svg:title>back4</svg:title>
          <draw:custom-shape draw:style-name="gr5" draw:text-style-name="P1" draw:layer="layout" svg:width="9.795cm" svg:height="4.323cm" svg:x="1cm" svg:y="5.32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8cm" svg:y="5.783cm">
            <draw:text-box>
              <text:p>COME</text:p>
            </draw:text-box>
            <svg:title>english</svg:title>
          </draw:frame>
          <draw:frame draw:style-name="gr11" draw:text-style-name="P1" draw:layer="layout" svg:width="9.206cm" svg:height="0.709cm" svg:x="1.318cm" svg:y="6.767cm">
            <draw:text-box>
              <text:p text:style-name="P1">due - next - cause - become</text:p>
            </draw:text-box>
            <svg:title>meaning</svg:title>
          </draw:frame>
          <draw:frame draw:style-name="gr8" draw:text-style-name="P1" draw:layer="layout" svg:width="9.206cm" svg:height="0.71cm" svg:x="1.318cm" svg:y="7.19cm">
            <draw:text-box>
              <text:p text:style-name="P1">ライ　タイ</text:p>
            </draw:text-box>
            <svg:title>onyomi</svg:title>
          </draw:frame>
          <draw:frame draw:style-name="gr9" draw:text-style-name="P1" draw:layer="layout" svg:width="9.206cm" svg:height="1.183cm" svg:x="1.318cm" svg:y="8.23cm">
            <draw:text-box>
              <text:p text:style-name="P1">以来 (いらい) - since</text:p>
              <text:p text:style-name="P1">来る (きたる) - to come</text:p>
              <text:p text:style-name="P1">来年 (らいねん) - next year</text:p>
            </draw:text-box>
            <svg:title>examples</svg:title>
          </draw:frame>
          <draw:frame draw:style-name="gr10" draw:text-style-name="P1" draw:layer="layout" svg:width="9.206cm" svg:height="0.709cm" svg:x="1.318cm" svg:y="7.614cm">
            <draw:text-box>
              <text:p text:style-name="P1">く.る　きた.る　きた.す　き.たす　…</text:p>
            </draw:text-box>
            <svg:title>kunyomi</svg:title>
          </draw:frame>
        </draw:g>
        <draw:g>
          <svg:title>back3</svg:title>
          <draw:custom-shape draw:style-name="gr5" draw:text-style-name="P1" draw:layer="layout" svg:width="9.795cm" svg:height="4.323cm" svg:x="10.794cm" svg:y="5.32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2cm" svg:y="5.782cm">
            <draw:text-box>
              <text:p>FRIEND</text:p>
            </draw:text-box>
            <svg:title>english</svg:title>
          </draw:frame>
          <draw:frame draw:style-name="gr7" draw:text-style-name="P1" draw:layer="layout" svg:width="9.206cm" svg:height="0.937cm" svg:x="11.112cm" svg:y="6.652cm">
            <draw:text-box>
              <text:p/>
            </draw:text-box>
            <svg:title>meaning</svg:title>
          </draw:frame>
          <draw:frame draw:style-name="gr8" draw:text-style-name="P1" draw:layer="layout" svg:width="9.206cm" svg:height="0.71cm" svg:x="11.112cm" svg:y="7.189cm">
            <draw:text-box>
              <text:p text:style-name="P1">ユウ</text:p>
            </draw:text-box>
            <svg:title>onyomi</svg:title>
          </draw:frame>
          <draw:frame draw:style-name="gr9" draw:text-style-name="P1" draw:layer="layout" svg:width="9.206cm" svg:height="1.183cm" svg:x="11.112cm" svg:y="8.229cm">
            <draw:text-box>
              <text:p text:style-name="P1">友人 (ゆうじん) - friend</text:p>
              <text:p text:style-name="P1">友好 (ゆうこう) - friendship</text:p>
              <text:p text:style-name="P1">友達 (ともだち) - friend</text:p>
            </draw:text-box>
            <svg:title>examples</svg:title>
          </draw:frame>
          <draw:frame draw:style-name="gr10" draw:text-style-name="P1" draw:layer="layout" svg:width="9.206cm" svg:height="0.709cm" svg:x="11.112cm" svg:y="7.613cm">
            <draw:text-box>
              <text:p text:style-name="P1">とも</text:p>
            </draw:text-box>
            <svg:title>kunyomi</svg:title>
          </draw:frame>
        </draw:g>
        <draw:g>
          <svg:title>back2</svg:title>
          <draw:custom-shape draw:style-name="gr5" draw:text-style-name="P1" draw:layer="layout" svg:width="9.795cm" svg:height="4.323cm" svg:x="0.999cm" svg:y="1.0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7cm" svg:y="1.459cm">
            <draw:text-box>
              <text:p>EYE</text:p>
            </draw:text-box>
            <svg:title>english</svg:title>
          </draw:frame>
          <draw:frame draw:style-name="gr11" draw:text-style-name="P1" draw:layer="layout" svg:width="9.206cm" svg:height="0.709cm" svg:x="1.317cm" svg:y="2.443cm">
            <draw:text-box>
              <text:p text:style-name="P1">class - look - insight - experience - care - favor</text:p>
            </draw:text-box>
            <svg:title>meaning</svg:title>
          </draw:frame>
          <draw:frame draw:style-name="gr8" draw:text-style-name="P1" draw:layer="layout" svg:width="9.206cm" svg:height="0.71cm" svg:x="1.317cm" svg:y="2.866cm">
            <draw:text-box>
              <text:p text:style-name="P1">モク　ボク</text:p>
            </draw:text-box>
            <svg:title>onyomi</svg:title>
          </draw:frame>
          <draw:frame draw:style-name="gr9" draw:text-style-name="P1" draw:layer="layout" svg:width="9.206cm" svg:height="1.183cm" svg:x="1.317cm" svg:y="3.906cm">
            <draw:text-box>
              <text:p text:style-name="P1">目指す (めざす) - to aim at</text:p>
              <text:p text:style-name="P1">注目 (ちゅうもく) - notice</text:p>
              <text:p text:style-name="P1">目標 (めじるし) - mark</text:p>
            </draw:text-box>
            <svg:title>examples</svg:title>
          </draw:frame>
          <draw:frame draw:style-name="gr10" draw:text-style-name="P1" draw:layer="layout" svg:width="9.206cm" svg:height="0.709cm" svg:x="1.317cm" svg:y="3.29cm">
            <draw:text-box>
              <text:p text:style-name="P1">め　-め　ま-</text:p>
            </draw:text-box>
            <svg:title>kunyomi</svg:title>
          </draw:frame>
        </draw:g>
        <draw:g>
          <svg:title>back1</svg:title>
          <draw:custom-shape draw:style-name="gr5" draw:text-style-name="P1" draw:layer="layout" svg:width="9.795cm" svg:height="4.323cm" svg:x="10.793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1cm" svg:y="1.458cm">
            <draw:text-box>
              <text:p>TREE</text:p>
            </draw:text-box>
            <svg:title>english</svg:title>
          </draw:frame>
          <draw:frame draw:style-name="gr11" draw:text-style-name="P1" draw:layer="layout" svg:width="9.206cm" svg:height="0.709cm" svg:x="11.111cm" svg:y="2.442cm">
            <draw:text-box>
              <text:p text:style-name="P1">wood</text:p>
            </draw:text-box>
            <svg:title>meaning</svg:title>
          </draw:frame>
          <draw:frame draw:style-name="gr8" draw:text-style-name="P1" draw:layer="layout" svg:width="9.206cm" svg:height="0.71cm" svg:x="11.111cm" svg:y="2.865cm">
            <draw:text-box>
              <text:p text:style-name="P1">ボク　モク</text:p>
            </draw:text-box>
            <svg:title>onyomi</svg:title>
          </draw:frame>
          <draw:frame draw:style-name="gr9" draw:text-style-name="P1" draw:layer="layout" svg:width="9.206cm" svg:height="1.183cm" svg:x="11.111cm" svg:y="3.905cm">
            <draw:text-box>
              <text:p text:style-name="P1">栃木 (とちのき) - Japanese horse chestnut</text:p>
              <text:p text:style-name="P1">青木 (あおき) - Japanese laurel</text:p>
              <text:p text:style-name="P1">高木 (こうぼく) - tall tree</text:p>
            </draw:text-box>
            <svg:title>examples</svg:title>
          </draw:frame>
          <draw:frame draw:style-name="gr10" draw:text-style-name="P1" draw:layer="layout" svg:width="9.206cm" svg:height="0.709cm" svg:x="11.111cm" svg:y="3.289cm">
            <draw:text-box>
              <text:p text:style-name="P1">き　こ-</text:p>
            </draw:text-box>
            <svg:title>kunyomi</svg:title>
          </draw:frame>
        </draw:g>
        <draw:g>
          <svg:title>back6</svg:title>
          <draw:custom-shape draw:style-name="gr5" draw:text-style-name="P1" draw:layer="layout" svg:width="9.795cm" svg:height="4.323cm" svg:x="1.001cm" svg:y="9.6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9cm" svg:y="10.107cm">
            <draw:text-box>
              <text:p>SIX</text:p>
            </draw:text-box>
            <svg:title>english</svg:title>
          </draw:frame>
          <draw:frame draw:style-name="gr7" draw:text-style-name="P1" draw:layer="layout" svg:width="9.206cm" svg:height="0.937cm" svg:x="1.319cm" svg:y="10.977cm">
            <draw:text-box>
              <text:p/>
            </draw:text-box>
            <svg:title>meaning</svg:title>
          </draw:frame>
          <draw:frame draw:style-name="gr8" draw:text-style-name="P1" draw:layer="layout" svg:width="9.206cm" svg:height="0.71cm" svg:x="1.319cm" svg:y="11.514cm">
            <draw:text-box>
              <text:p text:style-name="P1">ロク　リク</text:p>
            </draw:text-box>
            <svg:title>onyomi</svg:title>
          </draw:frame>
          <draw:frame draw:style-name="gr9" draw:text-style-name="P1" draw:layer="layout" svg:width="9.206cm" svg:height="1.183cm" svg:x="1.319cm" svg:y="12.554cm">
            <draw:text-box>
              <text:p text:style-name="P1">六月 (ろくがつ) - June</text:p>
              <text:p text:style-name="P1">六日 (むいか) - sixth day of the month</text:p>
              <text:p text:style-name="P1">十六 (じゅうろく) - 16</text:p>
            </draw:text-box>
            <svg:title>examples</svg:title>
          </draw:frame>
          <draw:frame draw:style-name="gr10" draw:text-style-name="P1" draw:layer="layout" svg:width="9.206cm" svg:height="0.709cm" svg:x="1.319cm" svg:y="11.938cm">
            <draw:text-box>
              <text:p text:style-name="P1">む　む.つ　むっ.つ　むい</text:p>
            </draw:text-box>
            <svg:title>kunyomi</svg:title>
          </draw:frame>
        </draw:g>
        <draw:g>
          <svg:title>back5</svg:title>
          <draw:custom-shape draw:style-name="gr5" draw:text-style-name="P1" draw:layer="layout" svg:width="9.795cm" svg:height="4.323cm" svg:x="10.795cm" svg:y="9.6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3cm" svg:y="10.106cm">
            <draw:text-box>
              <text:p>STAND UP</text:p>
            </draw:text-box>
            <svg:title>english</svg:title>
          </draw:frame>
          <draw:frame draw:style-name="gr11" draw:text-style-name="P1" draw:layer="layout" svg:width="9.206cm" svg:height="0.709cm" svg:x="11.113cm" svg:y="11.09cm">
            <draw:text-box>
              <text:p text:style-name="P1">rise - set up - erect</text:p>
            </draw:text-box>
            <svg:title>meaning</svg:title>
          </draw:frame>
          <draw:frame draw:style-name="gr8" draw:text-style-name="P1" draw:layer="layout" svg:width="9.206cm" svg:height="0.71cm" svg:x="11.113cm" svg:y="11.513cm">
            <draw:text-box>
              <text:p text:style-name="P1">リツ　リュウ　リットル</text:p>
            </draw:text-box>
            <svg:title>onyomi</svg:title>
          </draw:frame>
          <draw:frame draw:style-name="gr9" draw:text-style-name="P1" draw:layer="layout" svg:width="9.206cm" svg:height="1.183cm" svg:x="11.113cm" svg:y="12.553cm">
            <draw:text-box>
              <text:p text:style-name="P1">立場 (たちば) - standpoint</text:p>
              <text:p text:style-name="P1">立つ (たつ) - to stand</text:p>
              <text:p text:style-name="P1">連立 (れんりつ) - alliance</text:p>
            </draw:text-box>
            <svg:title>examples</svg:title>
          </draw:frame>
          <draw:frame draw:style-name="gr10" draw:text-style-name="P1" draw:layer="layout" svg:width="9.206cm" svg:height="0.709cm" svg:x="11.113cm" svg:y="11.937cm">
            <draw:text-box>
              <text:p text:style-name="P1">た.つ　-た.つ　た.ち-　た.てる　…</text:p>
            </draw:text-box>
            <svg:title>kunyomi</svg:title>
          </draw:frame>
        </draw:g>
        <draw:g>
          <svg:title>back10</svg:title>
          <draw:custom-shape draw:style-name="gr5" draw:text-style-name="P1" draw:layer="layout" svg:width="9.795cm" svg:height="4.323cm" svg:x="1.001cm" svg:y="18.29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6" draw:layer="layout" svg:width="9.206cm" svg:height="0.945cm" svg:x="1.319cm" svg:y="18.751cm">
            <draw:text-box>
              <text:p/>
            </draw:text-box>
            <svg:title>english</svg:title>
          </draw:frame>
          <draw:frame draw:style-name="gr7" draw:text-style-name="P1" draw:layer="layout" svg:width="9.206cm" svg:height="0.937cm" svg:x="1.319cm" svg:y="19.621cm">
            <draw:text-box>
              <text:p/>
            </draw:text-box>
            <svg:title>meaning</svg:title>
          </draw:frame>
          <draw:frame draw:style-name="gr17" draw:text-style-name="P1" draw:layer="layout" svg:width="9.206cm" svg:height="0.937cm" svg:x="1.319cm" svg:y="20.045cm">
            <draw:text-box>
              <text:p/>
            </draw:text-box>
            <svg:title>onyomi</svg:title>
          </draw:frame>
          <draw:frame draw:style-name="gr18" draw:text-style-name="P1" draw:layer="layout" svg:width="9.206cm" svg:height="0.937cm" svg:x="1.319cm" svg:y="21.321cm">
            <draw:text-box>
              <text:p/>
            </draw:text-box>
            <svg:title>examples</svg:title>
          </draw:frame>
          <draw:frame draw:style-name="gr12" draw:text-style-name="P1" draw:layer="layout" svg:width="9.206cm" svg:height="0.937cm" svg:x="1.319cm" svg:y="20.468cm">
            <draw:text-box>
              <text:p/>
            </draw:text-box>
            <svg:title>kunyomi</svg:title>
          </draw:frame>
        </draw:g>
        <draw:g>
          <svg:title>back9</svg:title>
          <draw:custom-shape draw:style-name="gr5" draw:text-style-name="P1" draw:layer="layout" svg:width="9.795cm" svg:height="4.323cm" svg:x="10.795cm" svg:y="18.29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6" draw:layer="layout" svg:width="9.206cm" svg:height="0.945cm" svg:x="11.113cm" svg:y="18.75cm">
            <draw:text-box>
              <text:p/>
            </draw:text-box>
            <svg:title>english</svg:title>
          </draw:frame>
          <draw:frame draw:style-name="gr7" draw:text-style-name="P1" draw:layer="layout" svg:width="9.206cm" svg:height="0.937cm" svg:x="11.113cm" svg:y="19.62cm">
            <draw:text-box>
              <text:p/>
            </draw:text-box>
            <svg:title>meaning</svg:title>
          </draw:frame>
          <draw:frame draw:style-name="gr17" draw:text-style-name="P1" draw:layer="layout" svg:width="9.206cm" svg:height="0.937cm" svg:x="11.113cm" svg:y="20.044cm">
            <draw:text-box>
              <text:p/>
            </draw:text-box>
            <svg:title>onyomi</svg:title>
          </draw:frame>
          <draw:frame draw:style-name="gr18" draw:text-style-name="P1" draw:layer="layout" svg:width="9.206cm" svg:height="0.937cm" svg:x="11.113cm" svg:y="21.32cm">
            <draw:text-box>
              <text:p/>
            </draw:text-box>
            <svg:title>examples</svg:title>
          </draw:frame>
          <draw:frame draw:style-name="gr12" draw:text-style-name="P1" draw:layer="layout" svg:width="9.206cm" svg:height="0.937cm" svg:x="11.113cm" svg:y="20.467cm">
            <draw:text-box>
              <text:p/>
            </draw:text-box>
            <svg:title>kunyomi</svg:title>
          </draw:frame>
        </draw:g>
        <draw:g>
          <svg:title>back8</svg:title>
          <draw:custom-shape draw:style-name="gr5" draw:text-style-name="P1" draw:layer="layout" svg:width="9.795cm" svg:height="4.323cm" svg:x="1cm" svg:y="13.96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6" draw:layer="layout" svg:width="9.206cm" svg:height="0.945cm" svg:x="1.318cm" svg:y="14.427cm">
            <draw:text-box>
              <text:p/>
            </draw:text-box>
            <svg:title>english</svg:title>
          </draw:frame>
          <draw:frame draw:style-name="gr7" draw:text-style-name="P1" draw:layer="layout" svg:width="9.206cm" svg:height="0.937cm" svg:x="1.318cm" svg:y="15.297cm">
            <draw:text-box>
              <text:p/>
            </draw:text-box>
            <svg:title>meaning</svg:title>
          </draw:frame>
          <draw:frame draw:style-name="gr17" draw:text-style-name="P1" draw:layer="layout" svg:width="9.206cm" svg:height="0.937cm" svg:x="1.318cm" svg:y="15.721cm">
            <draw:text-box>
              <text:p/>
            </draw:text-box>
            <svg:title>onyomi</svg:title>
          </draw:frame>
          <draw:frame draw:style-name="gr18" draw:text-style-name="P1" draw:layer="layout" svg:width="9.206cm" svg:height="0.937cm" svg:x="1.318cm" svg:y="16.997cm">
            <draw:text-box>
              <text:p/>
            </draw:text-box>
            <svg:title>examples</svg:title>
          </draw:frame>
          <draw:frame draw:style-name="gr12" draw:text-style-name="P1" draw:layer="layout" svg:width="9.206cm" svg:height="0.937cm" svg:x="1.318cm" svg:y="16.144cm">
            <draw:text-box>
              <text:p/>
            </draw:text-box>
            <svg:title>kunyomi</svg:title>
          </draw:frame>
        </draw:g>
        <draw:g>
          <svg:title>back7</svg:title>
          <draw:custom-shape draw:style-name="gr5" draw:text-style-name="P1" draw:layer="layout" svg:width="9.795cm" svg:height="4.323cm" svg:x="10.794cm" svg:y="13.9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2cm" svg:y="14.426cm">
            <draw:text-box>
              <text:p>TALE</text:p>
            </draw:text-box>
            <svg:title>english</svg:title>
          </draw:frame>
          <draw:frame draw:style-name="gr11" draw:text-style-name="P1" draw:layer="layout" svg:width="9.206cm" svg:height="0.709cm" svg:x="11.112cm" svg:y="15.41cm">
            <draw:text-box>
              <text:p text:style-name="P1">talk</text:p>
            </draw:text-box>
            <svg:title>meaning</svg:title>
          </draw:frame>
          <draw:frame draw:style-name="gr8" draw:text-style-name="P1" draw:layer="layout" svg:width="9.206cm" svg:height="0.71cm" svg:x="11.112cm" svg:y="15.833cm">
            <draw:text-box>
              <text:p text:style-name="P1">ワ</text:p>
            </draw:text-box>
            <svg:title>onyomi</svg:title>
          </draw:frame>
          <draw:frame draw:style-name="gr9" draw:text-style-name="P1" draw:layer="layout" svg:width="9.206cm" svg:height="1.183cm" svg:x="11.112cm" svg:y="16.873cm">
            <draw:text-box>
              <text:p text:style-name="P1">話す (はなす) - to speak</text:p>
              <text:p text:style-name="P1">電話 (でんわ) - telephone</text:p>
              <text:p text:style-name="P1">話題 (わだい) - topic</text:p>
            </draw:text-box>
            <svg:title>examples</svg:title>
          </draw:frame>
          <draw:frame draw:style-name="gr10" draw:text-style-name="P1" draw:layer="layout" svg:width="9.206cm" svg:height="0.709cm" svg:x="11.112cm" svg:y="16.257cm">
            <draw:text-box>
              <text:p text:style-name="P1">はな.す　はなし</text:p>
            </draw:text-box>
            <svg:title>kunyomi</svg:title>
          </draw:frame>
        </draw:g>
        <draw:g>
          <svg:title>back12</svg:title>
          <draw:custom-shape draw:style-name="gr5" draw:text-style-name="P1" draw:layer="layout" svg:width="9.795cm" svg:height="4.323cm" svg:x="1.002cm" svg:y="22.61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6" draw:layer="layout" svg:width="9.206cm" svg:height="0.945cm" svg:x="1.32cm" svg:y="23.075cm">
            <draw:text-box>
              <text:p/>
            </draw:text-box>
            <svg:title>english</svg:title>
          </draw:frame>
          <draw:frame draw:style-name="gr7" draw:text-style-name="P1" draw:layer="layout" svg:width="9.206cm" svg:height="0.937cm" svg:x="1.32cm" svg:y="23.945cm">
            <draw:text-box>
              <text:p/>
            </draw:text-box>
            <svg:title>meaning</svg:title>
          </draw:frame>
          <draw:frame draw:style-name="gr17" draw:text-style-name="P1" draw:layer="layout" svg:width="9.206cm" svg:height="0.937cm" svg:x="1.32cm" svg:y="24.369cm">
            <draw:text-box>
              <text:p/>
            </draw:text-box>
            <svg:title>onyomi</svg:title>
          </draw:frame>
          <draw:frame draw:style-name="gr18" draw:text-style-name="P1" draw:layer="layout" svg:width="9.206cm" svg:height="0.937cm" svg:x="1.32cm" svg:y="25.645cm">
            <draw:text-box>
              <text:p/>
            </draw:text-box>
            <svg:title>examples</svg:title>
          </draw:frame>
          <draw:frame draw:style-name="gr12" draw:text-style-name="P1" draw:layer="layout" svg:width="9.206cm" svg:height="0.937cm" svg:x="1.32cm" svg:y="24.792cm">
            <draw:text-box>
              <text:p/>
            </draw:text-box>
            <svg:title>kunyomi</svg:title>
          </draw:frame>
        </draw:g>
        <draw:g>
          <svg:title>back11</svg:title>
          <draw:custom-shape draw:style-name="gr5" draw:text-style-name="P1" draw:layer="layout" svg:width="9.795cm" svg:height="4.323cm" svg:x="10.796cm" svg:y="22.61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6" draw:layer="layout" svg:width="9.206cm" svg:height="0.945cm" svg:x="11.114cm" svg:y="23.074cm">
            <draw:text-box>
              <text:p/>
            </draw:text-box>
            <svg:title>english</svg:title>
          </draw:frame>
          <draw:frame draw:style-name="gr7" draw:text-style-name="P1" draw:layer="layout" svg:width="9.206cm" svg:height="0.937cm" svg:x="11.114cm" svg:y="23.944cm">
            <draw:text-box>
              <text:p/>
            </draw:text-box>
            <svg:title>meaning</svg:title>
          </draw:frame>
          <draw:frame draw:style-name="gr17" draw:text-style-name="P1" draw:layer="layout" svg:width="9.206cm" svg:height="0.937cm" svg:x="11.114cm" svg:y="24.368cm">
            <draw:text-box>
              <text:p/>
            </draw:text-box>
            <svg:title>onyomi</svg:title>
          </draw:frame>
          <draw:frame draw:style-name="gr18" draw:text-style-name="P1" draw:layer="layout" svg:width="9.206cm" svg:height="0.937cm" svg:x="11.114cm" svg:y="25.644cm">
            <draw:text-box>
              <text:p/>
            </draw:text-box>
            <svg:title>examples</svg:title>
          </draw:frame>
          <draw:frame draw:style-name="gr12" draw:text-style-name="P1" draw:layer="layout" svg:width="9.206cm" svg:height="0.937cm" svg:x="11.114cm" svg:y="24.791cm">
            <draw:text-box>
              <text:p/>
            </draw:text-box>
            <svg:title>kunyomi</svg:title>
          </draw:frame>
        </draw:g>
      </draw:page>
      <draw:page draw:name="License" draw:style-name="dp1" draw:master-page-name="Default">
        <draw:frame draw:style-name="gr19" draw:text-style-name="P1" draw:layer="layout" svg:width="6.048cm" svg:height="2.116cm" svg:x="7.771cm" svg:y="7.341cm">
          <draw:image xlink:href="Pictures/2000005B00001089000005CAD9B0186C.svm" xlink:type="simple" xlink:show="embed" xlink:actuate="onLoad">
            <text:p/>
          </draw:image>
        </draw:frame>
        <draw:frame draw:style-name="gr20" draw:text-style-name="P2" draw:layer="layout" svg:width="19.59cm" svg:height="11.728cm" svg:x="1cm" svg:y="10.042cm">
          <draw:text-box>
            <text:p text:style-name="P1"><text:span text:style-name="T1">This work by Douglas P Perkins is available under a Creative Commons Share Alike-Attribution 3.0 License.</text:span> </text:p>
            <text:p text:style-name="P1"><text:span text:style-name="T1">For attribution, link to the following 2 pages and mention my name, Douglas P Perkins.</text:span> </text:p>
            <text:p text:style-name="P1"><text:span text:style-name="T1">This work depends on the files listed below, as well.</text:span> </text:p>
            <text:p text:style-name="P1"><text:span text:style-name="T1"><text:a xlink:href="https://dperkins.org/kanji/">https://dperkins.org/kanji/</text:a></text:span><text:span text:style-name="T1"> </text:span></text:p>
            <text:p text:style-name="P1"><text:span text:style-name="T1"><text:a xlink:href="https://identi.ca/dper/">https://identi.ca/dper/</text:a></text:span><text:span text:style-name="T1"> </text:span></text:p>
            <text:p text:style-name="P1"><text:span text:style-name="T1"><text:a xlink:href="http://creativecommons.org/licenses/by-sa/3.0/">http://creativecommons.org/licenses/by-sa/3.0/</text:a></text:span><text:span text:style-name="T1"> </text:span></text:p>
            <text:p text:style-name="P1"><text:span text:style-name="T2"/></text:p>
            <text:p text:style-name="P1"><text:span text:style-name="T3">kanjidic2.xml</text:span> </text:p>
            <text:p text:style-name="P1"><text:span text:style-name="T1">Retrieved 2011-02-21.</text:span> </text:p>
            <text:p text:style-name="P1"><text:span text:style-name="T1">Copyright by The Electronic Dictionary Research and Development Group.</text:span> </text:p>
            <text:p text:style-name="P1"><text:span text:style-name="T1">Available under Creative Commons Share Alike-Attribution 3.0 License.</text:span> </text:p>
            <text:p text:style-name="P1"><text:span text:style-name="T1"><text:a xlink:href="http://www.csse.monash.edu.au/~jwb/kanjidic2/">http://www.csse.monash.edu.au/~jwb/kanjidic2/</text:a></text:span><text:span text:style-name="T1"> </text:span></text:p>
            <text:p text:style-name="P1"><text:span text:style-name="T1"><text:a xlink:href="http://www.csse.monash.edu.au/~jwb/kanjidic2/kanjidic2.xml.gz">http://www.csse.monash.edu.au/~jwb/kanjidic2/kanjidic2.xml.gz</text:a></text:span><text:span text:style-name="T1"> </text:span></text:p>
            <text:p text:style-name="P1"><text:span text:style-name="T1"><text:a xlink:href="http://creativecommons.org/licenses/by-sa/3.0/">http://creativecommons.org/licenses/by-sa/3.0/</text:a></text:span><text:span text:style-name="T1"> </text:span></text:p>
            <text:p text:style-name="P1"><text:span text:style-name="T1"/></text:p>
            <text:p text:style-name="P1"><text:span text:style-name="T3">edict.txt</text:span> </text:p>
            <text:p text:style-name="P1"><text:span text:style-name="T1">Retrieved 2011-02-21.</text:span> </text:p>
            <text:p text:style-name="P1"><text:span text:style-name="T1">Copyright by the Electronic Dictionary Research and Development Group.</text:span> </text:p>
            <text:p text:style-name="P1"><text:span text:style-name="T1">Available under Creative Commons Share Alike-Attribution 3.0 License.</text:span> </text:p>
            <text:p text:style-name="P1"><text:span text:style-name="T1"><text:a xlink:href="http://www.csse.monash.edu.au/~jwb/kanjidic.html">http://www.csse.monash.edu.au/~jwb/kanjidic.html</text:a></text:span><text:span text:style-name="T1"> </text:span></text:p>
            <text:p text:style-name="P1"><text:span text:style-name="T1"><text:a xlink:href="http://ftp.monash.edu.au/pub/nihongo/kanjidic.gz">http://ftp.monash.edu.au/pub/nihongo/kanjidic.gz</text:a></text:span><text:span text:style-name="T1"> </text:span></text:p>
            <text:p text:style-name="P1"><text:span text:style-name="T1"><text:a xlink:href="http://creativecommons.org/licenses/by-sa/3.0/">http://creativecommons.org/licenses/by-sa/3.0/</text:a></text:span><text:span text:style-name="T1"> </text:span></text:p>
            <text:p text:style-name="P1"><text:span text:style-name="T1"/></text:p>
            <text:p text:style-name="P1"><text:span text:style-name="T3">wordfreq_ck</text:span> </text:p>
            <text:p text:style-name="P1"><text:span text:style-name="T1">Retrieved 2011-02-21.</text:span> </text:p>
            <text:p text:style-name="P1"><text:span text:style-name="T1">File is in the public domain.</text:span> </text:p>
            <text:p text:style-name="P1"><text:span text:style-name="T1"><text:a xlink:href="http://www.bcit-broadcast.com/monash/">http://www.bcit-broadcast.com/monash/</text:a></text:span><text:span text:style-name="T1"> </text:span></text:p>
            <text:p text:style-name="P1"><text:span text:style-name="T1"><text:a xlink:href="http://www.bcit-broadcast.com/monash/wordfreq_ck.gz">http://www.bcit-broadcast.com/monash/wordfreq_ck.gz</text:a></text:span><text:span text:style-name="T1"> </text:span></text:p>
            <text:p text:style-name="P1"><text:span text:style-name="T1"><text:a xlink:href="http://www.bcit-broadcast.com/monash/wordfreq.README">http://www.bcit-broadcast.com/monash/wordfreq.README</text:a></text:span><text:span text:style-name="T1"> 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8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0pt" fo:font-style="normal" fo:text-shadow="none" style:text-underline-style="none" fo:font-weight="normal" style:letter-kerning="true" style:font-family-asian="'DejaVu Sans'" style:font-family-generic-asian="system" style:font-pitch-asian="variable" style:font-size-asian="10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Literal" style:family="graphic" style:parent-style-name="standard">
      <style:graphic-properties draw:stroke="none" draw:stroke-dash="Dash_20_2" draw:fill="none" draw:fill-gradient-name="Gradient_20_7" draw:fill-hatch-name="Hatch_20_1" draw:fill-image-name="Bitmape_20_1" draw:fill-image-width="0cm" draw:fill-image-height="0cm" draw:textarea-vertical-align="middle" draw:auto-grow-width="true" fo:padding-top="0cm" fo:padding-bottom="0cm" fo:padding-left="0cm" fo:padding-right="0cm"/>
      <style:paragraph-properties fo:text-align="center"/>
      <style:text-properties fo:color="#0000ff" fo:font-family="東風明朝" style:font-style-name="Regular" style:font-pitch="variable" fo:font-size="70pt" style:font-family-asian="東風明朝" style:font-size-asian="70pt"/>
    </style:style>
    <style:style style:name="Grade" style:family="graphic" style:parent-style-name="standard">
      <style:graphic-properties draw:stroke="none" draw:stroke-dash="Dash_20_2" draw:fill="none" draw:fill-gradient-name="Gradient_20_7" draw:fill-hatch-name="Hatch_20_1" draw:fill-image-name="Bitmape_20_1" draw:fill-image-width="0cm" draw:fill-image-height="0cm" draw:textarea-vertical-align="middle" draw:auto-grow-width="true" fo:padding-top="0cm" fo:padding-bottom="0cm" fo:padding-left="0cm" fo:padding-right="0cm" draw:shadow-offset-x="0.305cm" draw:shadow-offset-y="0.305cm"/>
      <style:paragraph-properties fo:text-align="center">
        <style:tab-stops/>
      </style:paragraph-properties>
      <style:text-properties fo:color="#808080" fo:font-family="東風ゴシック" style:font-style-name="Regular" style:font-family-generic="swiss" style:font-pitch="variable" fo:font-size="14pt" style:font-size-asian="14pt"/>
    </style:style>
    <style:style style:name="Stroke_20_count" style:display-name="Stroke count" style:family="graphic" style:parent-style-name="standard">
      <style:graphic-properties draw:stroke="none" draw:stroke-dash="Dash_20_2" draw:fill="none" draw:fill-gradient-name="Gradient_20_7" draw:fill-hatch-name="Hatch_20_1" draw:fill-image-name="Bitmape_20_1" draw:fill-image-width="0cm" draw:fill-image-height="0cm" draw:textarea-vertical-align="middle" draw:auto-grow-width="true" fo:padding-top="0cm" fo:padding-bottom="0cm" fo:padding-left="0cm" fo:padding-right="0cm"/>
      <style:paragraph-properties fo:text-align="center"/>
      <style:text-properties fo:color="#ff00ff" fo:font-size="14pt" style:font-size-asian="14pt"/>
    </style:style>
    <style:style style:name="Front_20_background" style:display-name="Front background" style:family="graphic" style:parent-style-name="standard">
      <style:graphic-properties draw:stroke="none" draw:stroke-dash="Dash_20_2" draw:fill="none" draw:fill-color="#ccffff" draw:fill-gradient-name="Gradient_20_7" draw:fill-hatch-name="Hatch_20_1" draw:fill-image-name="Bitmape_20_1" draw:fill-image-width="0cm" draw:fill-image-height="0cm"/>
    </style:style>
    <style:style style:name="English" style:family="graphic" style:parent-style-name="standard">
      <style:graphic-properties draw:stroke="none" draw:stroke-dash="Dash_20_2" draw:fill="none" draw:fill-gradient-name="Gradient_20_7" draw:fill-hatch-name="Hatch_20_1" draw:fill-image-name="Bitmape_20_1" draw:fill-image-width="0cm" draw:fill-image-height="0cm" draw:textarea-vertical-align="middle" draw:auto-grow-width="true" fo:padding-top="0cm" fo:padding-bottom="0cm" fo:padding-left="0cm" fo:padding-right="0cm"/>
      <style:paragraph-properties fo:text-align="center"/>
      <style:text-properties fo:color="#23ff23" fo:font-size="22pt"/>
    </style:style>
    <style:style style:name="Onyomi" style:family="graphic" style:parent-style-name="standard">
      <style:graphic-properties draw:stroke="none" draw:stroke-dash="Dash_20_2" draw:fill="none" draw:fill-gradient-name="Gradient_20_7" draw:fill-hatch-name="Hatch_20_1" draw:fill-image-name="Bitmape_20_1" draw:fill-image-width="0cm" draw:fill-image-height="0cm" draw:textarea-vertical-align="middle" draw:auto-grow-width="true" fo:padding-top="0cm" fo:padding-bottom="0cm" fo:padding-left="0cm" fo:padding-right="0cm"/>
      <style:text-properties fo:color="#ff6633" fo:font-size="10pt" style:font-size-asian="10pt"/>
    </style:style>
    <style:style style:name="Kunyomi" style:family="graphic" style:parent-style-name="standard">
      <style:graphic-properties draw:stroke="none" draw:stroke-dash="Dash_20_2" draw:fill="none" draw:fill-gradient-name="Gradient_20_7" draw:fill-hatch-name="Hatch_20_1" draw:fill-image-name="Bitmape_20_1" draw:fill-image-width="0cm" draw:fill-image-height="0cm" draw:textarea-vertical-align="middle" draw:auto-grow-width="true" fo:padding-top="0cm" fo:padding-bottom="0cm" fo:padding-left="0cm" fo:padding-right="0cm"/>
      <style:text-properties fo:color="#ff0000" fo:font-size="10pt" style:font-size-asian="10pt"/>
    </style:style>
    <style:style style:name="Example" style:family="graphic" style:parent-style-name="standard">
      <style:graphic-properties draw:stroke="none" draw:stroke-dash="Dash_20_2" draw:fill="none" draw:fill-gradient-name="Gradient_20_7" draw:fill-hatch-name="Hatch_20_1" draw:fill-image-name="Bitmape_20_1" draw:fill-image-width="0cm" draw:fill-image-height="0cm" draw:textarea-vertical-align="middle" draw:auto-grow-width="true" fo:padding-top="0cm" fo:padding-bottom="0cm" fo:padding-left="0cm" fo:padding-right="0cm"/>
      <style:text-properties fo:color="#000000" fo:font-size="10pt" style:font-family-asian="東風明朝" style:font-size-asian="10pt"/>
    </style:style>
    <style:style style:name="Meaning" style:family="graphic" style:parent-style-name="standard">
      <style:graphic-properties draw:stroke="none" draw:stroke-dash="Dash_20_2" draw:fill="none" draw:fill-gradient-name="Gradient_20_7" draw:fill-hatch-name="Hatch_20_1" draw:fill-image-name="Bitmape_20_1" draw:fill-image-width="0cm" draw:fill-image-height="0cm" draw:textarea-vertical-align="middle" draw:auto-grow-width="true" fo:padding-top="0cm" fo:padding-bottom="0cm" fo:padding-left="0cm" fo:padding-right="0cm"/>
      <style:text-properties fo:color="#9999ff" fo:font-size="10pt"/>
    </style:style>
    <style:style style:name="Back_20_background" style:display-name="Back background" style:family="graphic" style:parent-style-name="standard">
      <style:graphic-properties draw:stroke-dash="Dash_20_2" svg:stroke-width="0.025cm" svg:stroke-color="#c0c0c0" draw:marker-start-width="0.152cm" draw:marker-end-width="0.152cm" draw:fill="none" draw:fill-gradient-name="Gradient_20_7" draw:fill-hatch-name="Hatch_20_1" draw:fill-image-name="Bitmape_20_1" draw:fill-image-width="0cm" draw:fill-image-height="0cm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1-02-23T21:55:44</meta:creation-date>
    <dc:date>2011-02-23T22:21:21</dc:date>
    <meta:editing-duration>PT25M38S</meta:editing-duration>
    <meta:editing-cycles>4</meta:editing-cycles>
    <meta:generator>LibreOffice/3.3$Unix LibreOffice_project/330m19$Build-202</meta:generator>
    <meta:document-statistic meta:object-count="1298"/>
  </office:meta>
</office:document-meta>
</file>